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D_SENS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15T14:30:00" calcext:value-type="date">
            <text:p>15/06/20</text:p>
          </table:table-cell>
          <table:table-cell office:value-type="time" office:time-value="PT1055942H30M00S" calcext:value-type="time">
            <text:p>14:3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15T14:30:00" calcext:value-type="date">
            <text:p>15/06/20</text:p>
          </table:table-cell>
          <table:table-cell office:value-type="time" office:time-value="PT1055942H30M00S" calcext:value-type="time">
            <text:p>14:3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15T14:30:00" calcext:value-type="date">
            <text:p>15/06/20</text:p>
          </table:table-cell>
          <table:table-cell office:value-type="time" office:time-value="PT1055942H30M00S" calcext:value-type="time">
            <text:p>14:30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5T14:30:00" calcext:value-type="date">
            <text:p>15/06/20</text:p>
          </table:table-cell>
          <table:table-cell office:value-type="time" office:time-value="PT1055942H30M00S" calcext:value-type="time">
            <text:p>14:3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15T15:29:59" calcext:value-type="date">
            <text:p>15/06/20</text:p>
          </table:table-cell>
          <table:table-cell office:value-type="time" office:time-value="PT1055943H29M59.000000395S" calcext:value-type="time">
            <text:p>15:29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15T15:29:59" calcext:value-type="date">
            <text:p>15/06/20</text:p>
          </table:table-cell>
          <table:table-cell office:value-type="time" office:time-value="PT1055943H29M59.000000395S" calcext:value-type="time">
            <text:p>15:29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15T15:29:59" calcext:value-type="date">
            <text:p>15/06/20</text:p>
          </table:table-cell>
          <table:table-cell office:value-type="time" office:time-value="PT1055943H29M59.000000395S" calcext:value-type="time">
            <text:p>15:29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5T15:29:59" calcext:value-type="date">
            <text:p>15/06/20</text:p>
          </table:table-cell>
          <table:table-cell office:value-type="time" office:time-value="PT1055943H29M59.000000395S" calcext:value-type="time">
            <text:p>15:29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15T16:29:58" calcext:value-type="date">
            <text:p>15/06/20</text:p>
          </table:table-cell>
          <table:table-cell office:value-type="time" office:time-value="PT1055944H29M57.999999113S" calcext:value-type="time">
            <text:p>16:29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15T16:29:58" calcext:value-type="date">
            <text:p>15/06/20</text:p>
          </table:table-cell>
          <table:table-cell office:value-type="time" office:time-value="PT1055944H29M57.999999113S" calcext:value-type="time">
            <text:p>16:29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15T16:29:58" calcext:value-type="date">
            <text:p>15/06/20</text:p>
          </table:table-cell>
          <table:table-cell office:value-type="time" office:time-value="PT1055944H29M57.999999113S" calcext:value-type="time">
            <text:p>16:29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5T16:29:58" calcext:value-type="date">
            <text:p>15/06/20</text:p>
          </table:table-cell>
          <table:table-cell office:value-type="time" office:time-value="PT1055944H29M57.999999113S" calcext:value-type="time">
            <text:p>16:29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15T17:29:57" calcext:value-type="date">
            <text:p>15/06/20</text:p>
          </table:table-cell>
          <table:table-cell office:value-type="time" office:time-value="PT1055945H29M57.000001185S" calcext:value-type="time">
            <text:p>17:29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7.0</text:p>
          </table:table-cell>
          <table:table-cell office:value-type="date" office:date-value="2020-06-15T17:29:57" calcext:value-type="date">
            <text:p>15/06/20</text:p>
          </table:table-cell>
          <table:table-cell office:value-type="time" office:time-value="PT1055945H29M57.000001185S" calcext:value-type="time">
            <text:p>17:29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5T17:29:57" calcext:value-type="date">
            <text:p>15/06/20</text:p>
          </table:table-cell>
          <table:table-cell office:value-type="time" office:time-value="PT1055945H29M57.000001185S" calcext:value-type="time">
            <text:p>17:29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date" office:date-value="2020-06-15T17:29:57" calcext:value-type="date">
            <text:p>15/06/20</text:p>
          </table:table-cell>
          <table:table-cell office:value-type="time" office:time-value="PT1055945H29M57.000001185S" calcext:value-type="time">
            <text:p>17:29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5T18:29:56" calcext:value-type="date">
            <text:p>15/06/20</text:p>
          </table:table-cell>
          <table:table-cell office:value-type="time" office:time-value="PT1055946H29M55.999999903S" calcext:value-type="time">
            <text:p>18:29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5T18:29:56" calcext:value-type="date">
            <text:p>15/06/20</text:p>
          </table:table-cell>
          <table:table-cell office:value-type="time" office:time-value="PT1055946H29M55.999999903S" calcext:value-type="time">
            <text:p>18:29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5T18:29:56" calcext:value-type="date">
            <text:p>15/06/20</text:p>
          </table:table-cell>
          <table:table-cell office:value-type="time" office:time-value="PT1055946H29M55.999999903S" calcext:value-type="time">
            <text:p>18:29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15T18:29:56" calcext:value-type="date">
            <text:p>15/06/20</text:p>
          </table:table-cell>
          <table:table-cell office:value-type="time" office:time-value="PT1055946H29M55.999999903S" calcext:value-type="time">
            <text:p>18:29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5T19:29:55" calcext:value-type="date">
            <text:p>15/06/20</text:p>
          </table:table-cell>
          <table:table-cell office:value-type="time" office:time-value="PT1055947H29M55.000000298S" calcext:value-type="time">
            <text:p>19:29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5T19:29:55" calcext:value-type="date">
            <text:p>15/06/20</text:p>
          </table:table-cell>
          <table:table-cell office:value-type="time" office:time-value="PT1055947H29M55.000000298S" calcext:value-type="time">
            <text:p>19:29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5T19:29:55" calcext:value-type="date">
            <text:p>15/06/20</text:p>
          </table:table-cell>
          <table:table-cell office:value-type="time" office:time-value="PT1055947H29M55.000000298S" calcext:value-type="time">
            <text:p>19:29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15T19:29:55" calcext:value-type="date">
            <text:p>15/06/20</text:p>
          </table:table-cell>
          <table:table-cell office:value-type="time" office:time-value="PT1055947H29M55.000000298S" calcext:value-type="time">
            <text:p>19:29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5T20:29:53" calcext:value-type="date">
            <text:p>15/06/20</text:p>
          </table:table-cell>
          <table:table-cell office:value-type="time" office:time-value="PT1055948H29M53.00000025S" calcext:value-type="time">
            <text:p>20:29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5T20:29:53" calcext:value-type="date">
            <text:p>15/06/20</text:p>
          </table:table-cell>
          <table:table-cell office:value-type="time" office:time-value="PT1055948H29M53.00000025S" calcext:value-type="time">
            <text:p>20:29: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5T20:29:53" calcext:value-type="date">
            <text:p>15/06/20</text:p>
          </table:table-cell>
          <table:table-cell office:value-type="time" office:time-value="PT1055948H29M53.00000025S" calcext:value-type="time">
            <text:p>20:29: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15T20:29:53" calcext:value-type="date">
            <text:p>15/06/20</text:p>
          </table:table-cell>
          <table:table-cell office:value-type="time" office:time-value="PT1055948H29M53.00000025S" calcext:value-type="time">
            <text:p>20:29: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5T21:29:52" calcext:value-type="date">
            <text:p>15/06/20</text:p>
          </table:table-cell>
          <table:table-cell office:value-type="time" office:time-value="PT1055949H29M51.999999806S" calcext:value-type="time">
            <text:p>21:29: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5T21:29:52" calcext:value-type="date">
            <text:p>15/06/20</text:p>
          </table:table-cell>
          <table:table-cell office:value-type="time" office:time-value="PT1055949H29M51.999999806S" calcext:value-type="time">
            <text:p>21:29: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5T21:29:52" calcext:value-type="date">
            <text:p>15/06/20</text:p>
          </table:table-cell>
          <table:table-cell office:value-type="time" office:time-value="PT1055949H29M51.999999806S" calcext:value-type="time">
            <text:p>21:29: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15T21:29:52" calcext:value-type="date">
            <text:p>15/06/20</text:p>
          </table:table-cell>
          <table:table-cell office:value-type="time" office:time-value="PT1055949H29M51.999999806S" calcext:value-type="time">
            <text:p>21:29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15T22:29:51" calcext:value-type="date">
            <text:p>15/06/20</text:p>
          </table:table-cell>
          <table:table-cell office:value-type="time" office:time-value="PT1055950H29M51.000000201S" calcext:value-type="time">
            <text:p>22:29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office:value-type="date" office:date-value="2020-06-15T22:29:51" calcext:value-type="date">
            <text:p>15/06/20</text:p>
          </table:table-cell>
          <table:table-cell office:value-type="time" office:time-value="PT1055950H29M51.000000201S" calcext:value-type="time">
            <text:p>22:29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5T22:29:51" calcext:value-type="date">
            <text:p>15/06/20</text:p>
          </table:table-cell>
          <table:table-cell office:value-type="time" office:time-value="PT1055950H29M51.000000201S" calcext:value-type="time">
            <text:p>22:29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15T22:29:51" calcext:value-type="date">
            <text:p>15/06/20</text:p>
          </table:table-cell>
          <table:table-cell office:value-type="time" office:time-value="PT1055950H29M51.000000201S" calcext:value-type="time">
            <text:p>22:29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5T23:29:50" calcext:value-type="date">
            <text:p>15/06/20</text:p>
          </table:table-cell>
          <table:table-cell office:value-type="time" office:time-value="PT1055951H29M49.999999758S" calcext:value-type="time">
            <text:p>23:29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5T23:29:50" calcext:value-type="date">
            <text:p>15/06/20</text:p>
          </table:table-cell>
          <table:table-cell office:value-type="time" office:time-value="PT1055951H29M49.999999758S" calcext:value-type="time">
            <text:p>23:29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5T23:29:50" calcext:value-type="date">
            <text:p>15/06/20</text:p>
          </table:table-cell>
          <table:table-cell office:value-type="time" office:time-value="PT1055951H29M49.999999758S" calcext:value-type="time">
            <text:p>23:29: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15T23:29:50" calcext:value-type="date">
            <text:p>15/06/20</text:p>
          </table:table-cell>
          <table:table-cell office:value-type="time" office:time-value="PT1055951H29M49.999999758S" calcext:value-type="time">
            <text:p>23:29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16T00:29:49" calcext:value-type="date">
            <text:p>16/06/20</text:p>
          </table:table-cell>
          <table:table-cell office:value-type="time" office:time-value="PT1055952H29M49.000000153S" calcext:value-type="time">
            <text:p>00:29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6T00:29:49" calcext:value-type="date">
            <text:p>16/06/20</text:p>
          </table:table-cell>
          <table:table-cell office:value-type="time" office:time-value="PT1055952H29M49.000000153S" calcext:value-type="time">
            <text:p>00:29: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1.0</text:p>
          </table:table-cell>
          <table:table-cell office:value-type="date" office:date-value="2020-06-16T00:29:49" calcext:value-type="date">
            <text:p>16/06/20</text:p>
          </table:table-cell>
          <table:table-cell office:value-type="time" office:time-value="PT1055952H29M49.000000153S" calcext:value-type="time">
            <text:p>00:29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16T00:29:49" calcext:value-type="date">
            <text:p>16/06/20</text:p>
          </table:table-cell>
          <table:table-cell office:value-type="time" office:time-value="PT1055952H29M49.000000153S" calcext:value-type="time">
            <text:p>00:29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6T01:29:48" calcext:value-type="date">
            <text:p>16/06/20</text:p>
          </table:table-cell>
          <table:table-cell office:value-type="time" office:time-value="PT1055953H29M47.999999709S" calcext:value-type="time">
            <text:p>01:29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6T01:29:48" calcext:value-type="date">
            <text:p>16/06/20</text:p>
          </table:table-cell>
          <table:table-cell office:value-type="time" office:time-value="PT1055953H29M47.999999709S" calcext:value-type="time">
            <text:p>01:29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6T01:29:48" calcext:value-type="date">
            <text:p>16/06/20</text:p>
          </table:table-cell>
          <table:table-cell office:value-type="time" office:time-value="PT1055953H29M47.999999709S" calcext:value-type="time">
            <text:p>01:29: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16T01:29:48" calcext:value-type="date">
            <text:p>16/06/20</text:p>
          </table:table-cell>
          <table:table-cell office:value-type="time" office:time-value="PT1055953H29M47.999999709S" calcext:value-type="time">
            <text:p>01:29: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6T02:29:47.000001" calcext:value-type="date">
            <text:p>16/06/20</text:p>
          </table:table-cell>
          <table:table-cell office:value-type="time" office:time-value="PT1055954H29M47.000000104S" calcext:value-type="time">
            <text:p>02:29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6T02:29:47.000001" calcext:value-type="date">
            <text:p>16/06/20</text:p>
          </table:table-cell>
          <table:table-cell office:value-type="time" office:time-value="PT1055954H29M47.000000104S" calcext:value-type="time">
            <text:p>02:29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6T02:29:47.000001" calcext:value-type="date">
            <text:p>16/06/20</text:p>
          </table:table-cell>
          <table:table-cell office:value-type="time" office:time-value="PT1055954H29M47.000000104S" calcext:value-type="time">
            <text:p>02:29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16T02:29:47.000001" calcext:value-type="date">
            <text:p>16/06/20</text:p>
          </table:table-cell>
          <table:table-cell office:value-type="time" office:time-value="PT1055954H29M47.000000104S" calcext:value-type="time">
            <text:p>02:29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6T03:29:46" calcext:value-type="date">
            <text:p>16/06/20</text:p>
          </table:table-cell>
          <table:table-cell office:value-type="time" office:time-value="PT1055955H29M46.000000499S" calcext:value-type="time">
            <text:p>03:29: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6T03:29:46" calcext:value-type="date">
            <text:p>16/06/20</text:p>
          </table:table-cell>
          <table:table-cell office:value-type="time" office:time-value="PT1055955H29M46.000000499S" calcext:value-type="time">
            <text:p>03:29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6T03:29:46" calcext:value-type="date">
            <text:p>16/06/20</text:p>
          </table:table-cell>
          <table:table-cell office:value-type="time" office:time-value="PT1055955H29M46.000000499S" calcext:value-type="time">
            <text:p>03:29: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16T03:29:46" calcext:value-type="date">
            <text:p>16/06/20</text:p>
          </table:table-cell>
          <table:table-cell office:value-type="time" office:time-value="PT1055955H29M46.000000499S" calcext:value-type="time">
            <text:p>03:29: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6T04:29:45" calcext:value-type="date">
            <text:p>16/06/20</text:p>
          </table:table-cell>
          <table:table-cell office:value-type="time" office:time-value="PT1055956H29M44.999999218S" calcext:value-type="time">
            <text:p>04:29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6T04:29:45" calcext:value-type="date">
            <text:p>16/06/20</text:p>
          </table:table-cell>
          <table:table-cell office:value-type="time" office:time-value="PT1055956H29M44.999999218S" calcext:value-type="time">
            <text:p>04:29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6T04:29:45" calcext:value-type="date">
            <text:p>16/06/20</text:p>
          </table:table-cell>
          <table:table-cell office:value-type="time" office:time-value="PT1055956H29M44.999999218S" calcext:value-type="time">
            <text:p>04:29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16T04:29:45" calcext:value-type="date">
            <text:p>16/06/20</text:p>
          </table:table-cell>
          <table:table-cell office:value-type="time" office:time-value="PT1055956H29M44.999999218S" calcext:value-type="time">
            <text:p>04:29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.0</text:p>
          </table:table-cell>
          <table:table-cell office:value-type="date" office:date-value="2020-06-16T05:29:44" calcext:value-type="date">
            <text:p>16/06/20</text:p>
          </table:table-cell>
          <table:table-cell office:value-type="time" office:time-value="PT1055957H29M44.000001289S" calcext:value-type="time">
            <text:p>05:29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6.0</text:p>
          </table:table-cell>
          <table:table-cell office:value-type="date" office:date-value="2020-06-16T05:29:44" calcext:value-type="date">
            <text:p>16/06/20</text:p>
          </table:table-cell>
          <table:table-cell office:value-type="time" office:time-value="PT1055957H29M44.000001289S" calcext:value-type="time">
            <text:p>05:29: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1.0</text:p>
          </table:table-cell>
          <table:table-cell office:value-type="date" office:date-value="2020-06-16T05:29:44" calcext:value-type="date">
            <text:p>16/06/20</text:p>
          </table:table-cell>
          <table:table-cell office:value-type="time" office:time-value="PT1055957H29M44.000001289S" calcext:value-type="time">
            <text:p>05:29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5.0</text:p>
          </table:table-cell>
          <table:table-cell office:value-type="date" office:date-value="2020-06-16T05:29:44" calcext:value-type="date">
            <text:p>16/06/20</text:p>
          </table:table-cell>
          <table:table-cell office:value-type="time" office:time-value="PT1055957H29M44.000001289S" calcext:value-type="time">
            <text:p>05:29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16T06:29:43" calcext:value-type="date">
            <text:p>16/06/20</text:p>
          </table:table-cell>
          <table:table-cell office:value-type="time" office:time-value="PT1055958H29M43.000000007S" calcext:value-type="time">
            <text:p>06:29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16T06:29:43" calcext:value-type="date">
            <text:p>16/06/20</text:p>
          </table:table-cell>
          <table:table-cell office:value-type="time" office:time-value="PT1055958H29M43.000000007S" calcext:value-type="time">
            <text:p>06:29: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office:value-type="date" office:date-value="2020-06-16T06:29:43" calcext:value-type="date">
            <text:p>16/06/20</text:p>
          </table:table-cell>
          <table:table-cell office:value-type="time" office:time-value="PT1055958H29M43.000000007S" calcext:value-type="time">
            <text:p>06:29: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16T06:29:43" calcext:value-type="date">
            <text:p>16/06/20</text:p>
          </table:table-cell>
          <table:table-cell office:value-type="time" office:time-value="PT1055958H29M43.000000007S" calcext:value-type="time">
            <text:p>06:29: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16T07:29:42" calcext:value-type="date">
            <text:p>16/06/20</text:p>
          </table:table-cell>
          <table:table-cell office:value-type="time" office:time-value="PT1055959H29M41.999999564S" calcext:value-type="time">
            <text:p>07:29: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16T07:29:42" calcext:value-type="date">
            <text:p>16/06/20</text:p>
          </table:table-cell>
          <table:table-cell office:value-type="time" office:time-value="PT1055959H29M41.999999564S" calcext:value-type="time">
            <text:p>07:29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6T07:29:42" calcext:value-type="date">
            <text:p>16/06/20</text:p>
          </table:table-cell>
          <table:table-cell office:value-type="time" office:time-value="PT1055959H29M41.999999564S" calcext:value-type="time">
            <text:p>07:29: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16T07:29:42" calcext:value-type="date">
            <text:p>16/06/20</text:p>
          </table:table-cell>
          <table:table-cell office:value-type="time" office:time-value="PT1055959H29M41.999999564S" calcext:value-type="time">
            <text:p>07:29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16T08:29:41" calcext:value-type="date">
            <text:p>16/06/20</text:p>
          </table:table-cell>
          <table:table-cell office:value-type="time" office:time-value="PT1055960H29M41.000000797S" calcext:value-type="time">
            <text:p>08:29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16T08:29:41" calcext:value-type="date">
            <text:p>16/06/20</text:p>
          </table:table-cell>
          <table:table-cell office:value-type="time" office:time-value="PT1055960H29M41.000000797S" calcext:value-type="time">
            <text:p>08:29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office:value-type="date" office:date-value="2020-06-16T08:29:41" calcext:value-type="date">
            <text:p>16/06/20</text:p>
          </table:table-cell>
          <table:table-cell office:value-type="time" office:time-value="PT1055960H29M41.000000797S" calcext:value-type="time">
            <text:p>08:29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16T08:29:41" calcext:value-type="date">
            <text:p>16/06/20</text:p>
          </table:table-cell>
          <table:table-cell office:value-type="time" office:time-value="PT1055960H29M41.000000797S" calcext:value-type="time">
            <text:p>08:29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6T09:29:40" calcext:value-type="date">
            <text:p>16/06/20</text:p>
          </table:table-cell>
          <table:table-cell office:value-type="time" office:time-value="PT1055961H29M39.999999516S" calcext:value-type="time">
            <text:p>09:29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16T09:29:40" calcext:value-type="date">
            <text:p>16/06/20</text:p>
          </table:table-cell>
          <table:table-cell office:value-type="time" office:time-value="PT1055961H29M39.999999516S" calcext:value-type="time">
            <text:p>09:29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6T09:29:40" calcext:value-type="date">
            <text:p>16/06/20</text:p>
          </table:table-cell>
          <table:table-cell office:value-type="time" office:time-value="PT1055961H29M39.999999516S" calcext:value-type="time">
            <text:p>09:29: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16T09:29:40" calcext:value-type="date">
            <text:p>16/06/20</text:p>
          </table:table-cell>
          <table:table-cell office:value-type="time" office:time-value="PT1055961H29M39.999999516S" calcext:value-type="time">
            <text:p>09:29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6T10:29:38.999999" calcext:value-type="date">
            <text:p>16/06/20</text:p>
          </table:table-cell>
          <table:table-cell office:value-type="time" office:time-value="PT1055962H29M38.999999911S" calcext:value-type="time">
            <text:p>10:29: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6T10:29:38.999999" calcext:value-type="date">
            <text:p>16/06/20</text:p>
          </table:table-cell>
          <table:table-cell office:value-type="time" office:time-value="PT1055962H29M38.999999911S" calcext:value-type="time">
            <text:p>10:29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6T10:29:38.999999" calcext:value-type="date">
            <text:p>16/06/20</text:p>
          </table:table-cell>
          <table:table-cell office:value-type="time" office:time-value="PT1055962H29M38.999999911S" calcext:value-type="time">
            <text:p>10:29: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16T10:29:38.999999" calcext:value-type="date">
            <text:p>16/06/20</text:p>
          </table:table-cell>
          <table:table-cell office:value-type="time" office:time-value="PT1055962H29M38.999999911S" calcext:value-type="time">
            <text:p>10:29: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6T11:29:38" calcext:value-type="date">
            <text:p>16/06/20</text:p>
          </table:table-cell>
          <table:table-cell office:value-type="time" office:time-value="PT1055963H29M38.000000305S" calcext:value-type="time">
            <text:p>11:29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6T11:29:38" calcext:value-type="date">
            <text:p>16/06/20</text:p>
          </table:table-cell>
          <table:table-cell office:value-type="time" office:time-value="PT1055963H29M38.000000305S" calcext:value-type="time">
            <text:p>11:29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6T11:29:38" calcext:value-type="date">
            <text:p>16/06/20</text:p>
          </table:table-cell>
          <table:table-cell office:value-type="time" office:time-value="PT1055963H29M38.000000305S" calcext:value-type="time">
            <text:p>11:29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16T11:29:38" calcext:value-type="date">
            <text:p>16/06/20</text:p>
          </table:table-cell>
          <table:table-cell office:value-type="time" office:time-value="PT1055963H29M38.000000305S" calcext:value-type="time">
            <text:p>11:29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office:value-type="date" office:date-value="2020-06-16T12:29:37" calcext:value-type="date">
            <text:p>16/06/20</text:p>
          </table:table-cell>
          <table:table-cell office:value-type="time" office:time-value="PT1055964H29M36.999999862S" calcext:value-type="time">
            <text:p>12:29: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7.0</text:p>
          </table:table-cell>
          <table:table-cell office:value-type="date" office:date-value="2020-06-16T12:29:37" calcext:value-type="date">
            <text:p>16/06/20</text:p>
          </table:table-cell>
          <table:table-cell office:value-type="time" office:time-value="PT1055964H29M36.999999862S" calcext:value-type="time">
            <text:p>12:29: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1.0</text:p>
          </table:table-cell>
          <table:table-cell office:value-type="date" office:date-value="2020-06-16T12:29:37" calcext:value-type="date">
            <text:p>16/06/20</text:p>
          </table:table-cell>
          <table:table-cell office:value-type="time" office:time-value="PT1055964H29M36.999999862S" calcext:value-type="time">
            <text:p>12:29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5.0</text:p>
          </table:table-cell>
          <table:table-cell office:value-type="date" office:date-value="2020-06-16T12:29:37" calcext:value-type="date">
            <text:p>16/06/20</text:p>
          </table:table-cell>
          <table:table-cell office:value-type="time" office:time-value="PT1055964H29M36.999999862S" calcext:value-type="time">
            <text:p>12:29: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16T13:29:36" calcext:value-type="date">
            <text:p>16/06/20</text:p>
          </table:table-cell>
          <table:table-cell office:value-type="time" office:time-value="PT1055965H29M36.000000257S" calcext:value-type="time">
            <text:p>13:29: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office:value-type="date" office:date-value="2020-06-16T13:29:36" calcext:value-type="date">
            <text:p>16/06/20</text:p>
          </table:table-cell>
          <table:table-cell office:value-type="time" office:time-value="PT1055965H29M36.000000257S" calcext:value-type="time">
            <text:p>13:29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6T13:29:36" calcext:value-type="date">
            <text:p>16/06/20</text:p>
          </table:table-cell>
          <table:table-cell office:value-type="time" office:time-value="PT1055965H29M36.000000257S" calcext:value-type="time">
            <text:p>13:29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office:value-type="date" office:date-value="2020-06-16T13:29:36" calcext:value-type="date">
            <text:p>16/06/20</text:p>
          </table:table-cell>
          <table:table-cell office:value-type="time" office:time-value="PT1055965H29M36.000000257S" calcext:value-type="time">
            <text:p>13:29: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16T14:29:35" calcext:value-type="date">
            <text:p>16/06/20</text:p>
          </table:table-cell>
          <table:table-cell office:value-type="time" office:time-value="PT1055966H29M34.999999814S" calcext:value-type="time">
            <text:p>14:29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office:value-type="date" office:date-value="2020-06-16T14:29:35" calcext:value-type="date">
            <text:p>16/06/20</text:p>
          </table:table-cell>
          <table:table-cell office:value-type="time" office:time-value="PT1055966H29M34.999999814S" calcext:value-type="time">
            <text:p>14:29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6T14:29:35" calcext:value-type="date">
            <text:p>16/06/20</text:p>
          </table:table-cell>
          <table:table-cell office:value-type="time" office:time-value="PT1055966H29M34.999999814S" calcext:value-type="time">
            <text:p>14:29: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16T14:29:35" calcext:value-type="date">
            <text:p>16/06/20</text:p>
          </table:table-cell>
          <table:table-cell office:value-type="time" office:time-value="PT1055966H29M34.999999814S" calcext:value-type="time">
            <text:p>14:29: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16T15:29:34" calcext:value-type="date">
            <text:p>16/06/20</text:p>
          </table:table-cell>
          <table:table-cell office:value-type="time" office:time-value="PT1055967H29M34.000000209S" calcext:value-type="time">
            <text:p>15:29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office:value-type="date" office:date-value="2020-06-16T15:29:34" calcext:value-type="date">
            <text:p>16/06/20</text:p>
          </table:table-cell>
          <table:table-cell office:value-type="time" office:time-value="PT1055967H29M34.000000209S" calcext:value-type="time">
            <text:p>15:29: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6T15:29:34" calcext:value-type="date">
            <text:p>16/06/20</text:p>
          </table:table-cell>
          <table:table-cell office:value-type="time" office:time-value="PT1055967H29M34.000000209S" calcext:value-type="time">
            <text:p>15:29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office:value-type="date" office:date-value="2020-06-16T15:29:34" calcext:value-type="date">
            <text:p>16/06/20</text:p>
          </table:table-cell>
          <table:table-cell office:value-type="time" office:time-value="PT1055967H29M34.000000209S" calcext:value-type="time">
            <text:p>15:29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16T16:29:33" calcext:value-type="date">
            <text:p>16/06/20</text:p>
          </table:table-cell>
          <table:table-cell office:value-type="time" office:time-value="PT1055968H29M32.999998927S" calcext:value-type="time">
            <text:p>16:29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office:value-type="date" office:date-value="2020-06-16T16:29:33" calcext:value-type="date">
            <text:p>16/06/20</text:p>
          </table:table-cell>
          <table:table-cell office:value-type="time" office:time-value="PT1055968H29M32.999998927S" calcext:value-type="time">
            <text:p>16:29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6T16:29:33" calcext:value-type="date">
            <text:p>16/06/20</text:p>
          </table:table-cell>
          <table:table-cell office:value-type="time" office:time-value="PT1055968H29M32.999998927S" calcext:value-type="time">
            <text:p>16:29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16T16:29:33" calcext:value-type="date">
            <text:p>16/06/20</text:p>
          </table:table-cell>
          <table:table-cell office:value-type="time" office:time-value="PT1055968H29M32.999998927S" calcext:value-type="time">
            <text:p>16:29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office:value-type="date" office:date-value="2020-06-16T17:29:32" calcext:value-type="date">
            <text:p>16/06/20</text:p>
          </table:table-cell>
          <table:table-cell office:value-type="time" office:time-value="PT1055969H29M32.00000016S" calcext:value-type="time">
            <text:p>17:29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16T17:29:32" calcext:value-type="date">
            <text:p>16/06/20</text:p>
          </table:table-cell>
          <table:table-cell office:value-type="time" office:time-value="PT1055969H29M32.00000016S" calcext:value-type="time">
            <text:p>17:29: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office:value-type="date" office:date-value="2020-06-16T17:29:32" calcext:value-type="date">
            <text:p>16/06/20</text:p>
          </table:table-cell>
          <table:table-cell office:value-type="time" office:time-value="PT1055969H29M32.00000016S" calcext:value-type="time">
            <text:p>17:29: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office:value-type="date" office:date-value="2020-06-16T17:29:32" calcext:value-type="date">
            <text:p>16/06/20</text:p>
          </table:table-cell>
          <table:table-cell office:value-type="time" office:time-value="PT1055969H29M32.00000016S" calcext:value-type="time">
            <text:p>17:29: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0.0</text:p>
          </table:table-cell>
          <table:table-cell office:value-type="date" office:date-value="2020-06-16T18:29:31" calcext:value-type="date">
            <text:p>16/06/20</text:p>
          </table:table-cell>
          <table:table-cell office:value-type="time" office:time-value="PT1055970H29M30.999999717S" calcext:value-type="time">
            <text:p>18:29: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16T18:29:31" calcext:value-type="date">
            <text:p>16/06/20</text:p>
          </table:table-cell>
          <table:table-cell office:value-type="time" office:time-value="PT1055970H29M30.999999717S" calcext:value-type="time">
            <text:p>18:29: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office:value-type="date" office:date-value="2020-06-16T18:29:31" calcext:value-type="date">
            <text:p>16/06/20</text:p>
          </table:table-cell>
          <table:table-cell office:value-type="time" office:time-value="PT1055970H29M30.999999717S" calcext:value-type="time">
            <text:p>18:29: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office:value-type="date" office:date-value="2020-06-16T18:29:31" calcext:value-type="date">
            <text:p>16/06/20</text:p>
          </table:table-cell>
          <table:table-cell office:value-type="time" office:time-value="PT1055970H29M30.999999717S" calcext:value-type="time">
            <text:p>18:29: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office:value-type="date" office:date-value="2020-06-16T19:29:30" calcext:value-type="date">
            <text:p>16/06/20</text:p>
          </table:table-cell>
          <table:table-cell office:value-type="time" office:time-value="PT1055971H29M30.000000112S" calcext:value-type="time">
            <text:p>19:29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16T19:29:30" calcext:value-type="date">
            <text:p>16/06/20</text:p>
          </table:table-cell>
          <table:table-cell office:value-type="time" office:time-value="PT1055971H29M30.000000112S" calcext:value-type="time">
            <text:p>19:29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office:value-type="date" office:date-value="2020-06-16T19:29:30" calcext:value-type="date">
            <text:p>16/06/20</text:p>
          </table:table-cell>
          <table:table-cell office:value-type="time" office:time-value="PT1055971H29M30.000000112S" calcext:value-type="time">
            <text:p>19:29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office:value-type="date" office:date-value="2020-06-16T19:29:30" calcext:value-type="date">
            <text:p>16/06/20</text:p>
          </table:table-cell>
          <table:table-cell office:value-type="time" office:time-value="PT1055971H29M30.000000112S" calcext:value-type="time">
            <text:p>19:29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date" office:date-value="2020-06-16T20:29:29" calcext:value-type="date">
            <text:p>16/06/20</text:p>
          </table:table-cell>
          <table:table-cell office:value-type="time" office:time-value="PT1055972H29M29.000000507S" calcext:value-type="time">
            <text:p>20:29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6.0</text:p>
          </table:table-cell>
          <table:table-cell office:value-type="date" office:date-value="2020-06-16T20:29:29" calcext:value-type="date">
            <text:p>16/06/20</text:p>
          </table:table-cell>
          <table:table-cell office:value-type="time" office:time-value="PT1055972H29M29.000000507S" calcext:value-type="time">
            <text:p>20:29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1.0</text:p>
          </table:table-cell>
          <table:table-cell office:value-type="date" office:date-value="2020-06-16T20:29:29" calcext:value-type="date">
            <text:p>16/06/20</text:p>
          </table:table-cell>
          <table:table-cell office:value-type="time" office:time-value="PT1055972H29M29.000000507S" calcext:value-type="time">
            <text:p>20:29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5.0</text:p>
          </table:table-cell>
          <table:table-cell office:value-type="date" office:date-value="2020-06-16T20:29:29" calcext:value-type="date">
            <text:p>16/06/20</text:p>
          </table:table-cell>
          <table:table-cell office:value-type="time" office:time-value="PT1055972H29M29.000000507S" calcext:value-type="time">
            <text:p>20:29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office:value-type="date" office:date-value="2020-06-16T21:29:28" calcext:value-type="date">
            <text:p>16/06/20</text:p>
          </table:table-cell>
          <table:table-cell office:value-type="time" office:time-value="PT1055973H29M27.999999225S" calcext:value-type="time">
            <text:p>21:29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16T21:29:28" calcext:value-type="date">
            <text:p>16/06/20</text:p>
          </table:table-cell>
          <table:table-cell office:value-type="time" office:time-value="PT1055973H29M27.999999225S" calcext:value-type="time">
            <text:p>21:29: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office:value-type="date" office:date-value="2020-06-16T21:29:28" calcext:value-type="date">
            <text:p>16/06/20</text:p>
          </table:table-cell>
          <table:table-cell office:value-type="time" office:time-value="PT1055973H29M27.999999225S" calcext:value-type="time">
            <text:p>21:29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office:value-type="date" office:date-value="2020-06-16T21:29:28" calcext:value-type="date">
            <text:p>16/06/20</text:p>
          </table:table-cell>
          <table:table-cell office:value-type="time" office:time-value="PT1055973H29M27.999999225S" calcext:value-type="time">
            <text:p>21:29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office:value-type="date" office:date-value="2020-06-16T22:29:27" calcext:value-type="date">
            <text:p>16/06/20</text:p>
          </table:table-cell>
          <table:table-cell office:value-type="time" office:time-value="PT1055974H29M27.000000458S" calcext:value-type="time">
            <text:p>22:29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16T22:29:27" calcext:value-type="date">
            <text:p>16/06/20</text:p>
          </table:table-cell>
          <table:table-cell office:value-type="time" office:time-value="PT1055974H29M27.000000458S" calcext:value-type="time">
            <text:p>22:29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office:value-type="date" office:date-value="2020-06-16T22:29:27" calcext:value-type="date">
            <text:p>16/06/20</text:p>
          </table:table-cell>
          <table:table-cell office:value-type="time" office:time-value="PT1055974H29M27.000000458S" calcext:value-type="time">
            <text:p>22:29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office:value-type="date" office:date-value="2020-06-16T22:29:27" calcext:value-type="date">
            <text:p>16/06/20</text:p>
          </table:table-cell>
          <table:table-cell office:value-type="time" office:time-value="PT1055974H29M27.000000458S" calcext:value-type="time">
            <text:p>22:29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office:value-type="date" office:date-value="2020-06-16T23:29:26" calcext:value-type="date">
            <text:p>16/06/20</text:p>
          </table:table-cell>
          <table:table-cell office:value-type="time" office:time-value="PT1055975H29M26.000000015S" calcext:value-type="time">
            <text:p>23:29: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16T23:29:26" calcext:value-type="date">
            <text:p>16/06/20</text:p>
          </table:table-cell>
          <table:table-cell office:value-type="time" office:time-value="PT1055975H29M26.000000015S" calcext:value-type="time">
            <text:p>23:29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office:value-type="date" office:date-value="2020-06-16T23:29:26" calcext:value-type="date">
            <text:p>16/06/20</text:p>
          </table:table-cell>
          <table:table-cell office:value-type="time" office:time-value="PT1055975H29M26.000000015S" calcext:value-type="time">
            <text:p>23:29: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office:value-type="date" office:date-value="2020-06-16T23:29:26" calcext:value-type="date">
            <text:p>16/06/20</text:p>
          </table:table-cell>
          <table:table-cell office:value-type="time" office:time-value="PT1055975H29M26.000000015S" calcext:value-type="time">
            <text:p>23:29: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17T00:29:25" calcext:value-type="date">
            <text:p>17/06/20</text:p>
          </table:table-cell>
          <table:table-cell office:value-type="time" office:time-value="PT1055976H29M24.999999572S" calcext:value-type="time">
            <text:p>00:29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office:value-type="date" office:date-value="2020-06-17T00:29:25" calcext:value-type="date">
            <text:p>17/06/20</text:p>
          </table:table-cell>
          <table:table-cell office:value-type="time" office:time-value="PT1055976H29M24.999999572S" calcext:value-type="time">
            <text:p>00:29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office:value-type="date" office:date-value="2020-06-17T00:29:25" calcext:value-type="date">
            <text:p>17/06/20</text:p>
          </table:table-cell>
          <table:table-cell office:value-type="time" office:time-value="PT1055976H29M24.999999572S" calcext:value-type="time">
            <text:p>00:29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17T00:29:25" calcext:value-type="date">
            <text:p>17/06/20</text:p>
          </table:table-cell>
          <table:table-cell office:value-type="time" office:time-value="PT1055976H29M24.999999572S" calcext:value-type="time">
            <text:p>00:29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17T01:29:24" calcext:value-type="date">
            <text:p>17/06/20</text:p>
          </table:table-cell>
          <table:table-cell office:value-type="time" office:time-value="PT1055977H29M24.000000805S" calcext:value-type="time">
            <text:p>01:29: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office:value-type="date" office:date-value="2020-06-17T01:29:24" calcext:value-type="date">
            <text:p>17/06/20</text:p>
          </table:table-cell>
          <table:table-cell office:value-type="time" office:time-value="PT1055977H29M24.000000805S" calcext:value-type="time">
            <text:p>01:29: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7T01:29:24" calcext:value-type="date">
            <text:p>17/06/20</text:p>
          </table:table-cell>
          <table:table-cell office:value-type="time" office:time-value="PT1055977H29M24.000000805S" calcext:value-type="time">
            <text:p>01:29: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17T01:29:24" calcext:value-type="date">
            <text:p>17/06/20</text:p>
          </table:table-cell>
          <table:table-cell office:value-type="time" office:time-value="PT1055977H29M24.000000805S" calcext:value-type="time">
            <text:p>01:29: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17T02:29:23" calcext:value-type="date">
            <text:p>17/06/20</text:p>
          </table:table-cell>
          <table:table-cell office:value-type="time" office:time-value="PT1055978H29M22.999999523S" calcext:value-type="time">
            <text:p>02:29: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office:value-type="date" office:date-value="2020-06-17T02:29:23" calcext:value-type="date">
            <text:p>17/06/20</text:p>
          </table:table-cell>
          <table:table-cell office:value-type="time" office:time-value="PT1055978H29M22.999999523S" calcext:value-type="time">
            <text:p>02:29: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7T02:29:23" calcext:value-type="date">
            <text:p>17/06/20</text:p>
          </table:table-cell>
          <table:table-cell office:value-type="time" office:time-value="PT1055978H29M22.999999523S" calcext:value-type="time">
            <text:p>02:29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office:value-type="date" office:date-value="2020-06-17T02:29:23" calcext:value-type="date">
            <text:p>17/06/20</text:p>
          </table:table-cell>
          <table:table-cell office:value-type="time" office:time-value="PT1055978H29M22.999999523S" calcext:value-type="time">
            <text:p>02:29: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.0</text:p>
          </table:table-cell>
          <table:table-cell office:value-type="date" office:date-value="2020-06-17T03:29:22" calcext:value-type="date">
            <text:p>17/06/20</text:p>
          </table:table-cell>
          <table:table-cell office:value-type="time" office:time-value="PT1055979H29M21.999999918S" calcext:value-type="time">
            <text:p>03:29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6.0</text:p>
          </table:table-cell>
          <table:table-cell office:value-type="date" office:date-value="2020-06-17T03:29:22" calcext:value-type="date">
            <text:p>17/06/20</text:p>
          </table:table-cell>
          <table:table-cell office:value-type="time" office:time-value="PT1055979H29M21.999999918S" calcext:value-type="time">
            <text:p>03:29: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1.0</text:p>
          </table:table-cell>
          <table:table-cell office:value-type="date" office:date-value="2020-06-17T03:29:22" calcext:value-type="date">
            <text:p>17/06/20</text:p>
          </table:table-cell>
          <table:table-cell office:value-type="time" office:time-value="PT1055979H29M21.999999918S" calcext:value-type="time">
            <text:p>03:29: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5.0</text:p>
          </table:table-cell>
          <table:table-cell office:value-type="date" office:date-value="2020-06-17T03:29:22" calcext:value-type="date">
            <text:p>17/06/20</text:p>
          </table:table-cell>
          <table:table-cell office:value-type="time" office:time-value="PT1055979H29M21.999999918S" calcext:value-type="time">
            <text:p>03:29: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17T04:29:21" calcext:value-type="date">
            <text:p>17/06/20</text:p>
          </table:table-cell>
          <table:table-cell office:value-type="time" office:time-value="PT1055980H29M20.999999475S" calcext:value-type="time">
            <text:p>04:29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office:value-type="date" office:date-value="2020-06-17T04:29:21" calcext:value-type="date">
            <text:p>17/06/20</text:p>
          </table:table-cell>
          <table:table-cell office:value-type="time" office:time-value="PT1055980H29M20.999999475S" calcext:value-type="time">
            <text:p>04:29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7T04:29:21" calcext:value-type="date">
            <text:p>17/06/20</text:p>
          </table:table-cell>
          <table:table-cell office:value-type="time" office:time-value="PT1055980H29M20.999999475S" calcext:value-type="time">
            <text:p>04:29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17T04:29:21" calcext:value-type="date">
            <text:p>17/06/20</text:p>
          </table:table-cell>
          <table:table-cell office:value-type="time" office:time-value="PT1055980H29M20.999999475S" calcext:value-type="time">
            <text:p>04:29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17T05:29:20" calcext:value-type="date">
            <text:p>17/06/20</text:p>
          </table:table-cell>
          <table:table-cell office:value-type="time" office:time-value="PT1055981H29M19.99999987S" calcext:value-type="time">
            <text:p>05:29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office:value-type="date" office:date-value="2020-06-17T05:29:20" calcext:value-type="date">
            <text:p>17/06/20</text:p>
          </table:table-cell>
          <table:table-cell office:value-type="time" office:time-value="PT1055981H29M19.99999987S" calcext:value-type="time">
            <text:p>05:29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7T05:29:20" calcext:value-type="date">
            <text:p>17/06/20</text:p>
          </table:table-cell>
          <table:table-cell office:value-type="time" office:time-value="PT1055981H29M19.99999987S" calcext:value-type="time">
            <text:p>05:29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office:value-type="date" office:date-value="2020-06-17T05:29:20" calcext:value-type="date">
            <text:p>17/06/20</text:p>
          </table:table-cell>
          <table:table-cell office:value-type="time" office:time-value="PT1055981H29M19.99999987S" calcext:value-type="time">
            <text:p>05:29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17T06:29:19" calcext:value-type="date">
            <text:p>17/06/20</text:p>
          </table:table-cell>
          <table:table-cell office:value-type="time" office:time-value="PT1055982H29M19.000000264S" calcext:value-type="time">
            <text:p>06:29: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office:value-type="date" office:date-value="2020-06-17T06:29:19" calcext:value-type="date">
            <text:p>17/06/20</text:p>
          </table:table-cell>
          <table:table-cell office:value-type="time" office:time-value="PT1055982H29M19.000000264S" calcext:value-type="time">
            <text:p>06:29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office:value-type="date" office:date-value="2020-06-17T06:29:19" calcext:value-type="date">
            <text:p>17/06/20</text:p>
          </table:table-cell>
          <table:table-cell office:value-type="time" office:time-value="PT1055982H29M19.000000264S" calcext:value-type="time">
            <text:p>06:29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office:value-type="date" office:date-value="2020-06-17T06:29:19" calcext:value-type="date">
            <text:p>17/06/20</text:p>
          </table:table-cell>
          <table:table-cell office:value-type="time" office:time-value="PT1055982H29M19.000000264S" calcext:value-type="time">
            <text:p>06:29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17T07:29:18" calcext:value-type="date">
            <text:p>17/06/20</text:p>
          </table:table-cell>
          <table:table-cell office:value-type="time" office:time-value="PT1055983H29M17.999999821S" calcext:value-type="time">
            <text:p>07:29: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office:value-type="date" office:date-value="2020-06-17T07:29:18" calcext:value-type="date">
            <text:p>17/06/20</text:p>
          </table:table-cell>
          <table:table-cell office:value-type="time" office:time-value="PT1055983H29M17.999999821S" calcext:value-type="time">
            <text:p>07:29: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office:value-type="date" office:date-value="2020-06-17T07:29:18" calcext:value-type="date">
            <text:p>17/06/20</text:p>
          </table:table-cell>
          <table:table-cell office:value-type="time" office:time-value="PT1055983H29M17.999999821S" calcext:value-type="time">
            <text:p>07:29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17T07:29:18" calcext:value-type="date">
            <text:p>17/06/20</text:p>
          </table:table-cell>
          <table:table-cell office:value-type="time" office:time-value="PT1055983H29M17.999999821S" calcext:value-type="time">
            <text:p>07:29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17T08:29:17" calcext:value-type="date">
            <text:p>17/06/20</text:p>
          </table:table-cell>
          <table:table-cell office:value-type="time" office:time-value="PT1055984H29M17.000000216S" calcext:value-type="time">
            <text:p>08:29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office:value-type="date" office:date-value="2020-06-17T08:29:17" calcext:value-type="date">
            <text:p>17/06/20</text:p>
          </table:table-cell>
          <table:table-cell office:value-type="time" office:time-value="PT1055984H29M17.000000216S" calcext:value-type="time">
            <text:p>08:29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7T08:29:17" calcext:value-type="date">
            <text:p>17/06/20</text:p>
          </table:table-cell>
          <table:table-cell office:value-type="time" office:time-value="PT1055984H29M17.000000216S" calcext:value-type="time">
            <text:p>08:29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17T08:29:17" calcext:value-type="date">
            <text:p>17/06/20</text:p>
          </table:table-cell>
          <table:table-cell office:value-type="time" office:time-value="PT1055984H29M17.000000216S" calcext:value-type="time">
            <text:p>08:29: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17T09:29:16" calcext:value-type="date">
            <text:p>17/06/20</text:p>
          </table:table-cell>
          <table:table-cell office:value-type="time" office:time-value="PT1055985H29M15.999998935S" calcext:value-type="time">
            <text:p>09:29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office:value-type="date" office:date-value="2020-06-17T09:29:16" calcext:value-type="date">
            <text:p>17/06/20</text:p>
          </table:table-cell>
          <table:table-cell office:value-type="time" office:time-value="PT1055985H29M15.999998935S" calcext:value-type="time">
            <text:p>09:29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7T09:29:16" calcext:value-type="date">
            <text:p>17/06/20</text:p>
          </table:table-cell>
          <table:table-cell office:value-type="time" office:time-value="PT1055985H29M15.999998935S" calcext:value-type="time">
            <text:p>09:29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17T09:29:16" calcext:value-type="date">
            <text:p>17/06/20</text:p>
          </table:table-cell>
          <table:table-cell office:value-type="time" office:time-value="PT1055985H29M15.999998935S" calcext:value-type="time">
            <text:p>09:29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0.0</text:p>
          </table:table-cell>
          <table:table-cell office:value-type="date" office:date-value="2020-06-17T10:29:15" calcext:value-type="date">
            <text:p>17/06/20</text:p>
          </table:table-cell>
          <table:table-cell office:value-type="time" office:time-value="PT1055986H29M14.999999329S" calcext:value-type="time">
            <text:p>10:29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57.0</text:p>
          </table:table-cell>
          <table:table-cell office:value-type="date" office:date-value="2020-06-17T10:29:15" calcext:value-type="date">
            <text:p>17/06/20</text:p>
          </table:table-cell>
          <table:table-cell office:value-type="time" office:time-value="PT1055986H29M14.999999329S" calcext:value-type="time">
            <text:p>10:29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51.0</text:p>
          </table:table-cell>
          <table:table-cell office:value-type="date" office:date-value="2020-06-17T10:29:15" calcext:value-type="date">
            <text:p>17/06/20</text:p>
          </table:table-cell>
          <table:table-cell office:value-type="time" office:time-value="PT1055986H29M14.999999329S" calcext:value-type="time">
            <text:p>10:29: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5.0</text:p>
          </table:table-cell>
          <table:table-cell office:value-type="date" office:date-value="2020-06-17T10:29:15" calcext:value-type="date">
            <text:p>17/06/20</text:p>
          </table:table-cell>
          <table:table-cell office:value-type="time" office:time-value="PT1055986H29M14.999999329S" calcext:value-type="time">
            <text:p>10:29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17T11:29:14" calcext:value-type="date">
            <text:p>17/06/20</text:p>
          </table:table-cell>
          <table:table-cell office:value-type="time" office:time-value="PT1055987H29M13.999999724S" calcext:value-type="time">
            <text:p>11:29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office:value-type="date" office:date-value="2020-06-17T11:29:14" calcext:value-type="date">
            <text:p>17/06/20</text:p>
          </table:table-cell>
          <table:table-cell office:value-type="time" office:time-value="PT1055987H29M13.999999724S" calcext:value-type="time">
            <text:p>11:29: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office:value-type="date" office:date-value="2020-06-17T11:29:14" calcext:value-type="date">
            <text:p>17/06/20</text:p>
          </table:table-cell>
          <table:table-cell office:value-type="time" office:time-value="PT1055987H29M13.999999724S" calcext:value-type="time">
            <text:p>11:29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office:value-type="date" office:date-value="2020-06-17T11:29:14" calcext:value-type="date">
            <text:p>17/06/20</text:p>
          </table:table-cell>
          <table:table-cell office:value-type="time" office:time-value="PT1055987H29M13.999999724S" calcext:value-type="time">
            <text:p>11:29: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17T12:29:13" calcext:value-type="date">
            <text:p>17/06/20</text:p>
          </table:table-cell>
          <table:table-cell office:value-type="time" office:time-value="PT1055988H29M13.000000119S" calcext:value-type="time">
            <text:p>12:29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office:value-type="date" office:date-value="2020-06-17T12:29:13" calcext:value-type="date">
            <text:p>17/06/20</text:p>
          </table:table-cell>
          <table:table-cell office:value-type="time" office:time-value="PT1055988H29M13.000000119S" calcext:value-type="time">
            <text:p>12:29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office:value-type="date" office:date-value="2020-06-17T12:29:13" calcext:value-type="date">
            <text:p>17/06/20</text:p>
          </table:table-cell>
          <table:table-cell office:value-type="time" office:time-value="PT1055988H29M13.000000119S" calcext:value-type="time">
            <text:p>12:29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office:value-type="date" office:date-value="2020-06-17T12:29:13" calcext:value-type="date">
            <text:p>17/06/20</text:p>
          </table:table-cell>
          <table:table-cell office:value-type="time" office:time-value="PT1055988H29M13.000000119S" calcext:value-type="time">
            <text:p>12:29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17T13:29:12" calcext:value-type="date">
            <text:p>17/06/20</text:p>
          </table:table-cell>
          <table:table-cell office:value-type="time" office:time-value="PT1055989H29M12.000000514S" calcext:value-type="time">
            <text:p>13:29: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office:value-type="date" office:date-value="2020-06-17T13:29:12" calcext:value-type="date">
            <text:p>17/06/20</text:p>
          </table:table-cell>
          <table:table-cell office:value-type="time" office:time-value="PT1055989H29M12.000000514S" calcext:value-type="time">
            <text:p>13:29: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office:value-type="date" office:date-value="2020-06-17T13:29:12" calcext:value-type="date">
            <text:p>17/06/20</text:p>
          </table:table-cell>
          <table:table-cell office:value-type="time" office:time-value="PT1055989H29M12.000000514S" calcext:value-type="time">
            <text:p>13:29: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17T13:29:12" calcext:value-type="date">
            <text:p>17/06/20</text:p>
          </table:table-cell>
          <table:table-cell office:value-type="time" office:time-value="PT1055989H29M12.000000514S" calcext:value-type="time">
            <text:p>13:29: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office:value-type="date" office:date-value="2020-06-17T14:29:11" calcext:value-type="date">
            <text:p>17/06/20</text:p>
          </table:table-cell>
          <table:table-cell office:value-type="time" office:time-value="PT1055990H29M10.999999233S" calcext:value-type="time">
            <text:p>14:29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6.0</text:p>
          </table:table-cell>
          <table:table-cell office:value-type="date" office:date-value="2020-06-17T14:29:11" calcext:value-type="date">
            <text:p>17/06/20</text:p>
          </table:table-cell>
          <table:table-cell office:value-type="time" office:time-value="PT1055990H29M10.999999233S" calcext:value-type="time">
            <text:p>14:29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office:value-type="date" office:date-value="2020-06-17T14:29:11" calcext:value-type="date">
            <text:p>17/06/20</text:p>
          </table:table-cell>
          <table:table-cell office:value-type="time" office:time-value="PT1055990H29M10.999999233S" calcext:value-type="time">
            <text:p>14:29: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office:value-type="date" office:date-value="2020-06-17T14:29:11" calcext:value-type="date">
            <text:p>17/06/20</text:p>
          </table:table-cell>
          <table:table-cell office:value-type="time" office:time-value="PT1055990H29M10.999999233S" calcext:value-type="time">
            <text:p>14:29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office:value-type="date" office:date-value="2020-06-17T15:29:10" calcext:value-type="date">
            <text:p>17/06/20</text:p>
          </table:table-cell>
          <table:table-cell office:value-type="time" office:time-value="PT1055991H29M10.000000466S" calcext:value-type="time">
            <text:p>15:29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office:value-type="date" office:date-value="2020-06-17T15:29:10" calcext:value-type="date">
            <text:p>17/06/20</text:p>
          </table:table-cell>
          <table:table-cell office:value-type="time" office:time-value="PT1055991H29M10.000000466S" calcext:value-type="time">
            <text:p>15:29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.0</text:p>
          </table:table-cell>
          <table:table-cell office:value-type="date" office:date-value="2020-06-17T15:29:10" calcext:value-type="date">
            <text:p>17/06/20</text:p>
          </table:table-cell>
          <table:table-cell office:value-type="time" office:time-value="PT1055991H29M10.000000466S" calcext:value-type="time">
            <text:p>15:29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date" office:date-value="2020-06-17T15:29:10" calcext:value-type="date">
            <text:p>17/06/20</text:p>
          </table:table-cell>
          <table:table-cell office:value-type="time" office:time-value="PT1055991H29M10.000000466S" calcext:value-type="time">
            <text:p>15:29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office:value-type="date" office:date-value="2020-06-17T16:29:09" calcext:value-type="date">
            <text:p>17/06/20</text:p>
          </table:table-cell>
          <table:table-cell office:value-type="time" office:time-value="PT1055992H29M09.000000022S" calcext:value-type="time">
            <text:p>16:29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office:value-type="date" office:date-value="2020-06-17T16:29:09" calcext:value-type="date">
            <text:p>17/06/20</text:p>
          </table:table-cell>
          <table:table-cell office:value-type="time" office:time-value="PT1055992H29M09.000000022S" calcext:value-type="time">
            <text:p>16:29: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office:value-type="date" office:date-value="2020-06-17T16:29:09" calcext:value-type="date">
            <text:p>17/06/20</text:p>
          </table:table-cell>
          <table:table-cell office:value-type="time" office:time-value="PT1055992H29M09.000000022S" calcext:value-type="time">
            <text:p>16:29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office:value-type="date" office:date-value="2020-06-17T16:29:09" calcext:value-type="date">
            <text:p>17/06/20</text:p>
          </table:table-cell>
          <table:table-cell office:value-type="time" office:time-value="PT1055992H29M09.000000022S" calcext:value-type="time">
            <text:p>16:29: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1.0</text:p>
          </table:table-cell>
          <table:table-cell office:value-type="date" office:date-value="2020-06-17T17:29:08" calcext:value-type="date">
            <text:p>17/06/20</text:p>
          </table:table-cell>
          <table:table-cell office:value-type="time" office:time-value="PT1055993H29M07.999999579S" calcext:value-type="time">
            <text:p>17:29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7.0</text:p>
          </table:table-cell>
          <table:table-cell office:value-type="date" office:date-value="2020-06-17T17:29:08" calcext:value-type="date">
            <text:p>17/06/20</text:p>
          </table:table-cell>
          <table:table-cell office:value-type="time" office:time-value="PT1055993H29M07.999999579S" calcext:value-type="time">
            <text:p>17:29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2.0</text:p>
          </table:table-cell>
          <table:table-cell office:value-type="date" office:date-value="2020-06-17T17:29:08" calcext:value-type="date">
            <text:p>17/06/20</text:p>
          </table:table-cell>
          <table:table-cell office:value-type="time" office:time-value="PT1055993H29M07.999999579S" calcext:value-type="time">
            <text:p>17:29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5.0</text:p>
          </table:table-cell>
          <table:table-cell office:value-type="date" office:date-value="2020-06-17T17:29:08" calcext:value-type="date">
            <text:p>17/06/20</text:p>
          </table:table-cell>
          <table:table-cell office:value-type="time" office:time-value="PT1055993H29M07.999999579S" calcext:value-type="time">
            <text:p>17:29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0.0</text:p>
          </table:table-cell>
          <table:table-cell office:value-type="date" office:date-value="2020-06-17T18:29:07" calcext:value-type="date">
            <text:p>17/06/20</text:p>
          </table:table-cell>
          <table:table-cell office:value-type="time" office:time-value="PT1055994H29M07.000000812S" calcext:value-type="time">
            <text:p>18:29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6.0</text:p>
          </table:table-cell>
          <table:table-cell office:value-type="date" office:date-value="2020-06-17T18:29:07" calcext:value-type="date">
            <text:p>17/06/20</text:p>
          </table:table-cell>
          <table:table-cell office:value-type="time" office:time-value="PT1055994H29M07.000000812S" calcext:value-type="time">
            <text:p>18:29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1.0</text:p>
          </table:table-cell>
          <table:table-cell office:value-type="date" office:date-value="2020-06-17T18:29:07" calcext:value-type="date">
            <text:p>17/06/20</text:p>
          </table:table-cell>
          <table:table-cell office:value-type="time" office:time-value="PT1055994H29M07.000000812S" calcext:value-type="time">
            <text:p>18:29: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5.0</text:p>
          </table:table-cell>
          <table:table-cell office:value-type="date" office:date-value="2020-06-17T18:29:07" calcext:value-type="date">
            <text:p>17/06/20</text:p>
          </table:table-cell>
          <table:table-cell office:value-type="time" office:time-value="PT1055994H29M07.000000812S" calcext:value-type="time">
            <text:p>18:29: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0.0</text:p>
          </table:table-cell>
          <table:table-cell office:value-type="date" office:date-value="2020-06-17T19:29:06" calcext:value-type="date">
            <text:p>17/06/20</text:p>
          </table:table-cell>
          <table:table-cell office:value-type="time" office:time-value="PT1055995H29M05.999999531S" calcext:value-type="time">
            <text:p>19:29: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6.0</text:p>
          </table:table-cell>
          <table:table-cell office:value-type="date" office:date-value="2020-06-17T19:29:06" calcext:value-type="date">
            <text:p>17/06/20</text:p>
          </table:table-cell>
          <table:table-cell office:value-type="time" office:time-value="PT1055995H29M05.999999531S" calcext:value-type="time">
            <text:p>19:29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1.0</text:p>
          </table:table-cell>
          <table:table-cell office:value-type="date" office:date-value="2020-06-17T19:29:06" calcext:value-type="date">
            <text:p>17/06/20</text:p>
          </table:table-cell>
          <table:table-cell office:value-type="time" office:time-value="PT1055995H29M05.999999531S" calcext:value-type="time">
            <text:p>19:29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5.0</text:p>
          </table:table-cell>
          <table:table-cell office:value-type="date" office:date-value="2020-06-17T19:29:06" calcext:value-type="date">
            <text:p>17/06/20</text:p>
          </table:table-cell>
          <table:table-cell office:value-type="time" office:time-value="PT1055995H29M05.999999531S" calcext:value-type="time">
            <text:p>19:29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office:value-type="date" office:date-value="2020-06-17T20:29:05" calcext:value-type="date">
            <text:p>17/06/20</text:p>
          </table:table-cell>
          <table:table-cell office:value-type="time" office:time-value="PT1055996H29M05.000000764S" calcext:value-type="time">
            <text:p>20:29: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office:value-type="date" office:date-value="2020-06-17T20:29:05" calcext:value-type="date">
            <text:p>17/06/20</text:p>
          </table:table-cell>
          <table:table-cell office:value-type="time" office:time-value="PT1055996H29M05.000000764S" calcext:value-type="time">
            <text:p>20:29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1.0</text:p>
          </table:table-cell>
          <table:table-cell office:value-type="date" office:date-value="2020-06-17T20:29:05" calcext:value-type="date">
            <text:p>17/06/20</text:p>
          </table:table-cell>
          <table:table-cell office:value-type="time" office:time-value="PT1055996H29M05.000000764S" calcext:value-type="time">
            <text:p>20:29: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5.0</text:p>
          </table:table-cell>
          <table:table-cell office:value-type="date" office:date-value="2020-06-17T20:29:05" calcext:value-type="date">
            <text:p>17/06/20</text:p>
          </table:table-cell>
          <table:table-cell office:value-type="time" office:time-value="PT1055996H29M05.000000764S" calcext:value-type="time">
            <text:p>20:29: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office:value-type="date" office:date-value="2020-06-17T21:29:04" calcext:value-type="date">
            <text:p>17/06/20</text:p>
          </table:table-cell>
          <table:table-cell office:value-type="time" office:time-value="PT1055997H29M04.000001159S" calcext:value-type="time">
            <text:p>21:29: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office:value-type="date" office:date-value="2020-06-17T21:29:04" calcext:value-type="date">
            <text:p>17/06/20</text:p>
          </table:table-cell>
          <table:table-cell office:value-type="time" office:time-value="PT1055997H29M04.000001159S" calcext:value-type="time">
            <text:p>21:29: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office:value-type="date" office:date-value="2020-06-17T21:29:04" calcext:value-type="date">
            <text:p>17/06/20</text:p>
          </table:table-cell>
          <table:table-cell office:value-type="time" office:time-value="PT1055997H29M04.000001159S" calcext:value-type="time">
            <text:p>21:29: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office:value-type="date" office:date-value="2020-06-17T21:29:04" calcext:value-type="date">
            <text:p>17/06/20</text:p>
          </table:table-cell>
          <table:table-cell office:value-type="time" office:time-value="PT1055997H29M04.000001159S" calcext:value-type="time">
            <text:p>21:29: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office:value-type="date" office:date-value="2020-06-17T22:29:03" calcext:value-type="date">
            <text:p>17/06/20</text:p>
          </table:table-cell>
          <table:table-cell office:value-type="time" office:time-value="PT1055998H29M02.999999039S" calcext:value-type="time">
            <text:p>22:29: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office:value-type="date" office:date-value="2020-06-17T22:29:03" calcext:value-type="date">
            <text:p>17/06/20</text:p>
          </table:table-cell>
          <table:table-cell office:value-type="time" office:time-value="PT1055998H29M02.999999039S" calcext:value-type="time">
            <text:p>22:29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office:value-type="date" office:date-value="2020-06-17T22:29:03" calcext:value-type="date">
            <text:p>17/06/20</text:p>
          </table:table-cell>
          <table:table-cell office:value-type="time" office:time-value="PT1055998H29M02.999999039S" calcext:value-type="time">
            <text:p>22:29: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office:value-type="date" office:date-value="2020-06-17T22:29:03" calcext:value-type="date">
            <text:p>17/06/20</text:p>
          </table:table-cell>
          <table:table-cell office:value-type="time" office:time-value="PT1055998H29M02.999999039S" calcext:value-type="time">
            <text:p>22:29: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office:value-type="date" office:date-value="2020-06-17T23:29:02" calcext:value-type="date">
            <text:p>17/06/20</text:p>
          </table:table-cell>
          <table:table-cell office:value-type="time" office:time-value="PT1055999H29M02.000000272S" calcext:value-type="time">
            <text:p>23:29: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office:value-type="date" office:date-value="2020-06-17T23:29:02" calcext:value-type="date">
            <text:p>17/06/20</text:p>
          </table:table-cell>
          <table:table-cell office:value-type="time" office:time-value="PT1055999H29M02.000000272S" calcext:value-type="time">
            <text:p>23:29: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office:value-type="date" office:date-value="2020-06-17T23:29:02" calcext:value-type="date">
            <text:p>17/06/20</text:p>
          </table:table-cell>
          <table:table-cell office:value-type="time" office:time-value="PT1055999H29M02.000000272S" calcext:value-type="time">
            <text:p>23:29: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date" office:date-value="2020-06-17T23:29:02" calcext:value-type="date">
            <text:p>17/06/20</text:p>
          </table:table-cell>
          <table:table-cell office:value-type="time" office:time-value="PT1055999H29M02.000000272S" calcext:value-type="time">
            <text:p>23:29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office:value-type="date" office:date-value="2020-06-18T00:29:01" calcext:value-type="date">
            <text:p>18/06/20</text:p>
          </table:table-cell>
          <table:table-cell office:value-type="time" office:time-value="PT1056000H29M00.999999829S" calcext:value-type="time">
            <text:p>00:29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office:value-type="date" office:date-value="2020-06-18T00:29:01" calcext:value-type="date">
            <text:p>18/06/20</text:p>
          </table:table-cell>
          <table:table-cell office:value-type="time" office:time-value="PT1056000H29M00.999999829S" calcext:value-type="time">
            <text:p>00:29: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.0</text:p>
          </table:table-cell>
          <table:table-cell office:value-type="date" office:date-value="2020-06-18T00:29:01" calcext:value-type="date">
            <text:p>18/06/20</text:p>
          </table:table-cell>
          <table:table-cell office:value-type="time" office:time-value="PT1056000H29M00.999999829S" calcext:value-type="time">
            <text:p>00:29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date" office:date-value="2020-06-18T00:29:01" calcext:value-type="date">
            <text:p>18/06/20</text:p>
          </table:table-cell>
          <table:table-cell office:value-type="time" office:time-value="PT1056000H29M00.999999829S" calcext:value-type="time">
            <text:p>00:29: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0.0</text:p>
          </table:table-cell>
          <table:table-cell office:value-type="date" office:date-value="2020-06-18T01:29:00" calcext:value-type="date">
            <text:p>18/06/20</text:p>
          </table:table-cell>
          <table:table-cell office:value-type="time" office:time-value="PT1056001H29M00.000000224S" calcext:value-type="time">
            <text:p>01:29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6.0</text:p>
          </table:table-cell>
          <table:table-cell office:value-type="date" office:date-value="2020-06-18T01:29:00" calcext:value-type="date">
            <text:p>18/06/20</text:p>
          </table:table-cell>
          <table:table-cell office:value-type="time" office:time-value="PT1056001H29M00.000000224S" calcext:value-type="time">
            <text:p>01:29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1.0</text:p>
          </table:table-cell>
          <table:table-cell office:value-type="date" office:date-value="2020-06-18T01:29:00" calcext:value-type="date">
            <text:p>18/06/20</text:p>
          </table:table-cell>
          <table:table-cell office:value-type="time" office:time-value="PT1056001H29M00.000000224S" calcext:value-type="time">
            <text:p>01:29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5.0</text:p>
          </table:table-cell>
          <table:table-cell office:value-type="date" office:date-value="2020-06-18T01:29:00" calcext:value-type="date">
            <text:p>18/06/20</text:p>
          </table:table-cell>
          <table:table-cell office:value-type="time" office:time-value="PT1056001H29M00.000000224S" calcext:value-type="time">
            <text:p>01:29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office:value-type="date" office:date-value="2020-06-18T02:28:59" calcext:value-type="date">
            <text:p>18/06/20</text:p>
          </table:table-cell>
          <table:table-cell office:value-type="time" office:time-value="PT1056002H28M58.999998942S" calcext:value-type="time">
            <text:p>02:28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office:value-type="date" office:date-value="2020-06-18T02:28:59" calcext:value-type="date">
            <text:p>18/06/20</text:p>
          </table:table-cell>
          <table:table-cell office:value-type="time" office:time-value="PT1056002H28M58.999998942S" calcext:value-type="time">
            <text:p>02:28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.0</text:p>
          </table:table-cell>
          <table:table-cell office:value-type="date" office:date-value="2020-06-18T02:28:59" calcext:value-type="date">
            <text:p>18/06/20</text:p>
          </table:table-cell>
          <table:table-cell office:value-type="time" office:time-value="PT1056002H28M58.999998942S" calcext:value-type="time">
            <text:p>02:28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date" office:date-value="2020-06-18T02:28:59" calcext:value-type="date">
            <text:p>18/06/20</text:p>
          </table:table-cell>
          <table:table-cell office:value-type="time" office:time-value="PT1056002H28M58.999998942S" calcext:value-type="time">
            <text:p>02:28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office:value-type="date" office:date-value="2020-06-18T03:28:58" calcext:value-type="date">
            <text:p>18/06/20</text:p>
          </table:table-cell>
          <table:table-cell office:value-type="time" office:time-value="PT1056003H28M57.999999337S" calcext:value-type="time">
            <text:p>03:28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18T03:28:58" calcext:value-type="date">
            <text:p>18/06/20</text:p>
          </table:table-cell>
          <table:table-cell office:value-type="time" office:time-value="PT1056003H28M57.999999337S" calcext:value-type="time">
            <text:p>03:28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office:value-type="date" office:date-value="2020-06-18T03:28:58" calcext:value-type="date">
            <text:p>18/06/20</text:p>
          </table:table-cell>
          <table:table-cell office:value-type="time" office:time-value="PT1056003H28M57.999999337S" calcext:value-type="time">
            <text:p>03:28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office:value-type="date" office:date-value="2020-06-18T03:28:58" calcext:value-type="date">
            <text:p>18/06/20</text:p>
          </table:table-cell>
          <table:table-cell office:value-type="time" office:time-value="PT1056003H28M57.999999337S" calcext:value-type="time">
            <text:p>03:28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18T04:28:57" calcext:value-type="date">
            <text:p>18/06/20</text:p>
          </table:table-cell>
          <table:table-cell office:value-type="time" office:time-value="PT1056004H28M56.999998894S" calcext:value-type="time">
            <text:p>04:28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office:value-type="date" office:date-value="2020-06-18T04:28:57" calcext:value-type="date">
            <text:p>18/06/20</text:p>
          </table:table-cell>
          <table:table-cell office:value-type="time" office:time-value="PT1056004H28M56.999998894S" calcext:value-type="time">
            <text:p>04:28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office:value-type="date" office:date-value="2020-06-18T04:28:57" calcext:value-type="date">
            <text:p>18/06/20</text:p>
          </table:table-cell>
          <table:table-cell office:value-type="time" office:time-value="PT1056004H28M56.999998894S" calcext:value-type="time">
            <text:p>04:28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18T04:28:57" calcext:value-type="date">
            <text:p>18/06/20</text:p>
          </table:table-cell>
          <table:table-cell office:value-type="time" office:time-value="PT1056004H28M56.999998894S" calcext:value-type="time">
            <text:p>04:28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18T05:28:56" calcext:value-type="date">
            <text:p>18/06/20</text:p>
          </table:table-cell>
          <table:table-cell office:value-type="time" office:time-value="PT1056005H28M56.000000127S" calcext:value-type="time">
            <text:p>05:28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office:value-type="date" office:date-value="2020-06-18T05:28:56" calcext:value-type="date">
            <text:p>18/06/20</text:p>
          </table:table-cell>
          <table:table-cell office:value-type="time" office:time-value="PT1056005H28M56.000000127S" calcext:value-type="time">
            <text:p>05:28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8T05:28:56" calcext:value-type="date">
            <text:p>18/06/20</text:p>
          </table:table-cell>
          <table:table-cell office:value-type="time" office:time-value="PT1056005H28M56.000000127S" calcext:value-type="time">
            <text:p>05:28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18T05:28:56" calcext:value-type="date">
            <text:p>18/06/20</text:p>
          </table:table-cell>
          <table:table-cell office:value-type="time" office:time-value="PT1056005H28M56.000000127S" calcext:value-type="time">
            <text:p>05:28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18T06:28:55" calcext:value-type="date">
            <text:p>18/06/20</text:p>
          </table:table-cell>
          <table:table-cell office:value-type="time" office:time-value="PT1056006H28M55.000000522S" calcext:value-type="time">
            <text:p>06:28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office:value-type="date" office:date-value="2020-06-18T06:28:55" calcext:value-type="date">
            <text:p>18/06/20</text:p>
          </table:table-cell>
          <table:table-cell office:value-type="time" office:time-value="PT1056006H28M55.000000522S" calcext:value-type="time">
            <text:p>06:28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office:value-type="date" office:date-value="2020-06-18T06:28:55" calcext:value-type="date">
            <text:p>18/06/20</text:p>
          </table:table-cell>
          <table:table-cell office:value-type="time" office:time-value="PT1056006H28M55.000000522S" calcext:value-type="time">
            <text:p>06:28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18T06:28:55" calcext:value-type="date">
            <text:p>18/06/20</text:p>
          </table:table-cell>
          <table:table-cell office:value-type="time" office:time-value="PT1056006H28M55.000000522S" calcext:value-type="time">
            <text:p>06:28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office:value-type="date" office:date-value="2020-06-18T07:28:54" calcext:value-type="date">
            <text:p>18/06/20</text:p>
          </table:table-cell>
          <table:table-cell office:value-type="time" office:time-value="PT1056007H28M53.999998402S" calcext:value-type="time">
            <text:p>07:28: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office:value-type="date" office:date-value="2020-06-18T07:28:54" calcext:value-type="date">
            <text:p>18/06/20</text:p>
          </table:table-cell>
          <table:table-cell office:value-type="time" office:time-value="PT1056007H28M53.999998402S" calcext:value-type="time">
            <text:p>07:28: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office:value-type="date" office:date-value="2020-06-18T07:28:54" calcext:value-type="date">
            <text:p>18/06/20</text:p>
          </table:table-cell>
          <table:table-cell office:value-type="time" office:time-value="PT1056007H28M53.999998402S" calcext:value-type="time">
            <text:p>07:28: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4.0</text:p>
          </table:table-cell>
          <table:table-cell office:value-type="date" office:date-value="2020-06-18T07:28:54" calcext:value-type="date">
            <text:p>18/06/20</text:p>
          </table:table-cell>
          <table:table-cell office:value-type="time" office:time-value="PT1056007H28M53.999998402S" calcext:value-type="time">
            <text:p>07:28: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date" office:date-value="2020-06-18T08:28:53" calcext:value-type="date">
            <text:p>18/06/20</text:p>
          </table:table-cell>
          <table:table-cell office:value-type="time" office:time-value="PT1056008H28M52.999999635S" calcext:value-type="time">
            <text:p>08:28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6.0</text:p>
          </table:table-cell>
          <table:table-cell office:value-type="date" office:date-value="2020-06-18T08:28:53" calcext:value-type="date">
            <text:p>18/06/20</text:p>
          </table:table-cell>
          <table:table-cell office:value-type="time" office:time-value="PT1056008H28M52.999999635S" calcext:value-type="time">
            <text:p>08:28: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1.0</text:p>
          </table:table-cell>
          <table:table-cell office:value-type="date" office:date-value="2020-06-18T08:28:53" calcext:value-type="date">
            <text:p>18/06/20</text:p>
          </table:table-cell>
          <table:table-cell office:value-type="time" office:time-value="PT1056008H28M52.999999635S" calcext:value-type="time">
            <text:p>08:28: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office:value-type="date" office:date-value="2020-06-18T08:28:53" calcext:value-type="date">
            <text:p>18/06/20</text:p>
          </table:table-cell>
          <table:table-cell office:value-type="time" office:time-value="PT1056008H28M52.999999635S" calcext:value-type="time">
            <text:p>08:28: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18T09:28:52" calcext:value-type="date">
            <text:p>18/06/20</text:p>
          </table:table-cell>
          <table:table-cell office:value-type="time" office:time-value="PT1056009H28M52.00000003S" calcext:value-type="time">
            <text:p>09:28: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18T09:28:52" calcext:value-type="date">
            <text:p>18/06/20</text:p>
          </table:table-cell>
          <table:table-cell office:value-type="time" office:time-value="PT1056009H28M52.00000003S" calcext:value-type="time">
            <text:p>09:28: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office:value-type="date" office:date-value="2020-06-18T09:28:52" calcext:value-type="date">
            <text:p>18/06/20</text:p>
          </table:table-cell>
          <table:table-cell office:value-type="time" office:time-value="PT1056009H28M52.00000003S" calcext:value-type="time">
            <text:p>09:28: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18T09:28:52" calcext:value-type="date">
            <text:p>18/06/20</text:p>
          </table:table-cell>
          <table:table-cell office:value-type="time" office:time-value="PT1056009H28M52.00000003S" calcext:value-type="time">
            <text:p>09:28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8T10:28:51" calcext:value-type="date">
            <text:p>18/06/20</text:p>
          </table:table-cell>
          <table:table-cell office:value-type="time" office:time-value="PT1056010H28M50.999998748S" calcext:value-type="time">
            <text:p>10:28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8T10:28:51" calcext:value-type="date">
            <text:p>18/06/20</text:p>
          </table:table-cell>
          <table:table-cell office:value-type="time" office:time-value="PT1056010H28M50.999998748S" calcext:value-type="time">
            <text:p>10:28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8T10:28:51" calcext:value-type="date">
            <text:p>18/06/20</text:p>
          </table:table-cell>
          <table:table-cell office:value-type="time" office:time-value="PT1056010H28M50.999998748S" calcext:value-type="time">
            <text:p>10:28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18T10:28:51" calcext:value-type="date">
            <text:p>18/06/20</text:p>
          </table:table-cell>
          <table:table-cell office:value-type="time" office:time-value="PT1056010H28M50.999998748S" calcext:value-type="time">
            <text:p>10:28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8T11:28:50" calcext:value-type="date">
            <text:p>18/06/20</text:p>
          </table:table-cell>
          <table:table-cell office:value-type="time" office:time-value="PT1056011H28M50.00000082S" calcext:value-type="time">
            <text:p>11:28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8T11:28:50" calcext:value-type="date">
            <text:p>18/06/20</text:p>
          </table:table-cell>
          <table:table-cell office:value-type="time" office:time-value="PT1056011H28M50.00000082S" calcext:value-type="time">
            <text:p>11:28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8T11:28:50" calcext:value-type="date">
            <text:p>18/06/20</text:p>
          </table:table-cell>
          <table:table-cell office:value-type="time" office:time-value="PT1056011H28M50.00000082S" calcext:value-type="time">
            <text:p>11:28: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18T11:28:50" calcext:value-type="date">
            <text:p>18/06/20</text:p>
          </table:table-cell>
          <table:table-cell office:value-type="time" office:time-value="PT1056011H28M50.00000082S" calcext:value-type="time">
            <text:p>11:28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18T12:28:49" calcext:value-type="date">
            <text:p>18/06/20</text:p>
          </table:table-cell>
          <table:table-cell office:value-type="time" office:time-value="PT1056012H28M48.999999538S" calcext:value-type="time">
            <text:p>12:28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8T12:28:49" calcext:value-type="date">
            <text:p>18/06/20</text:p>
          </table:table-cell>
          <table:table-cell office:value-type="time" office:time-value="PT1056012H28M48.999999538S" calcext:value-type="time">
            <text:p>12:28: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8T12:28:49" calcext:value-type="date">
            <text:p>18/06/20</text:p>
          </table:table-cell>
          <table:table-cell office:value-type="time" office:time-value="PT1056012H28M48.999999538S" calcext:value-type="time">
            <text:p>12:28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18T12:28:49" calcext:value-type="date">
            <text:p>18/06/20</text:p>
          </table:table-cell>
          <table:table-cell office:value-type="time" office:time-value="PT1056012H28M48.999999538S" calcext:value-type="time">
            <text:p>12:28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18T13:28:48" calcext:value-type="date">
            <text:p>18/06/20</text:p>
          </table:table-cell>
          <table:table-cell office:value-type="time" office:time-value="PT1056013H28M47.999999933S" calcext:value-type="time">
            <text:p>13:28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8T13:28:48" calcext:value-type="date">
            <text:p>18/06/20</text:p>
          </table:table-cell>
          <table:table-cell office:value-type="time" office:time-value="PT1056013H28M47.999999933S" calcext:value-type="time">
            <text:p>13:28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8T13:28:48" calcext:value-type="date">
            <text:p>18/06/20</text:p>
          </table:table-cell>
          <table:table-cell office:value-type="time" office:time-value="PT1056013H28M47.999999933S" calcext:value-type="time">
            <text:p>13:28: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18T13:28:48" calcext:value-type="date">
            <text:p>18/06/20</text:p>
          </table:table-cell>
          <table:table-cell office:value-type="time" office:time-value="PT1056013H28M47.999999933S" calcext:value-type="time">
            <text:p>13:28: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8T14:28:47" calcext:value-type="date">
            <text:p>18/06/20</text:p>
          </table:table-cell>
          <table:table-cell office:value-type="time" office:time-value="PT1056014H28M47.000001166S" calcext:value-type="time">
            <text:p>14:28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8T14:28:47" calcext:value-type="date">
            <text:p>18/06/20</text:p>
          </table:table-cell>
          <table:table-cell office:value-type="time" office:time-value="PT1056014H28M47.000001166S" calcext:value-type="time">
            <text:p>14:28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8T14:28:47" calcext:value-type="date">
            <text:p>18/06/20</text:p>
          </table:table-cell>
          <table:table-cell office:value-type="time" office:time-value="PT1056014H28M47.000001166S" calcext:value-type="time">
            <text:p>14:28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18T14:28:47" calcext:value-type="date">
            <text:p>18/06/20</text:p>
          </table:table-cell>
          <table:table-cell office:value-type="time" office:time-value="PT1056014H28M47.000001166S" calcext:value-type="time">
            <text:p>14:28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0.0</text:p>
          </table:table-cell>
          <table:table-cell office:value-type="date" office:date-value="2020-06-18T15:28:46" calcext:value-type="date">
            <text:p>18/06/20</text:p>
          </table:table-cell>
          <table:table-cell office:value-type="time" office:time-value="PT1056015H28M45.999999046S" calcext:value-type="time">
            <text:p>15:28: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56.0</text:p>
          </table:table-cell>
          <table:table-cell office:value-type="date" office:date-value="2020-06-18T15:28:46" calcext:value-type="date">
            <text:p>18/06/20</text:p>
          </table:table-cell>
          <table:table-cell office:value-type="time" office:time-value="PT1056015H28M45.999999046S" calcext:value-type="time">
            <text:p>15:28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1.0</text:p>
          </table:table-cell>
          <table:table-cell office:value-type="date" office:date-value="2020-06-18T15:28:46" calcext:value-type="date">
            <text:p>18/06/20</text:p>
          </table:table-cell>
          <table:table-cell office:value-type="time" office:time-value="PT1056015H28M45.999999046S" calcext:value-type="time">
            <text:p>15:28: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54.0</text:p>
          </table:table-cell>
          <table:table-cell office:value-type="date" office:date-value="2020-06-18T15:28:46" calcext:value-type="date">
            <text:p>18/06/20</text:p>
          </table:table-cell>
          <table:table-cell office:value-type="time" office:time-value="PT1056015H28M45.999999046S" calcext:value-type="time">
            <text:p>15:28: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18T16:28:44.999999" calcext:value-type="date">
            <text:p>18/06/20</text:p>
          </table:table-cell>
          <table:table-cell office:value-type="time" office:time-value="PT1056016H28M44.999999441S" calcext:value-type="time">
            <text:p>16:28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office:value-type="date" office:date-value="2020-06-18T16:28:44.999999" calcext:value-type="date">
            <text:p>18/06/20</text:p>
          </table:table-cell>
          <table:table-cell office:value-type="time" office:time-value="PT1056016H28M44.999999441S" calcext:value-type="time">
            <text:p>16:28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office:value-type="date" office:date-value="2020-06-18T16:28:44.999999" calcext:value-type="date">
            <text:p>18/06/20</text:p>
          </table:table-cell>
          <table:table-cell office:value-type="time" office:time-value="PT1056016H28M44.999999441S" calcext:value-type="time">
            <text:p>16:28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18T16:28:44.999999" calcext:value-type="date">
            <text:p>18/06/20</text:p>
          </table:table-cell>
          <table:table-cell office:value-type="time" office:time-value="PT1056016H28M44.999999441S" calcext:value-type="time">
            <text:p>16:28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18T17:28:44" calcext:value-type="date">
            <text:p>18/06/20</text:p>
          </table:table-cell>
          <table:table-cell office:value-type="time" office:time-value="PT1056017H28M43.999999836S" calcext:value-type="time">
            <text:p>17:28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office:value-type="date" office:date-value="2020-06-18T17:28:44" calcext:value-type="date">
            <text:p>18/06/20</text:p>
          </table:table-cell>
          <table:table-cell office:value-type="time" office:time-value="PT1056017H28M43.999999836S" calcext:value-type="time">
            <text:p>17:28: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8T17:28:44" calcext:value-type="date">
            <text:p>18/06/20</text:p>
          </table:table-cell>
          <table:table-cell office:value-type="time" office:time-value="PT1056017H28M43.999999836S" calcext:value-type="time">
            <text:p>17:28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18T17:28:44" calcext:value-type="date">
            <text:p>18/06/20</text:p>
          </table:table-cell>
          <table:table-cell office:value-type="time" office:time-value="PT1056017H28M43.999999836S" calcext:value-type="time">
            <text:p>17:28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office:value-type="date" office:date-value="2020-06-18T18:28:43" calcext:value-type="date">
            <text:p>18/06/20</text:p>
          </table:table-cell>
          <table:table-cell office:value-type="time" office:time-value="PT1056018H28M43.000000231S" calcext:value-type="time">
            <text:p>18:28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office:value-type="date" office:date-value="2020-06-18T18:28:43" calcext:value-type="date">
            <text:p>18/06/20</text:p>
          </table:table-cell>
          <table:table-cell office:value-type="time" office:time-value="PT1056018H28M43.000000231S" calcext:value-type="time">
            <text:p>18:28: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office:value-type="date" office:date-value="2020-06-18T18:28:43" calcext:value-type="date">
            <text:p>18/06/20</text:p>
          </table:table-cell>
          <table:table-cell office:value-type="time" office:time-value="PT1056018H28M43.000000231S" calcext:value-type="time">
            <text:p>18:28: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4.0</text:p>
          </table:table-cell>
          <table:table-cell office:value-type="date" office:date-value="2020-06-18T18:28:43" calcext:value-type="date">
            <text:p>18/06/20</text:p>
          </table:table-cell>
          <table:table-cell office:value-type="time" office:time-value="PT1056018H28M43.000000231S" calcext:value-type="time">
            <text:p>18:28: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office:value-type="date" office:date-value="2020-06-18T19:28:41.999999" calcext:value-type="date">
            <text:p>18/06/20</text:p>
          </table:table-cell>
          <table:table-cell office:value-type="time" office:time-value="PT1056019H28M41.999998949S" calcext:value-type="time">
            <text:p>19:28: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office:value-type="date" office:date-value="2020-06-18T19:28:41.999999" calcext:value-type="date">
            <text:p>18/06/20</text:p>
          </table:table-cell>
          <table:table-cell office:value-type="time" office:time-value="PT1056019H28M41.999998949S" calcext:value-type="time">
            <text:p>19:28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office:value-type="date" office:date-value="2020-06-18T19:28:41.999999" calcext:value-type="date">
            <text:p>18/06/20</text:p>
          </table:table-cell>
          <table:table-cell office:value-type="time" office:time-value="PT1056019H28M41.999998949S" calcext:value-type="time">
            <text:p>19:28: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4.0</text:p>
          </table:table-cell>
          <table:table-cell office:value-type="date" office:date-value="2020-06-18T19:28:41.999999" calcext:value-type="date">
            <text:p>18/06/20</text:p>
          </table:table-cell>
          <table:table-cell office:value-type="time" office:time-value="PT1056019H28M41.999998949S" calcext:value-type="time">
            <text:p>19:28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office:value-type="date" office:date-value="2020-06-18T20:28:41" calcext:value-type="date">
            <text:p>18/06/20</text:p>
          </table:table-cell>
          <table:table-cell office:value-type="time" office:time-value="PT1056020H28M41.000000183S" calcext:value-type="time">
            <text:p>20:28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office:value-type="date" office:date-value="2020-06-18T20:28:41" calcext:value-type="date">
            <text:p>18/06/20</text:p>
          </table:table-cell>
          <table:table-cell office:value-type="time" office:time-value="PT1056020H28M41.000000183S" calcext:value-type="time">
            <text:p>20:28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office:value-type="date" office:date-value="2020-06-18T20:28:41" calcext:value-type="date">
            <text:p>18/06/20</text:p>
          </table:table-cell>
          <table:table-cell office:value-type="time" office:time-value="PT1056020H28M41.000000183S" calcext:value-type="time">
            <text:p>20:28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4.0</text:p>
          </table:table-cell>
          <table:table-cell office:value-type="date" office:date-value="2020-06-18T20:28:41" calcext:value-type="date">
            <text:p>18/06/20</text:p>
          </table:table-cell>
          <table:table-cell office:value-type="time" office:time-value="PT1056020H28M41.000000183S" calcext:value-type="time">
            <text:p>20:28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18T21:28:40" calcext:value-type="date">
            <text:p>18/06/20</text:p>
          </table:table-cell>
          <table:table-cell office:value-type="time" office:time-value="PT1056021H28M39.999998901S" calcext:value-type="time">
            <text:p>21:28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office:value-type="date" office:date-value="2020-06-18T21:28:40" calcext:value-type="date">
            <text:p>18/06/20</text:p>
          </table:table-cell>
          <table:table-cell office:value-type="time" office:time-value="PT1056021H28M39.999998901S" calcext:value-type="time">
            <text:p>21:28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8T21:28:40" calcext:value-type="date">
            <text:p>18/06/20</text:p>
          </table:table-cell>
          <table:table-cell office:value-type="time" office:time-value="PT1056021H28M39.999998901S" calcext:value-type="time">
            <text:p>21:28: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18T21:28:40" calcext:value-type="date">
            <text:p>18/06/20</text:p>
          </table:table-cell>
          <table:table-cell office:value-type="time" office:time-value="PT1056021H28M39.999998901S" calcext:value-type="time">
            <text:p>21:28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18T22:28:38.999999" calcext:value-type="date">
            <text:p>18/06/20</text:p>
          </table:table-cell>
          <table:table-cell office:value-type="time" office:time-value="PT1056022H28M38.999999296S" calcext:value-type="time">
            <text:p>22:28: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7.0</text:p>
          </table:table-cell>
          <table:table-cell office:value-type="date" office:date-value="2020-06-18T22:28:38.999999" calcext:value-type="date">
            <text:p>18/06/20</text:p>
          </table:table-cell>
          <table:table-cell office:value-type="time" office:time-value="PT1056022H28M38.999999296S" calcext:value-type="time">
            <text:p>22:28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office:value-type="date" office:date-value="2020-06-18T22:28:38.999999" calcext:value-type="date">
            <text:p>18/06/20</text:p>
          </table:table-cell>
          <table:table-cell office:value-type="time" office:time-value="PT1056022H28M38.999999296S" calcext:value-type="time">
            <text:p>22:28: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office:value-type="date" office:date-value="2020-06-18T22:28:38.999999" calcext:value-type="date">
            <text:p>18/06/20</text:p>
          </table:table-cell>
          <table:table-cell office:value-type="time" office:time-value="PT1056022H28M38.999999296S" calcext:value-type="time">
            <text:p>22:28: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office:value-type="date" office:date-value="2020-06-18T23:28:38" calcext:value-type="date">
            <text:p>18/06/20</text:p>
          </table:table-cell>
          <table:table-cell office:value-type="time" office:time-value="PT1056023H28M38.000000529S" calcext:value-type="time">
            <text:p>23:28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office:value-type="date" office:date-value="2020-06-18T23:28:38" calcext:value-type="date">
            <text:p>18/06/20</text:p>
          </table:table-cell>
          <table:table-cell office:value-type="time" office:time-value="PT1056023H28M38.000000529S" calcext:value-type="time">
            <text:p>23:28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office:value-type="date" office:date-value="2020-06-18T23:28:38" calcext:value-type="date">
            <text:p>18/06/20</text:p>
          </table:table-cell>
          <table:table-cell office:value-type="time" office:time-value="PT1056023H28M38.000000529S" calcext:value-type="time">
            <text:p>23:28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18T23:28:38" calcext:value-type="date">
            <text:p>18/06/20</text:p>
          </table:table-cell>
          <table:table-cell office:value-type="time" office:time-value="PT1056023H28M38.000000529S" calcext:value-type="time">
            <text:p>23:28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19T00:28:37" calcext:value-type="date">
            <text:p>19/06/20</text:p>
          </table:table-cell>
          <table:table-cell office:value-type="time" office:time-value="PT1056024H28M36.999999247S" calcext:value-type="time">
            <text:p>00:28: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19T00:28:37" calcext:value-type="date">
            <text:p>19/06/20</text:p>
          </table:table-cell>
          <table:table-cell office:value-type="time" office:time-value="PT1056024H28M36.999999247S" calcext:value-type="time">
            <text:p>00:28: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office:value-type="date" office:date-value="2020-06-19T00:28:37" calcext:value-type="date">
            <text:p>19/06/20</text:p>
          </table:table-cell>
          <table:table-cell office:value-type="time" office:time-value="PT1056024H28M36.999999247S" calcext:value-type="time">
            <text:p>00:28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19T00:28:37" calcext:value-type="date">
            <text:p>19/06/20</text:p>
          </table:table-cell>
          <table:table-cell office:value-type="time" office:time-value="PT1056024H28M36.999999247S" calcext:value-type="time">
            <text:p>00:28: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19T01:28:36" calcext:value-type="date">
            <text:p>19/06/20</text:p>
          </table:table-cell>
          <table:table-cell office:value-type="time" office:time-value="PT1056025H28M35.999999642S" calcext:value-type="time">
            <text:p>01:28: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19T01:28:36" calcext:value-type="date">
            <text:p>19/06/20</text:p>
          </table:table-cell>
          <table:table-cell office:value-type="time" office:time-value="PT1056025H28M35.999999642S" calcext:value-type="time">
            <text:p>01:28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office:value-type="date" office:date-value="2020-06-19T01:28:36" calcext:value-type="date">
            <text:p>19/06/20</text:p>
          </table:table-cell>
          <table:table-cell office:value-type="time" office:time-value="PT1056025H28M35.999999642S" calcext:value-type="time">
            <text:p>01:28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19T01:28:36" calcext:value-type="date">
            <text:p>19/06/20</text:p>
          </table:table-cell>
          <table:table-cell office:value-type="time" office:time-value="PT1056025H28M35.999999642S" calcext:value-type="time">
            <text:p>01:28: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9T02:28:35" calcext:value-type="date">
            <text:p>19/06/20</text:p>
          </table:table-cell>
          <table:table-cell office:value-type="time" office:time-value="PT1056026H28M35.000000037S" calcext:value-type="time">
            <text:p>02:28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19T02:28:35" calcext:value-type="date">
            <text:p>19/06/20</text:p>
          </table:table-cell>
          <table:table-cell office:value-type="time" office:time-value="PT1056026H28M35.000000037S" calcext:value-type="time">
            <text:p>02:28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office:value-type="date" office:date-value="2020-06-19T02:28:35" calcext:value-type="date">
            <text:p>19/06/20</text:p>
          </table:table-cell>
          <table:table-cell office:value-type="time" office:time-value="PT1056026H28M35.000000037S" calcext:value-type="time">
            <text:p>02:28: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19T02:28:35" calcext:value-type="date">
            <text:p>19/06/20</text:p>
          </table:table-cell>
          <table:table-cell office:value-type="time" office:time-value="PT1056026H28M35.000000037S" calcext:value-type="time">
            <text:p>02:28: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9T03:28:34" calcext:value-type="date">
            <text:p>19/06/20</text:p>
          </table:table-cell>
          <table:table-cell office:value-type="time" office:time-value="PT1056027H28M33.999999594S" calcext:value-type="time">
            <text:p>03:28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19T03:28:34" calcext:value-type="date">
            <text:p>19/06/20</text:p>
          </table:table-cell>
          <table:table-cell office:value-type="time" office:time-value="PT1056027H28M33.999999594S" calcext:value-type="time">
            <text:p>03:28: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19T03:28:34" calcext:value-type="date">
            <text:p>19/06/20</text:p>
          </table:table-cell>
          <table:table-cell office:value-type="time" office:time-value="PT1056027H28M33.999999594S" calcext:value-type="time">
            <text:p>03:28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19T03:28:34" calcext:value-type="date">
            <text:p>19/06/20</text:p>
          </table:table-cell>
          <table:table-cell office:value-type="time" office:time-value="PT1056027H28M33.999999594S" calcext:value-type="time">
            <text:p>03:28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19T04:28:33" calcext:value-type="date">
            <text:p>19/06/20</text:p>
          </table:table-cell>
          <table:table-cell office:value-type="time" office:time-value="PT1056028H28M33.000000827S" calcext:value-type="time">
            <text:p>04:28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9T04:28:33" calcext:value-type="date">
            <text:p>19/06/20</text:p>
          </table:table-cell>
          <table:table-cell office:value-type="time" office:time-value="PT1056028H28M33.000000827S" calcext:value-type="time">
            <text:p>04:28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19T04:28:33" calcext:value-type="date">
            <text:p>19/06/20</text:p>
          </table:table-cell>
          <table:table-cell office:value-type="time" office:time-value="PT1056028H28M33.000000827S" calcext:value-type="time">
            <text:p>04:28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19T04:28:33" calcext:value-type="date">
            <text:p>19/06/20</text:p>
          </table:table-cell>
          <table:table-cell office:value-type="time" office:time-value="PT1056028H28M33.000000827S" calcext:value-type="time">
            <text:p>04:28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19T05:28:32" calcext:value-type="date">
            <text:p>19/06/20</text:p>
          </table:table-cell>
          <table:table-cell office:value-type="time" office:time-value="PT1056029H28M31.999999546S" calcext:value-type="time">
            <text:p>05:28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office:value-type="date" office:date-value="2020-06-19T05:28:32" calcext:value-type="date">
            <text:p>19/06/20</text:p>
          </table:table-cell>
          <table:table-cell office:value-type="time" office:time-value="PT1056029H28M31.999999546S" calcext:value-type="time">
            <text:p>05:28: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19T05:28:32" calcext:value-type="date">
            <text:p>19/06/20</text:p>
          </table:table-cell>
          <table:table-cell office:value-type="time" office:time-value="PT1056029H28M31.999999546S" calcext:value-type="time">
            <text:p>05:28: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19T05:28:32" calcext:value-type="date">
            <text:p>19/06/20</text:p>
          </table:table-cell>
          <table:table-cell office:value-type="time" office:time-value="PT1056029H28M31.999999546S" calcext:value-type="time">
            <text:p>05:28: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19T06:28:31" calcext:value-type="date">
            <text:p>19/06/20</text:p>
          </table:table-cell>
          <table:table-cell office:value-type="time" office:time-value="PT1056030H28M30.99999994S" calcext:value-type="time">
            <text:p>06:28: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19T06:28:31" calcext:value-type="date">
            <text:p>19/06/20</text:p>
          </table:table-cell>
          <table:table-cell office:value-type="time" office:time-value="PT1056030H28M30.99999994S" calcext:value-type="time">
            <text:p>06:28: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19T06:28:31" calcext:value-type="date">
            <text:p>19/06/20</text:p>
          </table:table-cell>
          <table:table-cell office:value-type="time" office:time-value="PT1056030H28M30.99999994S" calcext:value-type="time">
            <text:p>06:28: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19T06:28:31" calcext:value-type="date">
            <text:p>19/06/20</text:p>
          </table:table-cell>
          <table:table-cell office:value-type="time" office:time-value="PT1056030H28M30.99999994S" calcext:value-type="time">
            <text:p>06:28: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19T07:28:30" calcext:value-type="date">
            <text:p>19/06/20</text:p>
          </table:table-cell>
          <table:table-cell office:value-type="time" office:time-value="PT1056031H28M30.000000335S" calcext:value-type="time">
            <text:p>07:28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19T07:28:30" calcext:value-type="date">
            <text:p>19/06/20</text:p>
          </table:table-cell>
          <table:table-cell office:value-type="time" office:time-value="PT1056031H28M30.000000335S" calcext:value-type="time">
            <text:p>07:28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19T07:28:30" calcext:value-type="date">
            <text:p>19/06/20</text:p>
          </table:table-cell>
          <table:table-cell office:value-type="time" office:time-value="PT1056031H28M30.000000335S" calcext:value-type="time">
            <text:p>07:28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19T07:28:30" calcext:value-type="date">
            <text:p>19/06/20</text:p>
          </table:table-cell>
          <table:table-cell office:value-type="time" office:time-value="PT1056031H28M30.000000335S" calcext:value-type="time">
            <text:p>07:28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19T08:28:29" calcext:value-type="date">
            <text:p>19/06/20</text:p>
          </table:table-cell>
          <table:table-cell office:value-type="time" office:time-value="PT1056032H28M28.999999892S" calcext:value-type="time">
            <text:p>08:28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19T08:28:29" calcext:value-type="date">
            <text:p>19/06/20</text:p>
          </table:table-cell>
          <table:table-cell office:value-type="time" office:time-value="PT1056032H28M28.999999892S" calcext:value-type="time">
            <text:p>08:28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19T08:28:29" calcext:value-type="date">
            <text:p>19/06/20</text:p>
          </table:table-cell>
          <table:table-cell office:value-type="time" office:time-value="PT1056032H28M28.999999892S" calcext:value-type="time">
            <text:p>08:28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19T08:28:29" calcext:value-type="date">
            <text:p>19/06/20</text:p>
          </table:table-cell>
          <table:table-cell office:value-type="time" office:time-value="PT1056032H28M28.999999892S" calcext:value-type="time">
            <text:p>08:28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19T09:28:28" calcext:value-type="date">
            <text:p>19/06/20</text:p>
          </table:table-cell>
          <table:table-cell office:value-type="time" office:time-value="PT1056033H28M28.000000287S" calcext:value-type="time">
            <text:p>09:28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19T09:28:28" calcext:value-type="date">
            <text:p>19/06/20</text:p>
          </table:table-cell>
          <table:table-cell office:value-type="time" office:time-value="PT1056033H28M28.000000287S" calcext:value-type="time">
            <text:p>09:28: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19T09:28:28" calcext:value-type="date">
            <text:p>19/06/20</text:p>
          </table:table-cell>
          <table:table-cell office:value-type="time" office:time-value="PT1056033H28M28.000000287S" calcext:value-type="time">
            <text:p>09:28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19T09:28:28" calcext:value-type="date">
            <text:p>19/06/20</text:p>
          </table:table-cell>
          <table:table-cell office:value-type="time" office:time-value="PT1056033H28M28.000000287S" calcext:value-type="time">
            <text:p>09:28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19T10:28:27" calcext:value-type="date">
            <text:p>19/06/20</text:p>
          </table:table-cell>
          <table:table-cell office:value-type="time" office:time-value="PT1056034H28M26.999999005S" calcext:value-type="time">
            <text:p>10:28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6.0</text:p>
          </table:table-cell>
          <table:table-cell office:value-type="date" office:date-value="2020-06-19T10:28:27" calcext:value-type="date">
            <text:p>19/06/20</text:p>
          </table:table-cell>
          <table:table-cell office:value-type="time" office:time-value="PT1056034H28M26.999999005S" calcext:value-type="time">
            <text:p>10:28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19T10:28:27" calcext:value-type="date">
            <text:p>19/06/20</text:p>
          </table:table-cell>
          <table:table-cell office:value-type="time" office:time-value="PT1056034H28M26.999999005S" calcext:value-type="time">
            <text:p>10:28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19T10:28:27" calcext:value-type="date">
            <text:p>19/06/20</text:p>
          </table:table-cell>
          <table:table-cell office:value-type="time" office:time-value="PT1056034H28M26.999999005S" calcext:value-type="time">
            <text:p>10:28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19T11:28:26" calcext:value-type="date">
            <text:p>19/06/20</text:p>
          </table:table-cell>
          <table:table-cell office:value-type="time" office:time-value="PT1056035H28M26.000000238S" calcext:value-type="time">
            <text:p>11:28: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19T11:28:26" calcext:value-type="date">
            <text:p>19/06/20</text:p>
          </table:table-cell>
          <table:table-cell office:value-type="time" office:time-value="PT1056035H28M26.000000238S" calcext:value-type="time">
            <text:p>11:28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19T11:28:26" calcext:value-type="date">
            <text:p>19/06/20</text:p>
          </table:table-cell>
          <table:table-cell office:value-type="time" office:time-value="PT1056035H28M26.000000238S" calcext:value-type="time">
            <text:p>11:28: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19T11:28:26" calcext:value-type="date">
            <text:p>19/06/20</text:p>
          </table:table-cell>
          <table:table-cell office:value-type="time" office:time-value="PT1056035H28M26.000000238S" calcext:value-type="time">
            <text:p>11:28: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19T12:28:25" calcext:value-type="date">
            <text:p>19/06/20</text:p>
          </table:table-cell>
          <table:table-cell office:value-type="time" office:time-value="PT1056036H28M24.999998957S" calcext:value-type="time">
            <text:p>12:28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19T12:28:25" calcext:value-type="date">
            <text:p>19/06/20</text:p>
          </table:table-cell>
          <table:table-cell office:value-type="time" office:time-value="PT1056036H28M24.999998957S" calcext:value-type="time">
            <text:p>12:28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19T12:28:25" calcext:value-type="date">
            <text:p>19/06/20</text:p>
          </table:table-cell>
          <table:table-cell office:value-type="time" office:time-value="PT1056036H28M24.999998957S" calcext:value-type="time">
            <text:p>12:28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19T12:28:25" calcext:value-type="date">
            <text:p>19/06/20</text:p>
          </table:table-cell>
          <table:table-cell office:value-type="time" office:time-value="PT1056036H28M24.999998957S" calcext:value-type="time">
            <text:p>12:28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9.0</text:p>
          </table:table-cell>
          <table:table-cell office:value-type="date" office:date-value="2020-06-19T13:28:24" calcext:value-type="date">
            <text:p>19/06/20</text:p>
          </table:table-cell>
          <table:table-cell office:value-type="time" office:time-value="PT1056037H28M23.999999352S" calcext:value-type="time">
            <text:p>13:28: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6.0</text:p>
          </table:table-cell>
          <table:table-cell office:value-type="date" office:date-value="2020-06-19T13:28:24" calcext:value-type="date">
            <text:p>19/06/20</text:p>
          </table:table-cell>
          <table:table-cell office:value-type="time" office:time-value="PT1056037H28M23.999999352S" calcext:value-type="time">
            <text:p>13:28: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0.0</text:p>
          </table:table-cell>
          <table:table-cell office:value-type="date" office:date-value="2020-06-19T13:28:24" calcext:value-type="date">
            <text:p>19/06/20</text:p>
          </table:table-cell>
          <table:table-cell office:value-type="time" office:time-value="PT1056037H28M23.999999352S" calcext:value-type="time">
            <text:p>13:28: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4.0</text:p>
          </table:table-cell>
          <table:table-cell office:value-type="date" office:date-value="2020-06-19T13:28:24" calcext:value-type="date">
            <text:p>19/06/20</text:p>
          </table:table-cell>
          <table:table-cell office:value-type="time" office:time-value="PT1056037H28M23.999999352S" calcext:value-type="time">
            <text:p>13:28: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19T14:28:23" calcext:value-type="date">
            <text:p>19/06/20</text:p>
          </table:table-cell>
          <table:table-cell office:value-type="time" office:time-value="PT1056038H28M22.999999747S" calcext:value-type="time">
            <text:p>14:28: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9T14:28:23" calcext:value-type="date">
            <text:p>19/06/20</text:p>
          </table:table-cell>
          <table:table-cell office:value-type="time" office:time-value="PT1056038H28M22.999999747S" calcext:value-type="time">
            <text:p>14:28: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office:value-type="date" office:date-value="2020-06-19T14:28:23" calcext:value-type="date">
            <text:p>19/06/20</text:p>
          </table:table-cell>
          <table:table-cell office:value-type="time" office:time-value="PT1056038H28M22.999999747S" calcext:value-type="time">
            <text:p>14:28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19T14:28:23" calcext:value-type="date">
            <text:p>19/06/20</text:p>
          </table:table-cell>
          <table:table-cell office:value-type="time" office:time-value="PT1056038H28M22.999999747S" calcext:value-type="time">
            <text:p>14:28: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9T15:28:22" calcext:value-type="date">
            <text:p>19/06/20</text:p>
          </table:table-cell>
          <table:table-cell office:value-type="time" office:time-value="PT1056039H28M22.000000142S" calcext:value-type="time">
            <text:p>15:28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19T15:28:22" calcext:value-type="date">
            <text:p>19/06/20</text:p>
          </table:table-cell>
          <table:table-cell office:value-type="time" office:time-value="PT1056039H28M22.000000142S" calcext:value-type="time">
            <text:p>15:28: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office:value-type="date" office:date-value="2020-06-19T15:28:22" calcext:value-type="date">
            <text:p>19/06/20</text:p>
          </table:table-cell>
          <table:table-cell office:value-type="time" office:time-value="PT1056039H28M22.000000142S" calcext:value-type="time">
            <text:p>15:28: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19T15:28:22" calcext:value-type="date">
            <text:p>19/06/20</text:p>
          </table:table-cell>
          <table:table-cell office:value-type="time" office:time-value="PT1056039H28M22.000000142S" calcext:value-type="time">
            <text:p>15:28: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19T16:28:20.999999" calcext:value-type="date">
            <text:p>19/06/20</text:p>
          </table:table-cell>
          <table:table-cell office:value-type="time" office:time-value="PT1056040H28M21.000000536S" calcext:value-type="time">
            <text:p>16:28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19T16:28:20.999999" calcext:value-type="date">
            <text:p>19/06/20</text:p>
          </table:table-cell>
          <table:table-cell office:value-type="time" office:time-value="PT1056040H28M21.000000536S" calcext:value-type="time">
            <text:p>16:28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office:value-type="date" office:date-value="2020-06-19T16:28:20.999999" calcext:value-type="date">
            <text:p>19/06/20</text:p>
          </table:table-cell>
          <table:table-cell office:value-type="time" office:time-value="PT1056040H28M21.000000536S" calcext:value-type="time">
            <text:p>16:28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19T16:28:20.999999" calcext:value-type="date">
            <text:p>19/06/20</text:p>
          </table:table-cell>
          <table:table-cell office:value-type="time" office:time-value="PT1056040H28M21.000000536S" calcext:value-type="time">
            <text:p>16:28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19T17:28:20" calcext:value-type="date">
            <text:p>19/06/20</text:p>
          </table:table-cell>
          <table:table-cell office:value-type="time" office:time-value="PT1056041H28M19.999999255S" calcext:value-type="time">
            <text:p>17:28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office:value-type="date" office:date-value="2020-06-19T17:28:20" calcext:value-type="date">
            <text:p>19/06/20</text:p>
          </table:table-cell>
          <table:table-cell office:value-type="time" office:time-value="PT1056041H28M19.999999255S" calcext:value-type="time">
            <text:p>17:28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9T17:28:20" calcext:value-type="date">
            <text:p>19/06/20</text:p>
          </table:table-cell>
          <table:table-cell office:value-type="time" office:time-value="PT1056041H28M19.999999255S" calcext:value-type="time">
            <text:p>17:28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19T17:28:20" calcext:value-type="date">
            <text:p>19/06/20</text:p>
          </table:table-cell>
          <table:table-cell office:value-type="time" office:time-value="PT1056041H28M19.999999255S" calcext:value-type="time">
            <text:p>17:28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19T18:28:19" calcext:value-type="date">
            <text:p>19/06/20</text:p>
          </table:table-cell>
          <table:table-cell office:value-type="time" office:time-value="PT1056042H28M18.99999965S" calcext:value-type="time">
            <text:p>18:28: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office:value-type="date" office:date-value="2020-06-19T18:28:19" calcext:value-type="date">
            <text:p>19/06/20</text:p>
          </table:table-cell>
          <table:table-cell office:value-type="time" office:time-value="PT1056042H28M18.99999965S" calcext:value-type="time">
            <text:p>18:28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9T18:28:19" calcext:value-type="date">
            <text:p>19/06/20</text:p>
          </table:table-cell>
          <table:table-cell office:value-type="time" office:time-value="PT1056042H28M18.99999965S" calcext:value-type="time">
            <text:p>18:28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19T18:28:19" calcext:value-type="date">
            <text:p>19/06/20</text:p>
          </table:table-cell>
          <table:table-cell office:value-type="time" office:time-value="PT1056042H28M18.99999965S" calcext:value-type="time">
            <text:p>18:28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19T19:28:17.999999" calcext:value-type="date">
            <text:p>19/06/20</text:p>
          </table:table-cell>
          <table:table-cell office:value-type="time" office:time-value="PT1056043H28M17.999999207S" calcext:value-type="time">
            <text:p>19:28: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office:value-type="date" office:date-value="2020-06-19T19:28:17.999999" calcext:value-type="date">
            <text:p>19/06/20</text:p>
          </table:table-cell>
          <table:table-cell office:value-type="time" office:time-value="PT1056043H28M17.999999207S" calcext:value-type="time">
            <text:p>19:28: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9T19:28:17.999999" calcext:value-type="date">
            <text:p>19/06/20</text:p>
          </table:table-cell>
          <table:table-cell office:value-type="time" office:time-value="PT1056043H28M17.999999207S" calcext:value-type="time">
            <text:p>19:28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19T19:28:17.999999" calcext:value-type="date">
            <text:p>19/06/20</text:p>
          </table:table-cell>
          <table:table-cell office:value-type="time" office:time-value="PT1056043H28M17.999999207S" calcext:value-type="time">
            <text:p>19:28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0.0</text:p>
          </table:table-cell>
          <table:table-cell office:value-type="date" office:date-value="2020-06-19T20:28:17" calcext:value-type="date">
            <text:p>19/06/20</text:p>
          </table:table-cell>
          <table:table-cell office:value-type="time" office:time-value="PT1056044H28M16.999999601S" calcext:value-type="time">
            <text:p>20:28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7.0</text:p>
          </table:table-cell>
          <table:table-cell office:value-type="date" office:date-value="2020-06-19T20:28:17" calcext:value-type="date">
            <text:p>19/06/20</text:p>
          </table:table-cell>
          <table:table-cell office:value-type="time" office:time-value="PT1056044H28M16.999999601S" calcext:value-type="time">
            <text:p>20:28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1.0</text:p>
          </table:table-cell>
          <table:table-cell office:value-type="date" office:date-value="2020-06-19T20:28:17" calcext:value-type="date">
            <text:p>19/06/20</text:p>
          </table:table-cell>
          <table:table-cell office:value-type="time" office:time-value="PT1056044H28M16.999999601S" calcext:value-type="time">
            <text:p>20:28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4.0</text:p>
          </table:table-cell>
          <table:table-cell office:value-type="date" office:date-value="2020-06-19T20:28:17" calcext:value-type="date">
            <text:p>19/06/20</text:p>
          </table:table-cell>
          <table:table-cell office:value-type="time" office:time-value="PT1056044H28M16.999999601S" calcext:value-type="time">
            <text:p>20:28: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19T21:28:16" calcext:value-type="date">
            <text:p>19/06/20</text:p>
          </table:table-cell>
          <table:table-cell office:value-type="time" office:time-value="PT1056045H28M16.000000834S" calcext:value-type="time">
            <text:p>21:28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office:value-type="date" office:date-value="2020-06-19T21:28:16" calcext:value-type="date">
            <text:p>19/06/20</text:p>
          </table:table-cell>
          <table:table-cell office:value-type="time" office:time-value="PT1056045H28M16.000000834S" calcext:value-type="time">
            <text:p>21:28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office:value-type="date" office:date-value="2020-06-19T21:28:16" calcext:value-type="date">
            <text:p>19/06/20</text:p>
          </table:table-cell>
          <table:table-cell office:value-type="time" office:time-value="PT1056045H28M16.000000834S" calcext:value-type="time">
            <text:p>21:28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19T21:28:16" calcext:value-type="date">
            <text:p>19/06/20</text:p>
          </table:table-cell>
          <table:table-cell office:value-type="time" office:time-value="PT1056045H28M16.000000834S" calcext:value-type="time">
            <text:p>21:28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19T22:28:14.999999" calcext:value-type="date">
            <text:p>19/06/20</text:p>
          </table:table-cell>
          <table:table-cell office:value-type="time" office:time-value="PT1056046H28M14.999999553S" calcext:value-type="time">
            <text:p>22:28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19T22:28:14.999999" calcext:value-type="date">
            <text:p>19/06/20</text:p>
          </table:table-cell>
          <table:table-cell office:value-type="time" office:time-value="PT1056046H28M14.999999553S" calcext:value-type="time">
            <text:p>22:28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19T22:28:14.999999" calcext:value-type="date">
            <text:p>19/06/20</text:p>
          </table:table-cell>
          <table:table-cell office:value-type="time" office:time-value="PT1056046H28M14.999999553S" calcext:value-type="time">
            <text:p>22:28: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19T22:28:14.999999" calcext:value-type="date">
            <text:p>19/06/20</text:p>
          </table:table-cell>
          <table:table-cell office:value-type="time" office:time-value="PT1056046H28M14.999999553S" calcext:value-type="time">
            <text:p>22:28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19T23:28:14" calcext:value-type="date">
            <text:p>19/06/20</text:p>
          </table:table-cell>
          <table:table-cell office:value-type="time" office:time-value="PT1056047H28M13.999999948S" calcext:value-type="time">
            <text:p>23:28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19T23:28:14" calcext:value-type="date">
            <text:p>19/06/20</text:p>
          </table:table-cell>
          <table:table-cell office:value-type="time" office:time-value="PT1056047H28M13.999999948S" calcext:value-type="time">
            <text:p>23:28: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19T23:28:14" calcext:value-type="date">
            <text:p>19/06/20</text:p>
          </table:table-cell>
          <table:table-cell office:value-type="time" office:time-value="PT1056047H28M13.999999948S" calcext:value-type="time">
            <text:p>23:28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19T23:28:14" calcext:value-type="date">
            <text:p>19/06/20</text:p>
          </table:table-cell>
          <table:table-cell office:value-type="time" office:time-value="PT1056047H28M13.999999948S" calcext:value-type="time">
            <text:p>23:28: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0T00:28:13" calcext:value-type="date">
            <text:p>20/06/20</text:p>
          </table:table-cell>
          <table:table-cell office:value-type="time" office:time-value="PT1056048H28M13.000000343S" calcext:value-type="time">
            <text:p>00:28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20T00:28:13" calcext:value-type="date">
            <text:p>20/06/20</text:p>
          </table:table-cell>
          <table:table-cell office:value-type="time" office:time-value="PT1056048H28M13.000000343S" calcext:value-type="time">
            <text:p>00:28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20T00:28:13" calcext:value-type="date">
            <text:p>20/06/20</text:p>
          </table:table-cell>
          <table:table-cell office:value-type="time" office:time-value="PT1056048H28M13.000000343S" calcext:value-type="time">
            <text:p>00:28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0T00:28:13" calcext:value-type="date">
            <text:p>20/06/20</text:p>
          </table:table-cell>
          <table:table-cell office:value-type="time" office:time-value="PT1056048H28M13.000000343S" calcext:value-type="time">
            <text:p>00:28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0T01:28:12" calcext:value-type="date">
            <text:p>20/06/20</text:p>
          </table:table-cell>
          <table:table-cell office:value-type="time" office:time-value="PT1056049H28M11.999999061S" calcext:value-type="time">
            <text:p>01:28: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20T01:28:12" calcext:value-type="date">
            <text:p>20/06/20</text:p>
          </table:table-cell>
          <table:table-cell office:value-type="time" office:time-value="PT1056049H28M11.999999061S" calcext:value-type="time">
            <text:p>01:28: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office:value-type="date" office:date-value="2020-06-20T01:28:12" calcext:value-type="date">
            <text:p>20/06/20</text:p>
          </table:table-cell>
          <table:table-cell office:value-type="time" office:time-value="PT1056049H28M11.999999061S" calcext:value-type="time">
            <text:p>01:28: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0T01:28:12" calcext:value-type="date">
            <text:p>20/06/20</text:p>
          </table:table-cell>
          <table:table-cell office:value-type="time" office:time-value="PT1056049H28M11.999999061S" calcext:value-type="time">
            <text:p>01:28: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0T02:28:11" calcext:value-type="date">
            <text:p>20/06/20</text:p>
          </table:table-cell>
          <table:table-cell office:value-type="time" office:time-value="PT1056050H28M11.000000294S" calcext:value-type="time">
            <text:p>02:28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20T02:28:11" calcext:value-type="date">
            <text:p>20/06/20</text:p>
          </table:table-cell>
          <table:table-cell office:value-type="time" office:time-value="PT1056050H28M11.000000294S" calcext:value-type="time">
            <text:p>02:28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0T02:28:11" calcext:value-type="date">
            <text:p>20/06/20</text:p>
          </table:table-cell>
          <table:table-cell office:value-type="time" office:time-value="PT1056050H28M11.000000294S" calcext:value-type="time">
            <text:p>02:28: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0T02:28:11" calcext:value-type="date">
            <text:p>20/06/20</text:p>
          </table:table-cell>
          <table:table-cell office:value-type="time" office:time-value="PT1056050H28M11.000000294S" calcext:value-type="time">
            <text:p>02:28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0T03:28:10" calcext:value-type="date">
            <text:p>20/06/20</text:p>
          </table:table-cell>
          <table:table-cell office:value-type="time" office:time-value="PT1056051H28M09.999999851S" calcext:value-type="time">
            <text:p>03:28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office:value-type="date" office:date-value="2020-06-20T03:28:10" calcext:value-type="date">
            <text:p>20/06/20</text:p>
          </table:table-cell>
          <table:table-cell office:value-type="time" office:time-value="PT1056051H28M09.999999851S" calcext:value-type="time">
            <text:p>03:28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office:value-type="date" office:date-value="2020-06-20T03:28:10" calcext:value-type="date">
            <text:p>20/06/20</text:p>
          </table:table-cell>
          <table:table-cell office:value-type="time" office:time-value="PT1056051H28M09.999999851S" calcext:value-type="time">
            <text:p>03:28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0T03:28:10" calcext:value-type="date">
            <text:p>20/06/20</text:p>
          </table:table-cell>
          <table:table-cell office:value-type="time" office:time-value="PT1056051H28M09.999999851S" calcext:value-type="time">
            <text:p>03:28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0T04:28:09" calcext:value-type="date">
            <text:p>20/06/20</text:p>
          </table:table-cell>
          <table:table-cell office:value-type="time" office:time-value="PT1056052H28M09.000000246S" calcext:value-type="time">
            <text:p>04:28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0T04:28:09" calcext:value-type="date">
            <text:p>20/06/20</text:p>
          </table:table-cell>
          <table:table-cell office:value-type="time" office:time-value="PT1056052H28M09.000000246S" calcext:value-type="time">
            <text:p>04:28: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0T04:28:09" calcext:value-type="date">
            <text:p>20/06/20</text:p>
          </table:table-cell>
          <table:table-cell office:value-type="time" office:time-value="PT1056052H28M09.000000246S" calcext:value-type="time">
            <text:p>04:28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0T04:28:09" calcext:value-type="date">
            <text:p>20/06/20</text:p>
          </table:table-cell>
          <table:table-cell office:value-type="time" office:time-value="PT1056052H28M09.000000246S" calcext:value-type="time">
            <text:p>04:28: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0T05:28:08" calcext:value-type="date">
            <text:p>20/06/20</text:p>
          </table:table-cell>
          <table:table-cell office:value-type="time" office:time-value="PT1056053H28M07.999998964S" calcext:value-type="time">
            <text:p>05:28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0T05:28:08" calcext:value-type="date">
            <text:p>20/06/20</text:p>
          </table:table-cell>
          <table:table-cell office:value-type="time" office:time-value="PT1056053H28M07.999998964S" calcext:value-type="time">
            <text:p>05:28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0T05:28:08" calcext:value-type="date">
            <text:p>20/06/20</text:p>
          </table:table-cell>
          <table:table-cell office:value-type="time" office:time-value="PT1056053H28M07.999998964S" calcext:value-type="time">
            <text:p>05:28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0T05:28:08" calcext:value-type="date">
            <text:p>20/06/20</text:p>
          </table:table-cell>
          <table:table-cell office:value-type="time" office:time-value="PT1056053H28M07.999998964S" calcext:value-type="time">
            <text:p>05:28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0T06:28:07" calcext:value-type="date">
            <text:p>20/06/20</text:p>
          </table:table-cell>
          <table:table-cell office:value-type="time" office:time-value="PT1056054H28M06.999999359S" calcext:value-type="time">
            <text:p>06:28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0T06:28:07" calcext:value-type="date">
            <text:p>20/06/20</text:p>
          </table:table-cell>
          <table:table-cell office:value-type="time" office:time-value="PT1056054H28M06.999999359S" calcext:value-type="time">
            <text:p>06:28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0T06:28:07" calcext:value-type="date">
            <text:p>20/06/20</text:p>
          </table:table-cell>
          <table:table-cell office:value-type="time" office:time-value="PT1056054H28M06.999999359S" calcext:value-type="time">
            <text:p>06:28: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0T06:28:07" calcext:value-type="date">
            <text:p>20/06/20</text:p>
          </table:table-cell>
          <table:table-cell office:value-type="time" office:time-value="PT1056054H28M06.999999359S" calcext:value-type="time">
            <text:p>06:28: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0T07:28:06" calcext:value-type="date">
            <text:p>20/06/20</text:p>
          </table:table-cell>
          <table:table-cell office:value-type="time" office:time-value="PT1056055H28M05.999998916S" calcext:value-type="time">
            <text:p>07:28: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0T07:28:06" calcext:value-type="date">
            <text:p>20/06/20</text:p>
          </table:table-cell>
          <table:table-cell office:value-type="time" office:time-value="PT1056055H28M05.999998916S" calcext:value-type="time">
            <text:p>07:28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0T07:28:06" calcext:value-type="date">
            <text:p>20/06/20</text:p>
          </table:table-cell>
          <table:table-cell office:value-type="time" office:time-value="PT1056055H28M05.999998916S" calcext:value-type="time">
            <text:p>07:28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0T07:28:06" calcext:value-type="date">
            <text:p>20/06/20</text:p>
          </table:table-cell>
          <table:table-cell office:value-type="time" office:time-value="PT1056055H28M05.999998916S" calcext:value-type="time">
            <text:p>07:28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0T08:28:05" calcext:value-type="date">
            <text:p>20/06/20</text:p>
          </table:table-cell>
          <table:table-cell office:value-type="time" office:time-value="PT1056056H28M05.000000149S" calcext:value-type="time">
            <text:p>08:28: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0T08:28:05" calcext:value-type="date">
            <text:p>20/06/20</text:p>
          </table:table-cell>
          <table:table-cell office:value-type="time" office:time-value="PT1056056H28M05.000000149S" calcext:value-type="time">
            <text:p>08:28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0T08:28:05" calcext:value-type="date">
            <text:p>20/06/20</text:p>
          </table:table-cell>
          <table:table-cell office:value-type="time" office:time-value="PT1056056H28M05.000000149S" calcext:value-type="time">
            <text:p>08:28: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0T08:28:05" calcext:value-type="date">
            <text:p>20/06/20</text:p>
          </table:table-cell>
          <table:table-cell office:value-type="time" office:time-value="PT1056056H28M05.000000149S" calcext:value-type="time">
            <text:p>08:28: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0T09:28:04" calcext:value-type="date">
            <text:p>20/06/20</text:p>
          </table:table-cell>
          <table:table-cell office:value-type="time" office:time-value="PT1056057H28M04.000000544S" calcext:value-type="time">
            <text:p>09:28: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0T09:28:04" calcext:value-type="date">
            <text:p>20/06/20</text:p>
          </table:table-cell>
          <table:table-cell office:value-type="time" office:time-value="PT1056057H28M04.000000544S" calcext:value-type="time">
            <text:p>09:28: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0T09:28:04" calcext:value-type="date">
            <text:p>20/06/20</text:p>
          </table:table-cell>
          <table:table-cell office:value-type="time" office:time-value="PT1056057H28M04.000000544S" calcext:value-type="time">
            <text:p>09:28: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0T09:28:04" calcext:value-type="date">
            <text:p>20/06/20</text:p>
          </table:table-cell>
          <table:table-cell office:value-type="time" office:time-value="PT1056057H28M04.000000544S" calcext:value-type="time">
            <text:p>09:28: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0T10:28:03" calcext:value-type="date">
            <text:p>20/06/20</text:p>
          </table:table-cell>
          <table:table-cell office:value-type="time" office:time-value="PT1056058H28M02.999998424S" calcext:value-type="time">
            <text:p>10:28: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0T10:28:03" calcext:value-type="date">
            <text:p>20/06/20</text:p>
          </table:table-cell>
          <table:table-cell office:value-type="time" office:time-value="PT1056058H28M02.999998424S" calcext:value-type="time">
            <text:p>10:28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0T10:28:03" calcext:value-type="date">
            <text:p>20/06/20</text:p>
          </table:table-cell>
          <table:table-cell office:value-type="time" office:time-value="PT1056058H28M02.999998424S" calcext:value-type="time">
            <text:p>10:28: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0T10:28:03" calcext:value-type="date">
            <text:p>20/06/20</text:p>
          </table:table-cell>
          <table:table-cell office:value-type="time" office:time-value="PT1056058H28M02.999998424S" calcext:value-type="time">
            <text:p>10:28: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0T11:28:02" calcext:value-type="date">
            <text:p>20/06/20</text:p>
          </table:table-cell>
          <table:table-cell office:value-type="time" office:time-value="PT1056059H28M01.999999657S" calcext:value-type="time">
            <text:p>11:28: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20T11:28:02" calcext:value-type="date">
            <text:p>20/06/20</text:p>
          </table:table-cell>
          <table:table-cell office:value-type="time" office:time-value="PT1056059H28M01.999999657S" calcext:value-type="time">
            <text:p>11:28: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0T11:28:02" calcext:value-type="date">
            <text:p>20/06/20</text:p>
          </table:table-cell>
          <table:table-cell office:value-type="time" office:time-value="PT1056059H28M01.999999657S" calcext:value-type="time">
            <text:p>11:28: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0T11:28:02" calcext:value-type="date">
            <text:p>20/06/20</text:p>
          </table:table-cell>
          <table:table-cell office:value-type="time" office:time-value="PT1056059H28M01.999999657S" calcext:value-type="time">
            <text:p>11:28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0T12:28:01" calcext:value-type="date">
            <text:p>20/06/20</text:p>
          </table:table-cell>
          <table:table-cell office:value-type="time" office:time-value="PT1056060H28M01.000000052S" calcext:value-type="time">
            <text:p>12:28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0T12:28:01" calcext:value-type="date">
            <text:p>20/06/20</text:p>
          </table:table-cell>
          <table:table-cell office:value-type="time" office:time-value="PT1056060H28M01.000000052S" calcext:value-type="time">
            <text:p>12:28: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0T12:28:01" calcext:value-type="date">
            <text:p>20/06/20</text:p>
          </table:table-cell>
          <table:table-cell office:value-type="time" office:time-value="PT1056060H28M01.000000052S" calcext:value-type="time">
            <text:p>12:28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0T12:28:01" calcext:value-type="date">
            <text:p>20/06/20</text:p>
          </table:table-cell>
          <table:table-cell office:value-type="time" office:time-value="PT1056060H28M01.000000052S" calcext:value-type="time">
            <text:p>12:28: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0T13:28:00" calcext:value-type="date">
            <text:p>20/06/20</text:p>
          </table:table-cell>
          <table:table-cell office:value-type="time" office:time-value="PT1056061H27M59.999999609S" calcext:value-type="time">
            <text:p>13:28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0T13:28:00" calcext:value-type="date">
            <text:p>20/06/20</text:p>
          </table:table-cell>
          <table:table-cell office:value-type="time" office:time-value="PT1056061H27M59.999999609S" calcext:value-type="time">
            <text:p>13:28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0T13:28:00" calcext:value-type="date">
            <text:p>20/06/20</text:p>
          </table:table-cell>
          <table:table-cell office:value-type="time" office:time-value="PT1056061H27M59.999999609S" calcext:value-type="time">
            <text:p>13:28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0T13:28:00" calcext:value-type="date">
            <text:p>20/06/20</text:p>
          </table:table-cell>
          <table:table-cell office:value-type="time" office:time-value="PT1056061H27M59.999999609S" calcext:value-type="time">
            <text:p>13:28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0T14:27:59" calcext:value-type="date">
            <text:p>20/06/20</text:p>
          </table:table-cell>
          <table:table-cell office:value-type="time" office:time-value="PT1056062H27M59.000000842S" calcext:value-type="time">
            <text:p>14:27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0T14:27:59" calcext:value-type="date">
            <text:p>20/06/20</text:p>
          </table:table-cell>
          <table:table-cell office:value-type="time" office:time-value="PT1056062H27M59.000000842S" calcext:value-type="time">
            <text:p>14:27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0T14:27:59" calcext:value-type="date">
            <text:p>20/06/20</text:p>
          </table:table-cell>
          <table:table-cell office:value-type="time" office:time-value="PT1056062H27M59.000000842S" calcext:value-type="time">
            <text:p>14:27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0T14:27:59" calcext:value-type="date">
            <text:p>20/06/20</text:p>
          </table:table-cell>
          <table:table-cell office:value-type="time" office:time-value="PT1056062H27M59.000000842S" calcext:value-type="time">
            <text:p>14:27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0T15:27:58" calcext:value-type="date">
            <text:p>20/06/20</text:p>
          </table:table-cell>
          <table:table-cell office:value-type="time" office:time-value="PT1056063H27M57.99999956S" calcext:value-type="time">
            <text:p>15:27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office:value-type="date" office:date-value="2020-06-20T15:27:58" calcext:value-type="date">
            <text:p>20/06/20</text:p>
          </table:table-cell>
          <table:table-cell office:value-type="time" office:time-value="PT1056063H27M57.99999956S" calcext:value-type="time">
            <text:p>15:27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0T15:27:58" calcext:value-type="date">
            <text:p>20/06/20</text:p>
          </table:table-cell>
          <table:table-cell office:value-type="time" office:time-value="PT1056063H27M57.99999956S" calcext:value-type="time">
            <text:p>15:27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0T15:27:58" calcext:value-type="date">
            <text:p>20/06/20</text:p>
          </table:table-cell>
          <table:table-cell office:value-type="time" office:time-value="PT1056063H27M57.99999956S" calcext:value-type="time">
            <text:p>15:27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0T16:27:57" calcext:value-type="date">
            <text:p>20/06/20</text:p>
          </table:table-cell>
          <table:table-cell office:value-type="time" office:time-value="PT1056064H27M56.999999955S" calcext:value-type="time">
            <text:p>16:27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office:value-type="date" office:date-value="2020-06-20T16:27:57" calcext:value-type="date">
            <text:p>20/06/20</text:p>
          </table:table-cell>
          <table:table-cell office:value-type="time" office:time-value="PT1056064H27M56.999999955S" calcext:value-type="time">
            <text:p>16:27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0T16:27:57" calcext:value-type="date">
            <text:p>20/06/20</text:p>
          </table:table-cell>
          <table:table-cell office:value-type="time" office:time-value="PT1056064H27M56.999999955S" calcext:value-type="time">
            <text:p>16:27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0T16:27:57" calcext:value-type="date">
            <text:p>20/06/20</text:p>
          </table:table-cell>
          <table:table-cell office:value-type="time" office:time-value="PT1056064H27M56.999999955S" calcext:value-type="time">
            <text:p>16:27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0T17:27:56" calcext:value-type="date">
            <text:p>20/06/20</text:p>
          </table:table-cell>
          <table:table-cell office:value-type="time" office:time-value="PT1056065H27M56.000001188S" calcext:value-type="time">
            <text:p>17:27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0T17:27:56" calcext:value-type="date">
            <text:p>20/06/20</text:p>
          </table:table-cell>
          <table:table-cell office:value-type="time" office:time-value="PT1056065H27M56.000001188S" calcext:value-type="time">
            <text:p>17:27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0T17:27:56" calcext:value-type="date">
            <text:p>20/06/20</text:p>
          </table:table-cell>
          <table:table-cell office:value-type="time" office:time-value="PT1056065H27M56.000001188S" calcext:value-type="time">
            <text:p>17:27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0T17:27:56" calcext:value-type="date">
            <text:p>20/06/20</text:p>
          </table:table-cell>
          <table:table-cell office:value-type="time" office:time-value="PT1056065H27M56.000001188S" calcext:value-type="time">
            <text:p>17:27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9.0</text:p>
          </table:table-cell>
          <table:table-cell office:value-type="date" office:date-value="2020-06-20T18:27:55.000001" calcext:value-type="date">
            <text:p>20/06/20</text:p>
          </table:table-cell>
          <table:table-cell office:value-type="time" office:time-value="PT1056066H27M54.999999907S" calcext:value-type="time">
            <text:p>18:27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office:value-type="date" office:date-value="2020-06-20T18:27:55.000001" calcext:value-type="date">
            <text:p>20/06/20</text:p>
          </table:table-cell>
          <table:table-cell office:value-type="time" office:time-value="PT1056066H27M54.999999907S" calcext:value-type="time">
            <text:p>18:27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.0</text:p>
          </table:table-cell>
          <table:table-cell office:value-type="date" office:date-value="2020-06-20T18:27:55.000001" calcext:value-type="date">
            <text:p>20/06/20</text:p>
          </table:table-cell>
          <table:table-cell office:value-type="time" office:time-value="PT1056066H27M54.999999907S" calcext:value-type="time">
            <text:p>18:27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4.0</text:p>
          </table:table-cell>
          <table:table-cell office:value-type="date" office:date-value="2020-06-20T18:27:55.000001" calcext:value-type="date">
            <text:p>20/06/20</text:p>
          </table:table-cell>
          <table:table-cell office:value-type="time" office:time-value="PT1056066H27M54.999999907S" calcext:value-type="time">
            <text:p>18:27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0T19:27:54" calcext:value-type="date">
            <text:p>20/06/20</text:p>
          </table:table-cell>
          <table:table-cell office:value-type="time" office:time-value="PT1056067H27M54.000000302S" calcext:value-type="time">
            <text:p>19:27: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0T19:27:54" calcext:value-type="date">
            <text:p>20/06/20</text:p>
          </table:table-cell>
          <table:table-cell office:value-type="time" office:time-value="PT1056067H27M54.000000302S" calcext:value-type="time">
            <text:p>19:27: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0T19:27:54" calcext:value-type="date">
            <text:p>20/06/20</text:p>
          </table:table-cell>
          <table:table-cell office:value-type="time" office:time-value="PT1056067H27M54.000000302S" calcext:value-type="time">
            <text:p>19:27: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0T19:27:54" calcext:value-type="date">
            <text:p>20/06/20</text:p>
          </table:table-cell>
          <table:table-cell office:value-type="time" office:time-value="PT1056067H27M54.000000302S" calcext:value-type="time">
            <text:p>19:27: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0T20:27:53" calcext:value-type="date">
            <text:p>20/06/20</text:p>
          </table:table-cell>
          <table:table-cell office:value-type="time" office:time-value="PT1056068H27M52.999999858S" calcext:value-type="time">
            <text:p>20:27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office:value-type="date" office:date-value="2020-06-20T20:27:53" calcext:value-type="date">
            <text:p>20/06/20</text:p>
          </table:table-cell>
          <table:table-cell office:value-type="time" office:time-value="PT1056068H27M52.999999858S" calcext:value-type="time">
            <text:p>20:27: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0T20:27:53" calcext:value-type="date">
            <text:p>20/06/20</text:p>
          </table:table-cell>
          <table:table-cell office:value-type="time" office:time-value="PT1056068H27M52.999999858S" calcext:value-type="time">
            <text:p>20:27: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0T20:27:53" calcext:value-type="date">
            <text:p>20/06/20</text:p>
          </table:table-cell>
          <table:table-cell office:value-type="time" office:time-value="PT1056068H27M52.999999858S" calcext:value-type="time">
            <text:p>20:27: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0T21:27:52" calcext:value-type="date">
            <text:p>20/06/20</text:p>
          </table:table-cell>
          <table:table-cell office:value-type="time" office:time-value="PT1056069H27M52.000000253S" calcext:value-type="time">
            <text:p>21:27: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office:value-type="date" office:date-value="2020-06-20T21:27:52" calcext:value-type="date">
            <text:p>20/06/20</text:p>
          </table:table-cell>
          <table:table-cell office:value-type="time" office:time-value="PT1056069H27M52.000000253S" calcext:value-type="time">
            <text:p>21:27: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0T21:27:52" calcext:value-type="date">
            <text:p>20/06/20</text:p>
          </table:table-cell>
          <table:table-cell office:value-type="time" office:time-value="PT1056069H27M52.000000253S" calcext:value-type="time">
            <text:p>21:27: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0T21:27:52" calcext:value-type="date">
            <text:p>20/06/20</text:p>
          </table:table-cell>
          <table:table-cell office:value-type="time" office:time-value="PT1056069H27M52.000000253S" calcext:value-type="time">
            <text:p>21:27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0T22:27:51" calcext:value-type="date">
            <text:p>20/06/20</text:p>
          </table:table-cell>
          <table:table-cell office:value-type="time" office:time-value="PT1056070H27M50.999998972S" calcext:value-type="time">
            <text:p>22:27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0T22:27:51" calcext:value-type="date">
            <text:p>20/06/20</text:p>
          </table:table-cell>
          <table:table-cell office:value-type="time" office:time-value="PT1056070H27M50.999998972S" calcext:value-type="time">
            <text:p>22:27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0T22:27:51" calcext:value-type="date">
            <text:p>20/06/20</text:p>
          </table:table-cell>
          <table:table-cell office:value-type="time" office:time-value="PT1056070H27M50.999998972S" calcext:value-type="time">
            <text:p>22:27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0T22:27:51" calcext:value-type="date">
            <text:p>20/06/20</text:p>
          </table:table-cell>
          <table:table-cell office:value-type="time" office:time-value="PT1056070H27M50.999998972S" calcext:value-type="time">
            <text:p>22:27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0T23:27:50" calcext:value-type="date">
            <text:p>20/06/20</text:p>
          </table:table-cell>
          <table:table-cell office:value-type="time" office:time-value="PT1056071H27M50.000000205S" calcext:value-type="time">
            <text:p>23:27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0T23:27:50" calcext:value-type="date">
            <text:p>20/06/20</text:p>
          </table:table-cell>
          <table:table-cell office:value-type="time" office:time-value="PT1056071H27M50.000000205S" calcext:value-type="time">
            <text:p>23:27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0T23:27:50" calcext:value-type="date">
            <text:p>20/06/20</text:p>
          </table:table-cell>
          <table:table-cell office:value-type="time" office:time-value="PT1056071H27M50.000000205S" calcext:value-type="time">
            <text:p>23:27: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0T23:27:50" calcext:value-type="date">
            <text:p>20/06/20</text:p>
          </table:table-cell>
          <table:table-cell office:value-type="time" office:time-value="PT1056071H27M50.000000205S" calcext:value-type="time">
            <text:p>23:27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1T00:27:49" calcext:value-type="date">
            <text:p>21/06/20</text:p>
          </table:table-cell>
          <table:table-cell office:value-type="time" office:time-value="PT1056072H27M48.999999762S" calcext:value-type="time">
            <text:p>00:27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1T00:27:49" calcext:value-type="date">
            <text:p>21/06/20</text:p>
          </table:table-cell>
          <table:table-cell office:value-type="time" office:time-value="PT1056072H27M48.999999762S" calcext:value-type="time">
            <text:p>00:27: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1T00:27:49" calcext:value-type="date">
            <text:p>21/06/20</text:p>
          </table:table-cell>
          <table:table-cell office:value-type="time" office:time-value="PT1056072H27M48.999999762S" calcext:value-type="time">
            <text:p>00:27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1T00:27:49" calcext:value-type="date">
            <text:p>21/06/20</text:p>
          </table:table-cell>
          <table:table-cell office:value-type="time" office:time-value="PT1056072H27M48.999999762S" calcext:value-type="time">
            <text:p>00:27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0.0</text:p>
          </table:table-cell>
          <table:table-cell office:value-type="date" office:date-value="2020-06-21T01:27:48" calcext:value-type="date">
            <text:p>21/06/20</text:p>
          </table:table-cell>
          <table:table-cell office:value-type="time" office:time-value="PT1056073H27M48.000000156S" calcext:value-type="time">
            <text:p>01:27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7.0</text:p>
          </table:table-cell>
          <table:table-cell office:value-type="date" office:date-value="2020-06-21T01:27:48" calcext:value-type="date">
            <text:p>21/06/20</text:p>
          </table:table-cell>
          <table:table-cell office:value-type="time" office:time-value="PT1056073H27M48.000000156S" calcext:value-type="time">
            <text:p>01:27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1.0</text:p>
          </table:table-cell>
          <table:table-cell office:value-type="date" office:date-value="2020-06-21T01:27:48" calcext:value-type="date">
            <text:p>21/06/20</text:p>
          </table:table-cell>
          <table:table-cell office:value-type="time" office:time-value="PT1056073H27M48.000000156S" calcext:value-type="time">
            <text:p>01:27: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4.0</text:p>
          </table:table-cell>
          <table:table-cell office:value-type="date" office:date-value="2020-06-21T01:27:48" calcext:value-type="date">
            <text:p>21/06/20</text:p>
          </table:table-cell>
          <table:table-cell office:value-type="time" office:time-value="PT1056073H27M48.000000156S" calcext:value-type="time">
            <text:p>01:27: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1T02:27:47.000001" calcext:value-type="date">
            <text:p>21/06/20</text:p>
          </table:table-cell>
          <table:table-cell office:value-type="time" office:time-value="PT1056074H27M47.00000139S" calcext:value-type="time">
            <text:p>02:27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1T02:27:47.000001" calcext:value-type="date">
            <text:p>21/06/20</text:p>
          </table:table-cell>
          <table:table-cell office:value-type="time" office:time-value="PT1056074H27M47.00000139S" calcext:value-type="time">
            <text:p>02:27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1T02:27:47.000001" calcext:value-type="date">
            <text:p>21/06/20</text:p>
          </table:table-cell>
          <table:table-cell office:value-type="time" office:time-value="PT1056074H27M47.00000139S" calcext:value-type="time">
            <text:p>02:27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1T02:27:47.000001" calcext:value-type="date">
            <text:p>21/06/20</text:p>
          </table:table-cell>
          <table:table-cell office:value-type="time" office:time-value="PT1056074H27M47.00000139S" calcext:value-type="time">
            <text:p>02:27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1T03:27:46" calcext:value-type="date">
            <text:p>21/06/20</text:p>
          </table:table-cell>
          <table:table-cell office:value-type="time" office:time-value="PT1056075H27M45.99999927S" calcext:value-type="time">
            <text:p>03:27: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1T03:27:46" calcext:value-type="date">
            <text:p>21/06/20</text:p>
          </table:table-cell>
          <table:table-cell office:value-type="time" office:time-value="PT1056075H27M45.99999927S" calcext:value-type="time">
            <text:p>03:27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1T03:27:46" calcext:value-type="date">
            <text:p>21/06/20</text:p>
          </table:table-cell>
          <table:table-cell office:value-type="time" office:time-value="PT1056075H27M45.99999927S" calcext:value-type="time">
            <text:p>03:27: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1T03:27:46" calcext:value-type="date">
            <text:p>21/06/20</text:p>
          </table:table-cell>
          <table:table-cell office:value-type="time" office:time-value="PT1056075H27M45.99999927S" calcext:value-type="time">
            <text:p>03:27: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1T04:27:45" calcext:value-type="date">
            <text:p>21/06/20</text:p>
          </table:table-cell>
          <table:table-cell office:value-type="time" office:time-value="PT1056076H27M44.999999665S" calcext:value-type="time">
            <text:p>04:27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1T04:27:45" calcext:value-type="date">
            <text:p>21/06/20</text:p>
          </table:table-cell>
          <table:table-cell office:value-type="time" office:time-value="PT1056076H27M44.999999665S" calcext:value-type="time">
            <text:p>04:27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1T04:27:45" calcext:value-type="date">
            <text:p>21/06/20</text:p>
          </table:table-cell>
          <table:table-cell office:value-type="time" office:time-value="PT1056076H27M44.999999665S" calcext:value-type="time">
            <text:p>04:27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1T04:27:45" calcext:value-type="date">
            <text:p>21/06/20</text:p>
          </table:table-cell>
          <table:table-cell office:value-type="time" office:time-value="PT1056076H27M44.999999665S" calcext:value-type="time">
            <text:p>04:27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1T05:27:44.000001" calcext:value-type="date">
            <text:p>21/06/20</text:p>
          </table:table-cell>
          <table:table-cell office:value-type="time" office:time-value="PT1056077H27M44.000000898S" calcext:value-type="time">
            <text:p>05:27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1T05:27:44.000001" calcext:value-type="date">
            <text:p>21/06/20</text:p>
          </table:table-cell>
          <table:table-cell office:value-type="time" office:time-value="PT1056077H27M44.000000898S" calcext:value-type="time">
            <text:p>05:27: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1T05:27:44.000001" calcext:value-type="date">
            <text:p>21/06/20</text:p>
          </table:table-cell>
          <table:table-cell office:value-type="time" office:time-value="PT1056077H27M44.000000898S" calcext:value-type="time">
            <text:p>05:27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1T05:27:44.000001" calcext:value-type="date">
            <text:p>21/06/20</text:p>
          </table:table-cell>
          <table:table-cell office:value-type="time" office:time-value="PT1056077H27M44.000000898S" calcext:value-type="time">
            <text:p>05:27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1T06:27:43" calcext:value-type="date">
            <text:p>21/06/20</text:p>
          </table:table-cell>
          <table:table-cell office:value-type="time" office:time-value="PT1056078H27M42.999999616S" calcext:value-type="time">
            <text:p>06:27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1T06:27:43" calcext:value-type="date">
            <text:p>21/06/20</text:p>
          </table:table-cell>
          <table:table-cell office:value-type="time" office:time-value="PT1056078H27M42.999999616S" calcext:value-type="time">
            <text:p>06:27: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1T06:27:43" calcext:value-type="date">
            <text:p>21/06/20</text:p>
          </table:table-cell>
          <table:table-cell office:value-type="time" office:time-value="PT1056078H27M42.999999616S" calcext:value-type="time">
            <text:p>06:27: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1T06:27:43" calcext:value-type="date">
            <text:p>21/06/20</text:p>
          </table:table-cell>
          <table:table-cell office:value-type="time" office:time-value="PT1056078H27M42.999999616S" calcext:value-type="time">
            <text:p>06:27: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1T07:27:42" calcext:value-type="date">
            <text:p>21/06/20</text:p>
          </table:table-cell>
          <table:table-cell office:value-type="time" office:time-value="PT1056079H27M42.000000849S" calcext:value-type="time">
            <text:p>07:27: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1T07:27:42" calcext:value-type="date">
            <text:p>21/06/20</text:p>
          </table:table-cell>
          <table:table-cell office:value-type="time" office:time-value="PT1056079H27M42.000000849S" calcext:value-type="time">
            <text:p>07:27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1T07:27:42" calcext:value-type="date">
            <text:p>21/06/20</text:p>
          </table:table-cell>
          <table:table-cell office:value-type="time" office:time-value="PT1056079H27M42.000000849S" calcext:value-type="time">
            <text:p>07:27: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1T07:27:42" calcext:value-type="date">
            <text:p>21/06/20</text:p>
          </table:table-cell>
          <table:table-cell office:value-type="time" office:time-value="PT1056079H27M42.000000849S" calcext:value-type="time">
            <text:p>07:27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1T08:27:41.000001" calcext:value-type="date">
            <text:p>21/06/20</text:p>
          </table:table-cell>
          <table:table-cell office:value-type="time" office:time-value="PT1056080H27M40.999999568S" calcext:value-type="time">
            <text:p>08:27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office:value-type="date" office:date-value="2020-06-21T08:27:41.000001" calcext:value-type="date">
            <text:p>21/06/20</text:p>
          </table:table-cell>
          <table:table-cell office:value-type="time" office:time-value="PT1056080H27M40.999999568S" calcext:value-type="time">
            <text:p>08:27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1T08:27:41.000001" calcext:value-type="date">
            <text:p>21/06/20</text:p>
          </table:table-cell>
          <table:table-cell office:value-type="time" office:time-value="PT1056080H27M40.999999568S" calcext:value-type="time">
            <text:p>08:27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1T08:27:41.000001" calcext:value-type="date">
            <text:p>21/06/20</text:p>
          </table:table-cell>
          <table:table-cell office:value-type="time" office:time-value="PT1056080H27M40.999999568S" calcext:value-type="time">
            <text:p>08:27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1T09:27:40" calcext:value-type="date">
            <text:p>21/06/20</text:p>
          </table:table-cell>
          <table:table-cell office:value-type="time" office:time-value="PT1056081H27M39.999999963S" calcext:value-type="time">
            <text:p>09:27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office:value-type="date" office:date-value="2020-06-21T09:27:40" calcext:value-type="date">
            <text:p>21/06/20</text:p>
          </table:table-cell>
          <table:table-cell office:value-type="time" office:time-value="PT1056081H27M39.999999963S" calcext:value-type="time">
            <text:p>09:27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21T09:27:40" calcext:value-type="date">
            <text:p>21/06/20</text:p>
          </table:table-cell>
          <table:table-cell office:value-type="time" office:time-value="PT1056081H27M39.999999963S" calcext:value-type="time">
            <text:p>09:27: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1T09:27:40" calcext:value-type="date">
            <text:p>21/06/20</text:p>
          </table:table-cell>
          <table:table-cell office:value-type="time" office:time-value="PT1056081H27M39.999999963S" calcext:value-type="time">
            <text:p>09:27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1T10:27:39" calcext:value-type="date">
            <text:p>21/06/20</text:p>
          </table:table-cell>
          <table:table-cell office:value-type="time" office:time-value="PT1056082H27M39.000000358S" calcext:value-type="time">
            <text:p>10:27: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1T10:27:39" calcext:value-type="date">
            <text:p>21/06/20</text:p>
          </table:table-cell>
          <table:table-cell office:value-type="time" office:time-value="PT1056082H27M39.000000358S" calcext:value-type="time">
            <text:p>10:27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1T10:27:39" calcext:value-type="date">
            <text:p>21/06/20</text:p>
          </table:table-cell>
          <table:table-cell office:value-type="time" office:time-value="PT1056082H27M39.000000358S" calcext:value-type="time">
            <text:p>10:27: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1T10:27:39" calcext:value-type="date">
            <text:p>21/06/20</text:p>
          </table:table-cell>
          <table:table-cell office:value-type="time" office:time-value="PT1056082H27M39.000000358S" calcext:value-type="time">
            <text:p>10:27: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1T11:27:38.000001" calcext:value-type="date">
            <text:p>21/06/20</text:p>
          </table:table-cell>
          <table:table-cell office:value-type="time" office:time-value="PT1056083H27M37.999999914S" calcext:value-type="time">
            <text:p>11:27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1T11:27:38.000001" calcext:value-type="date">
            <text:p>21/06/20</text:p>
          </table:table-cell>
          <table:table-cell office:value-type="time" office:time-value="PT1056083H27M37.999999914S" calcext:value-type="time">
            <text:p>11:27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1T11:27:38.000001" calcext:value-type="date">
            <text:p>21/06/20</text:p>
          </table:table-cell>
          <table:table-cell office:value-type="time" office:time-value="PT1056083H27M37.999999914S" calcext:value-type="time">
            <text:p>11:27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1T11:27:38.000001" calcext:value-type="date">
            <text:p>21/06/20</text:p>
          </table:table-cell>
          <table:table-cell office:value-type="time" office:time-value="PT1056083H27M37.999999914S" calcext:value-type="time">
            <text:p>11:27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1T12:27:37" calcext:value-type="date">
            <text:p>21/06/20</text:p>
          </table:table-cell>
          <table:table-cell office:value-type="time" office:time-value="PT1056084H27M37.000000309S" calcext:value-type="time">
            <text:p>12:27: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1T12:27:37" calcext:value-type="date">
            <text:p>21/06/20</text:p>
          </table:table-cell>
          <table:table-cell office:value-type="time" office:time-value="PT1056084H27M37.000000309S" calcext:value-type="time">
            <text:p>12:27: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1T12:27:37" calcext:value-type="date">
            <text:p>21/06/20</text:p>
          </table:table-cell>
          <table:table-cell office:value-type="time" office:time-value="PT1056084H27M37.000000309S" calcext:value-type="time">
            <text:p>12:27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1T12:27:37" calcext:value-type="date">
            <text:p>21/06/20</text:p>
          </table:table-cell>
          <table:table-cell office:value-type="time" office:time-value="PT1056084H27M37.000000309S" calcext:value-type="time">
            <text:p>12:27: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1T13:27:36" calcext:value-type="date">
            <text:p>21/06/20</text:p>
          </table:table-cell>
          <table:table-cell office:value-type="time" office:time-value="PT1056085H27M35.999999866S" calcext:value-type="time">
            <text:p>13:27: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1T13:27:36" calcext:value-type="date">
            <text:p>21/06/20</text:p>
          </table:table-cell>
          <table:table-cell office:value-type="time" office:time-value="PT1056085H27M35.999999866S" calcext:value-type="time">
            <text:p>13:27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1T13:27:36" calcext:value-type="date">
            <text:p>21/06/20</text:p>
          </table:table-cell>
          <table:table-cell office:value-type="time" office:time-value="PT1056085H27M35.999999866S" calcext:value-type="time">
            <text:p>13:27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1T13:27:36" calcext:value-type="date">
            <text:p>21/06/20</text:p>
          </table:table-cell>
          <table:table-cell office:value-type="time" office:time-value="PT1056085H27M35.999999866S" calcext:value-type="time">
            <text:p>13:27: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1T14:27:35" calcext:value-type="date">
            <text:p>21/06/20</text:p>
          </table:table-cell>
          <table:table-cell office:value-type="time" office:time-value="PT1056086H27M35.000000261S" calcext:value-type="time">
            <text:p>14:27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1T14:27:35" calcext:value-type="date">
            <text:p>21/06/20</text:p>
          </table:table-cell>
          <table:table-cell office:value-type="time" office:time-value="PT1056086H27M35.000000261S" calcext:value-type="time">
            <text:p>14:27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1T14:27:35" calcext:value-type="date">
            <text:p>21/06/20</text:p>
          </table:table-cell>
          <table:table-cell office:value-type="time" office:time-value="PT1056086H27M35.000000261S" calcext:value-type="time">
            <text:p>14:27: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1T14:27:35" calcext:value-type="date">
            <text:p>21/06/20</text:p>
          </table:table-cell>
          <table:table-cell office:value-type="time" office:time-value="PT1056086H27M35.000000261S" calcext:value-type="time">
            <text:p>14:27: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1T15:27:34" calcext:value-type="date">
            <text:p>21/06/20</text:p>
          </table:table-cell>
          <table:table-cell office:value-type="time" office:time-value="PT1056087H27M33.999999817S" calcext:value-type="time">
            <text:p>15:27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1T15:27:34" calcext:value-type="date">
            <text:p>21/06/20</text:p>
          </table:table-cell>
          <table:table-cell office:value-type="time" office:time-value="PT1056087H27M33.999999817S" calcext:value-type="time">
            <text:p>15:27: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1T15:27:34" calcext:value-type="date">
            <text:p>21/06/20</text:p>
          </table:table-cell>
          <table:table-cell office:value-type="time" office:time-value="PT1056087H27M33.999999817S" calcext:value-type="time">
            <text:p>15:27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1T15:27:34" calcext:value-type="date">
            <text:p>21/06/20</text:p>
          </table:table-cell>
          <table:table-cell office:value-type="time" office:time-value="PT1056087H27M33.999999817S" calcext:value-type="time">
            <text:p>15:27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office:value-type="date" office:date-value="2020-06-21T16:27:33" calcext:value-type="date">
            <text:p>21/06/20</text:p>
          </table:table-cell>
          <table:table-cell office:value-type="time" office:time-value="PT1056088H27M33.000000212S" calcext:value-type="time">
            <text:p>16:27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office:value-type="date" office:date-value="2020-06-21T16:27:33" calcext:value-type="date">
            <text:p>21/06/20</text:p>
          </table:table-cell>
          <table:table-cell office:value-type="time" office:time-value="PT1056088H27M33.000000212S" calcext:value-type="time">
            <text:p>16:27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office:value-type="date" office:date-value="2020-06-21T16:27:33" calcext:value-type="date">
            <text:p>21/06/20</text:p>
          </table:table-cell>
          <table:table-cell office:value-type="time" office:time-value="PT1056088H27M33.000000212S" calcext:value-type="time">
            <text:p>16:27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4.0</text:p>
          </table:table-cell>
          <table:table-cell office:value-type="date" office:date-value="2020-06-21T16:27:33" calcext:value-type="date">
            <text:p>21/06/20</text:p>
          </table:table-cell>
          <table:table-cell office:value-type="time" office:time-value="PT1056088H27M33.000000212S" calcext:value-type="time">
            <text:p>16:27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1T17:27:32" calcext:value-type="date">
            <text:p>21/06/20</text:p>
          </table:table-cell>
          <table:table-cell office:value-type="time" office:time-value="PT1056089H27M31.999999769S" calcext:value-type="time">
            <text:p>17:27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21T17:27:32" calcext:value-type="date">
            <text:p>21/06/20</text:p>
          </table:table-cell>
          <table:table-cell office:value-type="time" office:time-value="PT1056089H27M31.999999769S" calcext:value-type="time">
            <text:p>17:27: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21T17:27:32" calcext:value-type="date">
            <text:p>21/06/20</text:p>
          </table:table-cell>
          <table:table-cell office:value-type="time" office:time-value="PT1056089H27M31.999999769S" calcext:value-type="time">
            <text:p>17:27: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21T17:27:32" calcext:value-type="date">
            <text:p>21/06/20</text:p>
          </table:table-cell>
          <table:table-cell office:value-type="time" office:time-value="PT1056089H27M31.999999769S" calcext:value-type="time">
            <text:p>17:27: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1T18:27:31" calcext:value-type="date">
            <text:p>21/06/20</text:p>
          </table:table-cell>
          <table:table-cell office:value-type="time" office:time-value="PT1056090H27M31.000000164S" calcext:value-type="time">
            <text:p>18:27: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21T18:27:31" calcext:value-type="date">
            <text:p>21/06/20</text:p>
          </table:table-cell>
          <table:table-cell office:value-type="time" office:time-value="PT1056090H27M31.000000164S" calcext:value-type="time">
            <text:p>18:27: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1T18:27:31" calcext:value-type="date">
            <text:p>21/06/20</text:p>
          </table:table-cell>
          <table:table-cell office:value-type="time" office:time-value="PT1056090H27M31.000000164S" calcext:value-type="time">
            <text:p>18:27: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21T18:27:31" calcext:value-type="date">
            <text:p>21/06/20</text:p>
          </table:table-cell>
          <table:table-cell office:value-type="time" office:time-value="PT1056090H27M31.000000164S" calcext:value-type="time">
            <text:p>18:27: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1T19:27:30" calcext:value-type="date">
            <text:p>21/06/20</text:p>
          </table:table-cell>
          <table:table-cell office:value-type="time" office:time-value="PT1056091H27M30.000000559S" calcext:value-type="time">
            <text:p>19:27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21T19:27:30" calcext:value-type="date">
            <text:p>21/06/20</text:p>
          </table:table-cell>
          <table:table-cell office:value-type="time" office:time-value="PT1056091H27M30.000000559S" calcext:value-type="time">
            <text:p>19:27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1T19:27:30" calcext:value-type="date">
            <text:p>21/06/20</text:p>
          </table:table-cell>
          <table:table-cell office:value-type="time" office:time-value="PT1056091H27M30.000000559S" calcext:value-type="time">
            <text:p>19:27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21T19:27:30" calcext:value-type="date">
            <text:p>21/06/20</text:p>
          </table:table-cell>
          <table:table-cell office:value-type="time" office:time-value="PT1056091H27M30.000000559S" calcext:value-type="time">
            <text:p>19:27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1T20:27:29" calcext:value-type="date">
            <text:p>21/06/20</text:p>
          </table:table-cell>
          <table:table-cell office:value-type="time" office:time-value="PT1056092H27M28.999999277S" calcext:value-type="time">
            <text:p>20:27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21T20:27:29" calcext:value-type="date">
            <text:p>21/06/20</text:p>
          </table:table-cell>
          <table:table-cell office:value-type="time" office:time-value="PT1056092H27M28.999999277S" calcext:value-type="time">
            <text:p>20:27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1T20:27:29" calcext:value-type="date">
            <text:p>21/06/20</text:p>
          </table:table-cell>
          <table:table-cell office:value-type="time" office:time-value="PT1056092H27M28.999999277S" calcext:value-type="time">
            <text:p>20:27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21T20:27:29" calcext:value-type="date">
            <text:p>21/06/20</text:p>
          </table:table-cell>
          <table:table-cell office:value-type="time" office:time-value="PT1056092H27M28.999999277S" calcext:value-type="time">
            <text:p>20:27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1T21:27:28.000001" calcext:value-type="date">
            <text:p>21/06/20</text:p>
          </table:table-cell>
          <table:table-cell office:value-type="time" office:time-value="PT1056093H27M27.999999672S" calcext:value-type="time">
            <text:p>21:27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office:value-type="date" office:date-value="2020-06-21T21:27:28.000001" calcext:value-type="date">
            <text:p>21/06/20</text:p>
          </table:table-cell>
          <table:table-cell office:value-type="time" office:time-value="PT1056093H27M27.999999672S" calcext:value-type="time">
            <text:p>21:27: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1T21:27:28.000001" calcext:value-type="date">
            <text:p>21/06/20</text:p>
          </table:table-cell>
          <table:table-cell office:value-type="time" office:time-value="PT1056093H27M27.999999672S" calcext:value-type="time">
            <text:p>21:27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21T21:27:28.000001" calcext:value-type="date">
            <text:p>21/06/20</text:p>
          </table:table-cell>
          <table:table-cell office:value-type="time" office:time-value="PT1056093H27M27.999999672S" calcext:value-type="time">
            <text:p>21:27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1T22:27:27" calcext:value-type="date">
            <text:p>21/06/20</text:p>
          </table:table-cell>
          <table:table-cell office:value-type="time" office:time-value="PT1056094H27M27.000000067S" calcext:value-type="time">
            <text:p>22:27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office:value-type="date" office:date-value="2020-06-21T22:27:27" calcext:value-type="date">
            <text:p>21/06/20</text:p>
          </table:table-cell>
          <table:table-cell office:value-type="time" office:time-value="PT1056094H27M27.000000067S" calcext:value-type="time">
            <text:p>22:27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21T22:27:27" calcext:value-type="date">
            <text:p>21/06/20</text:p>
          </table:table-cell>
          <table:table-cell office:value-type="time" office:time-value="PT1056094H27M27.000000067S" calcext:value-type="time">
            <text:p>22:27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1T22:27:27" calcext:value-type="date">
            <text:p>21/06/20</text:p>
          </table:table-cell>
          <table:table-cell office:value-type="time" office:time-value="PT1056094H27M27.000000067S" calcext:value-type="time">
            <text:p>22:27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9.0</text:p>
          </table:table-cell>
          <table:table-cell office:value-type="date" office:date-value="2020-06-21T23:27:26" calcext:value-type="date">
            <text:p>21/06/20</text:p>
          </table:table-cell>
          <table:table-cell office:value-type="time" office:time-value="PT1056095H27M26.000000462S" calcext:value-type="time">
            <text:p>23:27: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6.0</text:p>
          </table:table-cell>
          <table:table-cell office:value-type="date" office:date-value="2020-06-21T23:27:26" calcext:value-type="date">
            <text:p>21/06/20</text:p>
          </table:table-cell>
          <table:table-cell office:value-type="time" office:time-value="PT1056095H27M26.000000462S" calcext:value-type="time">
            <text:p>23:27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0.0</text:p>
          </table:table-cell>
          <table:table-cell office:value-type="date" office:date-value="2020-06-21T23:27:26" calcext:value-type="date">
            <text:p>21/06/20</text:p>
          </table:table-cell>
          <table:table-cell office:value-type="time" office:time-value="PT1056095H27M26.000000462S" calcext:value-type="time">
            <text:p>23:27: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4.0</text:p>
          </table:table-cell>
          <table:table-cell office:value-type="date" office:date-value="2020-06-21T23:27:26" calcext:value-type="date">
            <text:p>21/06/20</text:p>
          </table:table-cell>
          <table:table-cell office:value-type="time" office:time-value="PT1056095H27M26.000000462S" calcext:value-type="time">
            <text:p>23:27: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2T00:27:25" calcext:value-type="date">
            <text:p>22/06/20</text:p>
          </table:table-cell>
          <table:table-cell office:value-type="time" office:time-value="PT1056096H27M25.000000857S" calcext:value-type="time">
            <text:p>00:27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2T00:27:25" calcext:value-type="date">
            <text:p>22/06/20</text:p>
          </table:table-cell>
          <table:table-cell office:value-type="time" office:time-value="PT1056096H27M25.000000857S" calcext:value-type="time">
            <text:p>00:27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2T00:27:25" calcext:value-type="date">
            <text:p>22/06/20</text:p>
          </table:table-cell>
          <table:table-cell office:value-type="time" office:time-value="PT1056096H27M25.000000857S" calcext:value-type="time">
            <text:p>00:27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2T00:27:25" calcext:value-type="date">
            <text:p>22/06/20</text:p>
          </table:table-cell>
          <table:table-cell office:value-type="time" office:time-value="PT1056096H27M25.000000857S" calcext:value-type="time">
            <text:p>00:27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2T01:27:24" calcext:value-type="date">
            <text:p>22/06/20</text:p>
          </table:table-cell>
          <table:table-cell office:value-type="time" office:time-value="PT1056097H27M23.999999575S" calcext:value-type="time">
            <text:p>01:27: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2T01:27:24" calcext:value-type="date">
            <text:p>22/06/20</text:p>
          </table:table-cell>
          <table:table-cell office:value-type="time" office:time-value="PT1056097H27M23.999999575S" calcext:value-type="time">
            <text:p>01:27: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01:27:24" calcext:value-type="date">
            <text:p>22/06/20</text:p>
          </table:table-cell>
          <table:table-cell office:value-type="time" office:time-value="PT1056097H27M23.999999575S" calcext:value-type="time">
            <text:p>01:27: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2T01:27:24" calcext:value-type="date">
            <text:p>22/06/20</text:p>
          </table:table-cell>
          <table:table-cell office:value-type="time" office:time-value="PT1056097H27M23.999999575S" calcext:value-type="time">
            <text:p>01:27: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2T02:27:23" calcext:value-type="date">
            <text:p>22/06/20</text:p>
          </table:table-cell>
          <table:table-cell office:value-type="time" office:time-value="PT1056098H27M23.000000808S" calcext:value-type="time">
            <text:p>02:27: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2T02:27:23" calcext:value-type="date">
            <text:p>22/06/20</text:p>
          </table:table-cell>
          <table:table-cell office:value-type="time" office:time-value="PT1056098H27M23.000000808S" calcext:value-type="time">
            <text:p>02:27: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02:27:23" calcext:value-type="date">
            <text:p>22/06/20</text:p>
          </table:table-cell>
          <table:table-cell office:value-type="time" office:time-value="PT1056098H27M23.000000808S" calcext:value-type="time">
            <text:p>02:27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2T02:27:23" calcext:value-type="date">
            <text:p>22/06/20</text:p>
          </table:table-cell>
          <table:table-cell office:value-type="time" office:time-value="PT1056098H27M23.000000808S" calcext:value-type="time">
            <text:p>02:27: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2T03:27:22" calcext:value-type="date">
            <text:p>22/06/20</text:p>
          </table:table-cell>
          <table:table-cell office:value-type="time" office:time-value="PT1056099H27M22.000001203S" calcext:value-type="time">
            <text:p>03:27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2T03:27:22" calcext:value-type="date">
            <text:p>22/06/20</text:p>
          </table:table-cell>
          <table:table-cell office:value-type="time" office:time-value="PT1056099H27M22.000001203S" calcext:value-type="time">
            <text:p>03:27: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03:27:22" calcext:value-type="date">
            <text:p>22/06/20</text:p>
          </table:table-cell>
          <table:table-cell office:value-type="time" office:time-value="PT1056099H27M22.000001203S" calcext:value-type="time">
            <text:p>03:27: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2T03:27:22" calcext:value-type="date">
            <text:p>22/06/20</text:p>
          </table:table-cell>
          <table:table-cell office:value-type="time" office:time-value="PT1056099H27M22.000001203S" calcext:value-type="time">
            <text:p>03:27: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2T04:27:21" calcext:value-type="date">
            <text:p>22/06/20</text:p>
          </table:table-cell>
          <table:table-cell office:value-type="time" office:time-value="PT1056100H27M21.00000076S" calcext:value-type="time">
            <text:p>04:27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2T04:27:21" calcext:value-type="date">
            <text:p>22/06/20</text:p>
          </table:table-cell>
          <table:table-cell office:value-type="time" office:time-value="PT1056100H27M21.00000076S" calcext:value-type="time">
            <text:p>04:27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04:27:21" calcext:value-type="date">
            <text:p>22/06/20</text:p>
          </table:table-cell>
          <table:table-cell office:value-type="time" office:time-value="PT1056100H27M21.00000076S" calcext:value-type="time">
            <text:p>04:27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2T04:27:21" calcext:value-type="date">
            <text:p>22/06/20</text:p>
          </table:table-cell>
          <table:table-cell office:value-type="time" office:time-value="PT1056100H27M21.00000076S" calcext:value-type="time">
            <text:p>04:27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2T05:27:20.000001" calcext:value-type="date">
            <text:p>22/06/20</text:p>
          </table:table-cell>
          <table:table-cell office:value-type="time" office:time-value="PT1056101H27M20.000001155S" calcext:value-type="time">
            <text:p>05:27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2T05:27:20.000001" calcext:value-type="date">
            <text:p>22/06/20</text:p>
          </table:table-cell>
          <table:table-cell office:value-type="time" office:time-value="PT1056101H27M20.000001155S" calcext:value-type="time">
            <text:p>05:27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05:27:20.000001" calcext:value-type="date">
            <text:p>22/06/20</text:p>
          </table:table-cell>
          <table:table-cell office:value-type="time" office:time-value="PT1056101H27M20.000001155S" calcext:value-type="time">
            <text:p>05:27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2T05:27:20.000001" calcext:value-type="date">
            <text:p>22/06/20</text:p>
          </table:table-cell>
          <table:table-cell office:value-type="time" office:time-value="PT1056101H27M20.000001155S" calcext:value-type="time">
            <text:p>05:27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office:value-type="date" office:date-value="2020-06-22T06:27:19" calcext:value-type="date">
            <text:p>22/06/20</text:p>
          </table:table-cell>
          <table:table-cell office:value-type="time" office:time-value="PT1056102H27M18.999999873S" calcext:value-type="time">
            <text:p>06:27: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22T06:27:19" calcext:value-type="date">
            <text:p>22/06/20</text:p>
          </table:table-cell>
          <table:table-cell office:value-type="time" office:time-value="PT1056102H27M18.999999873S" calcext:value-type="time">
            <text:p>06:27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1.0</text:p>
          </table:table-cell>
          <table:table-cell office:value-type="date" office:date-value="2020-06-22T06:27:19" calcext:value-type="date">
            <text:p>22/06/20</text:p>
          </table:table-cell>
          <table:table-cell office:value-type="time" office:time-value="PT1056102H27M18.999999873S" calcext:value-type="time">
            <text:p>06:27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4.0</text:p>
          </table:table-cell>
          <table:table-cell office:value-type="date" office:date-value="2020-06-22T06:27:19" calcext:value-type="date">
            <text:p>22/06/20</text:p>
          </table:table-cell>
          <table:table-cell office:value-type="time" office:time-value="PT1056102H27M18.999999873S" calcext:value-type="time">
            <text:p>06:27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2T07:27:18" calcext:value-type="date">
            <text:p>22/06/20</text:p>
          </table:table-cell>
          <table:table-cell office:value-type="time" office:time-value="PT1056103H27M18.000000268S" calcext:value-type="time">
            <text:p>07:27: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2T07:27:18" calcext:value-type="date">
            <text:p>22/06/20</text:p>
          </table:table-cell>
          <table:table-cell office:value-type="time" office:time-value="PT1056103H27M18.000000268S" calcext:value-type="time">
            <text:p>07:27: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07:27:18" calcext:value-type="date">
            <text:p>22/06/20</text:p>
          </table:table-cell>
          <table:table-cell office:value-type="time" office:time-value="PT1056103H27M18.000000268S" calcext:value-type="time">
            <text:p>07:27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2T07:27:18" calcext:value-type="date">
            <text:p>22/06/20</text:p>
          </table:table-cell>
          <table:table-cell office:value-type="time" office:time-value="PT1056103H27M18.000000268S" calcext:value-type="time">
            <text:p>07:27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2T08:27:17.000001" calcext:value-type="date">
            <text:p>22/06/20</text:p>
          </table:table-cell>
          <table:table-cell office:value-type="time" office:time-value="PT1056104H27M16.999999825S" calcext:value-type="time">
            <text:p>08:27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2T08:27:17.000001" calcext:value-type="date">
            <text:p>22/06/20</text:p>
          </table:table-cell>
          <table:table-cell office:value-type="time" office:time-value="PT1056104H27M16.999999825S" calcext:value-type="time">
            <text:p>08:27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2T08:27:17.000001" calcext:value-type="date">
            <text:p>22/06/20</text:p>
          </table:table-cell>
          <table:table-cell office:value-type="time" office:time-value="PT1056104H27M16.999999825S" calcext:value-type="time">
            <text:p>08:27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2T08:27:17.000001" calcext:value-type="date">
            <text:p>22/06/20</text:p>
          </table:table-cell>
          <table:table-cell office:value-type="time" office:time-value="PT1056104H27M16.999999825S" calcext:value-type="time">
            <text:p>08:27: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2T09:27:16" calcext:value-type="date">
            <text:p>22/06/20</text:p>
          </table:table-cell>
          <table:table-cell office:value-type="time" office:time-value="PT1056105H27M16.00000022S" calcext:value-type="time">
            <text:p>09:27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2T09:27:16" calcext:value-type="date">
            <text:p>22/06/20</text:p>
          </table:table-cell>
          <table:table-cell office:value-type="time" office:time-value="PT1056105H27M16.00000022S" calcext:value-type="time">
            <text:p>09:27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2T09:27:16" calcext:value-type="date">
            <text:p>22/06/20</text:p>
          </table:table-cell>
          <table:table-cell office:value-type="time" office:time-value="PT1056105H27M16.00000022S" calcext:value-type="time">
            <text:p>09:27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2T09:27:16" calcext:value-type="date">
            <text:p>22/06/20</text:p>
          </table:table-cell>
          <table:table-cell office:value-type="time" office:time-value="PT1056105H27M16.00000022S" calcext:value-type="time">
            <text:p>09:27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2T10:27:15" calcext:value-type="date">
            <text:p>22/06/20</text:p>
          </table:table-cell>
          <table:table-cell office:value-type="time" office:time-value="PT1056106H27M14.999999776S" calcext:value-type="time">
            <text:p>10:27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2T10:27:15" calcext:value-type="date">
            <text:p>22/06/20</text:p>
          </table:table-cell>
          <table:table-cell office:value-type="time" office:time-value="PT1056106H27M14.999999776S" calcext:value-type="time">
            <text:p>10:27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2T10:27:15" calcext:value-type="date">
            <text:p>22/06/20</text:p>
          </table:table-cell>
          <table:table-cell office:value-type="time" office:time-value="PT1056106H27M14.999999776S" calcext:value-type="time">
            <text:p>10:27: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2T10:27:15" calcext:value-type="date">
            <text:p>22/06/20</text:p>
          </table:table-cell>
          <table:table-cell office:value-type="time" office:time-value="PT1056106H27M14.999999776S" calcext:value-type="time">
            <text:p>10:27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2T11:27:14.000001" calcext:value-type="date">
            <text:p>22/06/20</text:p>
          </table:table-cell>
          <table:table-cell office:value-type="time" office:time-value="PT1056107H27M14.000000171S" calcext:value-type="time">
            <text:p>11:27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2T11:27:14.000001" calcext:value-type="date">
            <text:p>22/06/20</text:p>
          </table:table-cell>
          <table:table-cell office:value-type="time" office:time-value="PT1056107H27M14.000000171S" calcext:value-type="time">
            <text:p>11:27: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2T11:27:14.000001" calcext:value-type="date">
            <text:p>22/06/20</text:p>
          </table:table-cell>
          <table:table-cell office:value-type="time" office:time-value="PT1056107H27M14.000000171S" calcext:value-type="time">
            <text:p>11:27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2T11:27:14.000001" calcext:value-type="date">
            <text:p>22/06/20</text:p>
          </table:table-cell>
          <table:table-cell office:value-type="time" office:time-value="PT1056107H27M14.000000171S" calcext:value-type="time">
            <text:p>11:27: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2T12:27:13" calcext:value-type="date">
            <text:p>22/06/20</text:p>
          </table:table-cell>
          <table:table-cell office:value-type="time" office:time-value="PT1056108H27M13.000000566S" calcext:value-type="time">
            <text:p>12:27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2T12:27:13" calcext:value-type="date">
            <text:p>22/06/20</text:p>
          </table:table-cell>
          <table:table-cell office:value-type="time" office:time-value="PT1056108H27M13.000000566S" calcext:value-type="time">
            <text:p>12:27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2T12:27:13" calcext:value-type="date">
            <text:p>22/06/20</text:p>
          </table:table-cell>
          <table:table-cell office:value-type="time" office:time-value="PT1056108H27M13.000000566S" calcext:value-type="time">
            <text:p>12:27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2T12:27:13" calcext:value-type="date">
            <text:p>22/06/20</text:p>
          </table:table-cell>
          <table:table-cell office:value-type="time" office:time-value="PT1056108H27M13.000000566S" calcext:value-type="time">
            <text:p>12:27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office:value-type="date" office:date-value="2020-06-22T13:27:12" calcext:value-type="date">
            <text:p>22/06/20</text:p>
          </table:table-cell>
          <table:table-cell office:value-type="time" office:time-value="PT1056109H27M11.999999285S" calcext:value-type="time">
            <text:p>13:27: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2T13:27:12" calcext:value-type="date">
            <text:p>22/06/20</text:p>
          </table:table-cell>
          <table:table-cell office:value-type="time" office:time-value="PT1056109H27M11.999999285S" calcext:value-type="time">
            <text:p>13:27: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2T13:27:12" calcext:value-type="date">
            <text:p>22/06/20</text:p>
          </table:table-cell>
          <table:table-cell office:value-type="time" office:time-value="PT1056109H27M11.999999285S" calcext:value-type="time">
            <text:p>13:27: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2T13:27:12" calcext:value-type="date">
            <text:p>22/06/20</text:p>
          </table:table-cell>
          <table:table-cell office:value-type="time" office:time-value="PT1056109H27M11.999999285S" calcext:value-type="time">
            <text:p>13:27: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2T14:27:11.000001" calcext:value-type="date">
            <text:p>22/06/20</text:p>
          </table:table-cell>
          <table:table-cell office:value-type="time" office:time-value="PT1056110H27M10.99999968S" calcext:value-type="time">
            <text:p>14:27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2T14:27:11.000001" calcext:value-type="date">
            <text:p>22/06/20</text:p>
          </table:table-cell>
          <table:table-cell office:value-type="time" office:time-value="PT1056110H27M10.99999968S" calcext:value-type="time">
            <text:p>14:27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14:27:11.000001" calcext:value-type="date">
            <text:p>22/06/20</text:p>
          </table:table-cell>
          <table:table-cell office:value-type="time" office:time-value="PT1056110H27M10.99999968S" calcext:value-type="time">
            <text:p>14:27: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2T14:27:11.000001" calcext:value-type="date">
            <text:p>22/06/20</text:p>
          </table:table-cell>
          <table:table-cell office:value-type="time" office:time-value="PT1056110H27M10.99999968S" calcext:value-type="time">
            <text:p>14:27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2T15:27:10" calcext:value-type="date">
            <text:p>22/06/20</text:p>
          </table:table-cell>
          <table:table-cell office:value-type="time" office:time-value="PT1056111H27M10.000000075S" calcext:value-type="time">
            <text:p>15:27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2T15:27:10" calcext:value-type="date">
            <text:p>22/06/20</text:p>
          </table:table-cell>
          <table:table-cell office:value-type="time" office:time-value="PT1056111H27M10.000000075S" calcext:value-type="time">
            <text:p>15:27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2T15:27:10" calcext:value-type="date">
            <text:p>22/06/20</text:p>
          </table:table-cell>
          <table:table-cell office:value-type="time" office:time-value="PT1056111H27M10.000000075S" calcext:value-type="time">
            <text:p>15:27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2T15:27:10" calcext:value-type="date">
            <text:p>22/06/20</text:p>
          </table:table-cell>
          <table:table-cell office:value-type="time" office:time-value="PT1056111H27M10.000000075S" calcext:value-type="time">
            <text:p>15:27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2T16:27:09" calcext:value-type="date">
            <text:p>22/06/20</text:p>
          </table:table-cell>
          <table:table-cell office:value-type="time" office:time-value="PT1056112H27M08.999999631S" calcext:value-type="time">
            <text:p>16:27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2T16:27:09" calcext:value-type="date">
            <text:p>22/06/20</text:p>
          </table:table-cell>
          <table:table-cell office:value-type="time" office:time-value="PT1056112H27M08.999999631S" calcext:value-type="time">
            <text:p>16:27: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16:27:09" calcext:value-type="date">
            <text:p>22/06/20</text:p>
          </table:table-cell>
          <table:table-cell office:value-type="time" office:time-value="PT1056112H27M08.999999631S" calcext:value-type="time">
            <text:p>16:27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2T16:27:09" calcext:value-type="date">
            <text:p>22/06/20</text:p>
          </table:table-cell>
          <table:table-cell office:value-type="time" office:time-value="PT1056112H27M08.999999631S" calcext:value-type="time">
            <text:p>16:27: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2T17:27:08" calcext:value-type="date">
            <text:p>22/06/20</text:p>
          </table:table-cell>
          <table:table-cell office:value-type="time" office:time-value="PT1056113H27M08.000000864S" calcext:value-type="time">
            <text:p>17:27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2T17:27:08" calcext:value-type="date">
            <text:p>22/06/20</text:p>
          </table:table-cell>
          <table:table-cell office:value-type="time" office:time-value="PT1056113H27M08.000000864S" calcext:value-type="time">
            <text:p>17:27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17:27:08" calcext:value-type="date">
            <text:p>22/06/20</text:p>
          </table:table-cell>
          <table:table-cell office:value-type="time" office:time-value="PT1056113H27M08.000000864S" calcext:value-type="time">
            <text:p>17:27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2T17:27:08" calcext:value-type="date">
            <text:p>22/06/20</text:p>
          </table:table-cell>
          <table:table-cell office:value-type="time" office:time-value="PT1056113H27M08.000000864S" calcext:value-type="time">
            <text:p>17:27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2T18:27:07" calcext:value-type="date">
            <text:p>22/06/20</text:p>
          </table:table-cell>
          <table:table-cell office:value-type="time" office:time-value="PT1056114H27M06.999999583S" calcext:value-type="time">
            <text:p>18:27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2T18:27:07" calcext:value-type="date">
            <text:p>22/06/20</text:p>
          </table:table-cell>
          <table:table-cell office:value-type="time" office:time-value="PT1056114H27M06.999999583S" calcext:value-type="time">
            <text:p>18:27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18:27:07" calcext:value-type="date">
            <text:p>22/06/20</text:p>
          </table:table-cell>
          <table:table-cell office:value-type="time" office:time-value="PT1056114H27M06.999999583S" calcext:value-type="time">
            <text:p>18:27: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2T18:27:07" calcext:value-type="date">
            <text:p>22/06/20</text:p>
          </table:table-cell>
          <table:table-cell office:value-type="time" office:time-value="PT1056114H27M06.999999583S" calcext:value-type="time">
            <text:p>18:27: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2T19:27:06" calcext:value-type="date">
            <text:p>22/06/20</text:p>
          </table:table-cell>
          <table:table-cell office:value-type="time" office:time-value="PT1056115H27M05.999999978S" calcext:value-type="time">
            <text:p>19:27: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2T19:27:06" calcext:value-type="date">
            <text:p>22/06/20</text:p>
          </table:table-cell>
          <table:table-cell office:value-type="time" office:time-value="PT1056115H27M05.999999978S" calcext:value-type="time">
            <text:p>19:27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19:27:06" calcext:value-type="date">
            <text:p>22/06/20</text:p>
          </table:table-cell>
          <table:table-cell office:value-type="time" office:time-value="PT1056115H27M05.999999978S" calcext:value-type="time">
            <text:p>19:27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2T19:27:06" calcext:value-type="date">
            <text:p>22/06/20</text:p>
          </table:table-cell>
          <table:table-cell office:value-type="time" office:time-value="PT1056115H27M05.999999978S" calcext:value-type="time">
            <text:p>19:27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2T20:27:05" calcext:value-type="date">
            <text:p>22/06/20</text:p>
          </table:table-cell>
          <table:table-cell office:value-type="time" office:time-value="PT1056116H27M05.000001211S" calcext:value-type="time">
            <text:p>20:27: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2T20:27:05" calcext:value-type="date">
            <text:p>22/06/20</text:p>
          </table:table-cell>
          <table:table-cell office:value-type="time" office:time-value="PT1056116H27M05.000001211S" calcext:value-type="time">
            <text:p>20:27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2T20:27:05" calcext:value-type="date">
            <text:p>22/06/20</text:p>
          </table:table-cell>
          <table:table-cell office:value-type="time" office:time-value="PT1056116H27M05.000001211S" calcext:value-type="time">
            <text:p>20:27: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2T20:27:05" calcext:value-type="date">
            <text:p>22/06/20</text:p>
          </table:table-cell>
          <table:table-cell office:value-type="time" office:time-value="PT1056116H27M05.000001211S" calcext:value-type="time">
            <text:p>20:27: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office:value-type="date" office:date-value="2020-06-22T21:27:04.000001" calcext:value-type="date">
            <text:p>22/06/20</text:p>
          </table:table-cell>
          <table:table-cell office:value-type="time" office:time-value="PT1056117H27M04.000000767S" calcext:value-type="time">
            <text:p>21:27: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date" office:date-value="2020-06-22T21:27:04.000001" calcext:value-type="date">
            <text:p>22/06/20</text:p>
          </table:table-cell>
          <table:table-cell office:value-type="time" office:time-value="PT1056117H27M04.000000767S" calcext:value-type="time">
            <text:p>21:27: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office:value-type="date" office:date-value="2020-06-22T21:27:04.000001" calcext:value-type="date">
            <text:p>22/06/20</text:p>
          </table:table-cell>
          <table:table-cell office:value-type="time" office:time-value="PT1056117H27M04.000000767S" calcext:value-type="time">
            <text:p>21:27: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4.0</text:p>
          </table:table-cell>
          <table:table-cell office:value-type="date" office:date-value="2020-06-22T21:27:04.000001" calcext:value-type="date">
            <text:p>22/06/20</text:p>
          </table:table-cell>
          <table:table-cell office:value-type="time" office:time-value="PT1056117H27M04.000000767S" calcext:value-type="time">
            <text:p>21:27: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2T22:27:03" calcext:value-type="date">
            <text:p>22/06/20</text:p>
          </table:table-cell>
          <table:table-cell office:value-type="time" office:time-value="PT1056118H27M03.000001162S" calcext:value-type="time">
            <text:p>22:27: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2T22:27:03" calcext:value-type="date">
            <text:p>22/06/20</text:p>
          </table:table-cell>
          <table:table-cell office:value-type="time" office:time-value="PT1056118H27M03.000001162S" calcext:value-type="time">
            <text:p>22:27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2T22:27:03" calcext:value-type="date">
            <text:p>22/06/20</text:p>
          </table:table-cell>
          <table:table-cell office:value-type="time" office:time-value="PT1056118H27M03.000001162S" calcext:value-type="time">
            <text:p>22:27: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2T22:27:03" calcext:value-type="date">
            <text:p>22/06/20</text:p>
          </table:table-cell>
          <table:table-cell office:value-type="time" office:time-value="PT1056118H27M03.000001162S" calcext:value-type="time">
            <text:p>22:27: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2T23:27:02" calcext:value-type="date">
            <text:p>22/06/20</text:p>
          </table:table-cell>
          <table:table-cell office:value-type="time" office:time-value="PT1056119H27M01.999999881S" calcext:value-type="time">
            <text:p>23:27: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office:value-type="date" office:date-value="2020-06-22T23:27:02" calcext:value-type="date">
            <text:p>22/06/20</text:p>
          </table:table-cell>
          <table:table-cell office:value-type="time" office:time-value="PT1056119H27M01.999999881S" calcext:value-type="time">
            <text:p>23:27: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22T23:27:02" calcext:value-type="date">
            <text:p>22/06/20</text:p>
          </table:table-cell>
          <table:table-cell office:value-type="time" office:time-value="PT1056119H27M01.999999881S" calcext:value-type="time">
            <text:p>23:27: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2T23:27:02" calcext:value-type="date">
            <text:p>22/06/20</text:p>
          </table:table-cell>
          <table:table-cell office:value-type="time" office:time-value="PT1056119H27M01.999999881S" calcext:value-type="time">
            <text:p>23:27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3T00:27:01" calcext:value-type="date">
            <text:p>23/06/20</text:p>
          </table:table-cell>
          <table:table-cell office:value-type="time" office:time-value="PT1056120H27M01.000000276S" calcext:value-type="time">
            <text:p>00:27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3T00:27:01" calcext:value-type="date">
            <text:p>23/06/20</text:p>
          </table:table-cell>
          <table:table-cell office:value-type="time" office:time-value="PT1056120H27M01.000000276S" calcext:value-type="time">
            <text:p>00:27: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23T00:27:01" calcext:value-type="date">
            <text:p>23/06/20</text:p>
          </table:table-cell>
          <table:table-cell office:value-type="time" office:time-value="PT1056120H27M01.000000276S" calcext:value-type="time">
            <text:p>00:27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3T00:27:01" calcext:value-type="date">
            <text:p>23/06/20</text:p>
          </table:table-cell>
          <table:table-cell office:value-type="time" office:time-value="PT1056120H27M01.000000276S" calcext:value-type="time">
            <text:p>00:27: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3T01:27:00" calcext:value-type="date">
            <text:p>23/06/20</text:p>
          </table:table-cell>
          <table:table-cell office:value-type="time" office:time-value="PT1056121H26M59.999998994S" calcext:value-type="time">
            <text:p>01:27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3T01:27:00" calcext:value-type="date">
            <text:p>23/06/20</text:p>
          </table:table-cell>
          <table:table-cell office:value-type="time" office:time-value="PT1056121H26M59.999998994S" calcext:value-type="time">
            <text:p>01:27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01:27:00" calcext:value-type="date">
            <text:p>23/06/20</text:p>
          </table:table-cell>
          <table:table-cell office:value-type="time" office:time-value="PT1056121H26M59.999998994S" calcext:value-type="time">
            <text:p>01:27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3T01:27:00" calcext:value-type="date">
            <text:p>23/06/20</text:p>
          </table:table-cell>
          <table:table-cell office:value-type="time" office:time-value="PT1056121H26M59.999998994S" calcext:value-type="time">
            <text:p>01:27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3T02:26:59" calcext:value-type="date">
            <text:p>23/06/20</text:p>
          </table:table-cell>
          <table:table-cell office:value-type="time" office:time-value="PT1056122H26M59.000000227S" calcext:value-type="time">
            <text:p>02:26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office:value-type="date" office:date-value="2020-06-23T02:26:59" calcext:value-type="date">
            <text:p>23/06/20</text:p>
          </table:table-cell>
          <table:table-cell office:value-type="time" office:time-value="PT1056122H26M59.000000227S" calcext:value-type="time">
            <text:p>02:26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02:26:59" calcext:value-type="date">
            <text:p>23/06/20</text:p>
          </table:table-cell>
          <table:table-cell office:value-type="time" office:time-value="PT1056122H26M59.000000227S" calcext:value-type="time">
            <text:p>02:26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3T02:26:59" calcext:value-type="date">
            <text:p>23/06/20</text:p>
          </table:table-cell>
          <table:table-cell office:value-type="time" office:time-value="PT1056122H26M59.000000227S" calcext:value-type="time">
            <text:p>02:26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3T03:26:58" calcext:value-type="date">
            <text:p>23/06/20</text:p>
          </table:table-cell>
          <table:table-cell office:value-type="time" office:time-value="PT1056123H26M57.999999784S" calcext:value-type="time">
            <text:p>03:26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3T03:26:58" calcext:value-type="date">
            <text:p>23/06/20</text:p>
          </table:table-cell>
          <table:table-cell office:value-type="time" office:time-value="PT1056123H26M57.999999784S" calcext:value-type="time">
            <text:p>03:26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03:26:58" calcext:value-type="date">
            <text:p>23/06/20</text:p>
          </table:table-cell>
          <table:table-cell office:value-type="time" office:time-value="PT1056123H26M57.999999784S" calcext:value-type="time">
            <text:p>03:26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3T03:26:58" calcext:value-type="date">
            <text:p>23/06/20</text:p>
          </table:table-cell>
          <table:table-cell office:value-type="time" office:time-value="PT1056123H26M57.999999784S" calcext:value-type="time">
            <text:p>03:26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49.0</text:p>
          </table:table-cell>
          <table:table-cell office:value-type="date" office:date-value="2020-06-23T04:26:57" calcext:value-type="date">
            <text:p>23/06/20</text:p>
          </table:table-cell>
          <table:table-cell office:value-type="time" office:time-value="PT1056124H26M57.000000179S" calcext:value-type="time">
            <text:p>04:26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6.0</text:p>
          </table:table-cell>
          <table:table-cell office:value-type="date" office:date-value="2020-06-23T04:26:57" calcext:value-type="date">
            <text:p>23/06/20</text:p>
          </table:table-cell>
          <table:table-cell office:value-type="time" office:time-value="PT1056124H26M57.000000179S" calcext:value-type="time">
            <text:p>04:26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0.0</text:p>
          </table:table-cell>
          <table:table-cell office:value-type="date" office:date-value="2020-06-23T04:26:57" calcext:value-type="date">
            <text:p>23/06/20</text:p>
          </table:table-cell>
          <table:table-cell office:value-type="time" office:time-value="PT1056124H26M57.000000179S" calcext:value-type="time">
            <text:p>04:26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4.0</text:p>
          </table:table-cell>
          <table:table-cell office:value-type="date" office:date-value="2020-06-23T04:26:57" calcext:value-type="date">
            <text:p>23/06/20</text:p>
          </table:table-cell>
          <table:table-cell office:value-type="time" office:time-value="PT1056124H26M57.000000179S" calcext:value-type="time">
            <text:p>04:26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3T05:26:56" calcext:value-type="date">
            <text:p>23/06/20</text:p>
          </table:table-cell>
          <table:table-cell office:value-type="time" office:time-value="PT1056125H26M56.000000574S" calcext:value-type="time">
            <text:p>05:26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23T05:26:56" calcext:value-type="date">
            <text:p>23/06/20</text:p>
          </table:table-cell>
          <table:table-cell office:value-type="time" office:time-value="PT1056125H26M56.000000574S" calcext:value-type="time">
            <text:p>05:26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3T05:26:56" calcext:value-type="date">
            <text:p>23/06/20</text:p>
          </table:table-cell>
          <table:table-cell office:value-type="time" office:time-value="PT1056125H26M56.000000574S" calcext:value-type="time">
            <text:p>05:26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23T05:26:56" calcext:value-type="date">
            <text:p>23/06/20</text:p>
          </table:table-cell>
          <table:table-cell office:value-type="time" office:time-value="PT1056125H26M56.000000574S" calcext:value-type="time">
            <text:p>05:26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3T06:26:55" calcext:value-type="date">
            <text:p>23/06/20</text:p>
          </table:table-cell>
          <table:table-cell office:value-type="time" office:time-value="PT1056126H26M54.999999292S" calcext:value-type="time">
            <text:p>06:26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23T06:26:55" calcext:value-type="date">
            <text:p>23/06/20</text:p>
          </table:table-cell>
          <table:table-cell office:value-type="time" office:time-value="PT1056126H26M54.999999292S" calcext:value-type="time">
            <text:p>06:26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3T06:26:55" calcext:value-type="date">
            <text:p>23/06/20</text:p>
          </table:table-cell>
          <table:table-cell office:value-type="time" office:time-value="PT1056126H26M54.999999292S" calcext:value-type="time">
            <text:p>06:26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23T06:26:55" calcext:value-type="date">
            <text:p>23/06/20</text:p>
          </table:table-cell>
          <table:table-cell office:value-type="time" office:time-value="PT1056126H26M54.999999292S" calcext:value-type="time">
            <text:p>06:26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3T07:26:54" calcext:value-type="date">
            <text:p>23/06/20</text:p>
          </table:table-cell>
          <table:table-cell office:value-type="time" office:time-value="PT1056127H26M53.999999687S" calcext:value-type="time">
            <text:p>07:26: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23T07:26:54" calcext:value-type="date">
            <text:p>23/06/20</text:p>
          </table:table-cell>
          <table:table-cell office:value-type="time" office:time-value="PT1056127H26M53.999999687S" calcext:value-type="time">
            <text:p>07:26: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3T07:26:54" calcext:value-type="date">
            <text:p>23/06/20</text:p>
          </table:table-cell>
          <table:table-cell office:value-type="time" office:time-value="PT1056127H26M53.999999687S" calcext:value-type="time">
            <text:p>07:26: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23T07:26:54" calcext:value-type="date">
            <text:p>23/06/20</text:p>
          </table:table-cell>
          <table:table-cell office:value-type="time" office:time-value="PT1056127H26M53.999999687S" calcext:value-type="time">
            <text:p>07:26: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3T08:26:53" calcext:value-type="date">
            <text:p>23/06/20</text:p>
          </table:table-cell>
          <table:table-cell office:value-type="time" office:time-value="PT1056128H26M53.000000082S" calcext:value-type="time">
            <text:p>08:26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office:value-type="date" office:date-value="2020-06-23T08:26:53" calcext:value-type="date">
            <text:p>23/06/20</text:p>
          </table:table-cell>
          <table:table-cell office:value-type="time" office:time-value="PT1056128H26M53.000000082S" calcext:value-type="time">
            <text:p>08:26: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23T08:26:53" calcext:value-type="date">
            <text:p>23/06/20</text:p>
          </table:table-cell>
          <table:table-cell office:value-type="time" office:time-value="PT1056128H26M53.000000082S" calcext:value-type="time">
            <text:p>08:26: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3T08:26:53" calcext:value-type="date">
            <text:p>23/06/20</text:p>
          </table:table-cell>
          <table:table-cell office:value-type="time" office:time-value="PT1056128H26M53.000000082S" calcext:value-type="time">
            <text:p>08:26: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3T09:26:52" calcext:value-type="date">
            <text:p>23/06/20</text:p>
          </table:table-cell>
          <table:table-cell office:value-type="time" office:time-value="PT1056129H26M51.999999639S" calcext:value-type="time">
            <text:p>09:26: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3T09:26:52" calcext:value-type="date">
            <text:p>23/06/20</text:p>
          </table:table-cell>
          <table:table-cell office:value-type="time" office:time-value="PT1056129H26M51.999999639S" calcext:value-type="time">
            <text:p>09:26: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23T09:26:52" calcext:value-type="date">
            <text:p>23/06/20</text:p>
          </table:table-cell>
          <table:table-cell office:value-type="time" office:time-value="PT1056129H26M51.999999639S" calcext:value-type="time">
            <text:p>09:26: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3T09:26:52" calcext:value-type="date">
            <text:p>23/06/20</text:p>
          </table:table-cell>
          <table:table-cell office:value-type="time" office:time-value="PT1056129H26M51.999999639S" calcext:value-type="time">
            <text:p>09:26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3T10:26:51" calcext:value-type="date">
            <text:p>23/06/20</text:p>
          </table:table-cell>
          <table:table-cell office:value-type="time" office:time-value="PT1056130H26M51.000000872S" calcext:value-type="time">
            <text:p>10:26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3T10:26:51" calcext:value-type="date">
            <text:p>23/06/20</text:p>
          </table:table-cell>
          <table:table-cell office:value-type="time" office:time-value="PT1056130H26M51.000000872S" calcext:value-type="time">
            <text:p>10:26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10:26:51" calcext:value-type="date">
            <text:p>23/06/20</text:p>
          </table:table-cell>
          <table:table-cell office:value-type="time" office:time-value="PT1056130H26M51.000000872S" calcext:value-type="time">
            <text:p>10:26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3T10:26:51" calcext:value-type="date">
            <text:p>23/06/20</text:p>
          </table:table-cell>
          <table:table-cell office:value-type="time" office:time-value="PT1056130H26M51.000000872S" calcext:value-type="time">
            <text:p>10:26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office:value-type="date" office:date-value="2020-06-23T11:26:50" calcext:value-type="date">
            <text:p>23/06/20</text:p>
          </table:table-cell>
          <table:table-cell office:value-type="time" office:time-value="PT1056131H26M49.99999959S" calcext:value-type="time">
            <text:p>11:26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23T11:26:50" calcext:value-type="date">
            <text:p>23/06/20</text:p>
          </table:table-cell>
          <table:table-cell office:value-type="time" office:time-value="PT1056131H26M49.99999959S" calcext:value-type="time">
            <text:p>11:26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1.0</text:p>
          </table:table-cell>
          <table:table-cell office:value-type="date" office:date-value="2020-06-23T11:26:50" calcext:value-type="date">
            <text:p>23/06/20</text:p>
          </table:table-cell>
          <table:table-cell office:value-type="time" office:time-value="PT1056131H26M49.99999959S" calcext:value-type="time">
            <text:p>11:26: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4.0</text:p>
          </table:table-cell>
          <table:table-cell office:value-type="date" office:date-value="2020-06-23T11:26:50" calcext:value-type="date">
            <text:p>23/06/20</text:p>
          </table:table-cell>
          <table:table-cell office:value-type="time" office:time-value="PT1056131H26M49.99999959S" calcext:value-type="time">
            <text:p>11:26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3T12:26:49" calcext:value-type="date">
            <text:p>23/06/20</text:p>
          </table:table-cell>
          <table:table-cell office:value-type="time" office:time-value="PT1056132H26M48.999999985S" calcext:value-type="time">
            <text:p>12:26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23T12:26:49" calcext:value-type="date">
            <text:p>23/06/20</text:p>
          </table:table-cell>
          <table:table-cell office:value-type="time" office:time-value="PT1056132H26M48.999999985S" calcext:value-type="time">
            <text:p>12:26: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office:value-type="date" office:date-value="2020-06-23T12:26:49" calcext:value-type="date">
            <text:p>23/06/20</text:p>
          </table:table-cell>
          <table:table-cell office:value-type="time" office:time-value="PT1056132H26M48.999999985S" calcext:value-type="time">
            <text:p>12:26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3T12:26:49" calcext:value-type="date">
            <text:p>23/06/20</text:p>
          </table:table-cell>
          <table:table-cell office:value-type="time" office:time-value="PT1056132H26M48.999999985S" calcext:value-type="time">
            <text:p>12:26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3T13:26:48" calcext:value-type="date">
            <text:p>23/06/20</text:p>
          </table:table-cell>
          <table:table-cell office:value-type="time" office:time-value="PT1056133H26M48.00000038S" calcext:value-type="time">
            <text:p>13:26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3T13:26:48" calcext:value-type="date">
            <text:p>23/06/20</text:p>
          </table:table-cell>
          <table:table-cell office:value-type="time" office:time-value="PT1056133H26M48.00000038S" calcext:value-type="time">
            <text:p>13:26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13:26:48" calcext:value-type="date">
            <text:p>23/06/20</text:p>
          </table:table-cell>
          <table:table-cell office:value-type="time" office:time-value="PT1056133H26M48.00000038S" calcext:value-type="time">
            <text:p>13:26: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3T13:26:48" calcext:value-type="date">
            <text:p>23/06/20</text:p>
          </table:table-cell>
          <table:table-cell office:value-type="time" office:time-value="PT1056133H26M48.00000038S" calcext:value-type="time">
            <text:p>13:26: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3T14:26:47.000001" calcext:value-type="date">
            <text:p>23/06/20</text:p>
          </table:table-cell>
          <table:table-cell office:value-type="time" office:time-value="PT1056134H26M47.000000775S" calcext:value-type="time">
            <text:p>14:26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3T14:26:47.000001" calcext:value-type="date">
            <text:p>23/06/20</text:p>
          </table:table-cell>
          <table:table-cell office:value-type="time" office:time-value="PT1056134H26M47.000000775S" calcext:value-type="time">
            <text:p>14:26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14:26:47.000001" calcext:value-type="date">
            <text:p>23/06/20</text:p>
          </table:table-cell>
          <table:table-cell office:value-type="time" office:time-value="PT1056134H26M47.000000775S" calcext:value-type="time">
            <text:p>14:26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3T14:26:47.000001" calcext:value-type="date">
            <text:p>23/06/20</text:p>
          </table:table-cell>
          <table:table-cell office:value-type="time" office:time-value="PT1056134H26M47.000000775S" calcext:value-type="time">
            <text:p>14:26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3T15:26:46" calcext:value-type="date">
            <text:p>23/06/20</text:p>
          </table:table-cell>
          <table:table-cell office:value-type="time" office:time-value="PT1056135H26M46.00000117S" calcext:value-type="time">
            <text:p>15:26: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3T15:26:46" calcext:value-type="date">
            <text:p>23/06/20</text:p>
          </table:table-cell>
          <table:table-cell office:value-type="time" office:time-value="PT1056135H26M46.00000117S" calcext:value-type="time">
            <text:p>15:26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15:26:46" calcext:value-type="date">
            <text:p>23/06/20</text:p>
          </table:table-cell>
          <table:table-cell office:value-type="time" office:time-value="PT1056135H26M46.00000117S" calcext:value-type="time">
            <text:p>15:26: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3T15:26:46" calcext:value-type="date">
            <text:p>23/06/20</text:p>
          </table:table-cell>
          <table:table-cell office:value-type="time" office:time-value="PT1056135H26M46.00000117S" calcext:value-type="time">
            <text:p>15:26: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3T16:26:45" calcext:value-type="date">
            <text:p>23/06/20</text:p>
          </table:table-cell>
          <table:table-cell office:value-type="time" office:time-value="PT1056136H26M44.999999888S" calcext:value-type="time">
            <text:p>16:26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3T16:26:45" calcext:value-type="date">
            <text:p>23/06/20</text:p>
          </table:table-cell>
          <table:table-cell office:value-type="time" office:time-value="PT1056136H26M44.999999888S" calcext:value-type="time">
            <text:p>16:26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3T16:26:45" calcext:value-type="date">
            <text:p>23/06/20</text:p>
          </table:table-cell>
          <table:table-cell office:value-type="time" office:time-value="PT1056136H26M44.999999888S" calcext:value-type="time">
            <text:p>16:26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3T16:26:45" calcext:value-type="date">
            <text:p>23/06/20</text:p>
          </table:table-cell>
          <table:table-cell office:value-type="time" office:time-value="PT1056136H26M44.999999888S" calcext:value-type="time">
            <text:p>16:26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3T17:26:44" calcext:value-type="date">
            <text:p>23/06/20</text:p>
          </table:table-cell>
          <table:table-cell office:value-type="time" office:time-value="PT1056137H26M44.000000283S" calcext:value-type="time">
            <text:p>17:26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3T17:26:44" calcext:value-type="date">
            <text:p>23/06/20</text:p>
          </table:table-cell>
          <table:table-cell office:value-type="time" office:time-value="PT1056137H26M44.000000283S" calcext:value-type="time">
            <text:p>17:26: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3T17:26:44" calcext:value-type="date">
            <text:p>23/06/20</text:p>
          </table:table-cell>
          <table:table-cell office:value-type="time" office:time-value="PT1056137H26M44.000000283S" calcext:value-type="time">
            <text:p>17:26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3T17:26:44" calcext:value-type="date">
            <text:p>23/06/20</text:p>
          </table:table-cell>
          <table:table-cell office:value-type="time" office:time-value="PT1056137H26M44.000000283S" calcext:value-type="time">
            <text:p>17:26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3T18:26:43" calcext:value-type="date">
            <text:p>23/06/20</text:p>
          </table:table-cell>
          <table:table-cell office:value-type="time" office:time-value="PT1056138H26M42.999999002S" calcext:value-type="time">
            <text:p>18:26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3T18:26:43" calcext:value-type="date">
            <text:p>23/06/20</text:p>
          </table:table-cell>
          <table:table-cell office:value-type="time" office:time-value="PT1056138H26M42.999999002S" calcext:value-type="time">
            <text:p>18:26: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3T18:26:43" calcext:value-type="date">
            <text:p>23/06/20</text:p>
          </table:table-cell>
          <table:table-cell office:value-type="time" office:time-value="PT1056138H26M42.999999002S" calcext:value-type="time">
            <text:p>18:26: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3T18:26:43" calcext:value-type="date">
            <text:p>23/06/20</text:p>
          </table:table-cell>
          <table:table-cell office:value-type="time" office:time-value="PT1056138H26M42.999999002S" calcext:value-type="time">
            <text:p>18:26: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23T19:26:42" calcext:value-type="date">
            <text:p>23/06/20</text:p>
          </table:table-cell>
          <table:table-cell office:value-type="time" office:time-value="PT1056139H26M41.999999397S" calcext:value-type="time">
            <text:p>19:26: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office:value-type="date" office:date-value="2020-06-23T19:26:42" calcext:value-type="date">
            <text:p>23/06/20</text:p>
          </table:table-cell>
          <table:table-cell office:value-type="time" office:time-value="PT1056139H26M41.999999397S" calcext:value-type="time">
            <text:p>19:26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3T19:26:42" calcext:value-type="date">
            <text:p>23/06/20</text:p>
          </table:table-cell>
          <table:table-cell office:value-type="time" office:time-value="PT1056139H26M41.999999397S" calcext:value-type="time">
            <text:p>19:26: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office:value-type="date" office:date-value="2020-06-23T19:26:42" calcext:value-type="date">
            <text:p>23/06/20</text:p>
          </table:table-cell>
          <table:table-cell office:value-type="time" office:time-value="PT1056139H26M41.999999397S" calcext:value-type="time">
            <text:p>19:26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3T20:26:41" calcext:value-type="date">
            <text:p>23/06/20</text:p>
          </table:table-cell>
          <table:table-cell office:value-type="time" office:time-value="PT1056140H26M40.999999791S" calcext:value-type="time">
            <text:p>20:26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3T20:26:41" calcext:value-type="date">
            <text:p>23/06/20</text:p>
          </table:table-cell>
          <table:table-cell office:value-type="time" office:time-value="PT1056140H26M40.999999791S" calcext:value-type="time">
            <text:p>20:26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20:26:41" calcext:value-type="date">
            <text:p>23/06/20</text:p>
          </table:table-cell>
          <table:table-cell office:value-type="time" office:time-value="PT1056140H26M40.999999791S" calcext:value-type="time">
            <text:p>20:26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23T20:26:41" calcext:value-type="date">
            <text:p>23/06/20</text:p>
          </table:table-cell>
          <table:table-cell office:value-type="time" office:time-value="PT1056140H26M40.999999791S" calcext:value-type="time">
            <text:p>20:26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3T21:26:40" calcext:value-type="date">
            <text:p>23/06/20</text:p>
          </table:table-cell>
          <table:table-cell office:value-type="time" office:time-value="PT1056141H26M40.000000186S" calcext:value-type="time">
            <text:p>21:26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3T21:26:40" calcext:value-type="date">
            <text:p>23/06/20</text:p>
          </table:table-cell>
          <table:table-cell office:value-type="time" office:time-value="PT1056141H26M40.000000186S" calcext:value-type="time">
            <text:p>21:26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21:26:40" calcext:value-type="date">
            <text:p>23/06/20</text:p>
          </table:table-cell>
          <table:table-cell office:value-type="time" office:time-value="PT1056141H26M40.000000186S" calcext:value-type="time">
            <text:p>21:26: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3T21:26:40" calcext:value-type="date">
            <text:p>23/06/20</text:p>
          </table:table-cell>
          <table:table-cell office:value-type="time" office:time-value="PT1056141H26M40.000000186S" calcext:value-type="time">
            <text:p>21:26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3T22:26:39" calcext:value-type="date">
            <text:p>23/06/20</text:p>
          </table:table-cell>
          <table:table-cell office:value-type="time" office:time-value="PT1056142H26M39.000000581S" calcext:value-type="time">
            <text:p>22:26: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3T22:26:39" calcext:value-type="date">
            <text:p>23/06/20</text:p>
          </table:table-cell>
          <table:table-cell office:value-type="time" office:time-value="PT1056142H26M39.000000581S" calcext:value-type="time">
            <text:p>22:26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22:26:39" calcext:value-type="date">
            <text:p>23/06/20</text:p>
          </table:table-cell>
          <table:table-cell office:value-type="time" office:time-value="PT1056142H26M39.000000581S" calcext:value-type="time">
            <text:p>22:26: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3T22:26:39" calcext:value-type="date">
            <text:p>23/06/20</text:p>
          </table:table-cell>
          <table:table-cell office:value-type="time" office:time-value="PT1056142H26M39.000000581S" calcext:value-type="time">
            <text:p>22:26: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3T23:26:38" calcext:value-type="date">
            <text:p>23/06/20</text:p>
          </table:table-cell>
          <table:table-cell office:value-type="time" office:time-value="PT1056143H26M37.9999993S" calcext:value-type="time">
            <text:p>23:26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3T23:26:38" calcext:value-type="date">
            <text:p>23/06/20</text:p>
          </table:table-cell>
          <table:table-cell office:value-type="time" office:time-value="PT1056143H26M37.9999993S" calcext:value-type="time">
            <text:p>23:26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3T23:26:38" calcext:value-type="date">
            <text:p>23/06/20</text:p>
          </table:table-cell>
          <table:table-cell office:value-type="time" office:time-value="PT1056143H26M37.9999993S" calcext:value-type="time">
            <text:p>23:26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3T23:26:38" calcext:value-type="date">
            <text:p>23/06/20</text:p>
          </table:table-cell>
          <table:table-cell office:value-type="time" office:time-value="PT1056143H26M37.9999993S" calcext:value-type="time">
            <text:p>23:26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4T00:26:37" calcext:value-type="date">
            <text:p>24/06/20</text:p>
          </table:table-cell>
          <table:table-cell office:value-type="time" office:time-value="PT1056144H26M36.999999695S" calcext:value-type="time">
            <text:p>00:26: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4T00:26:37" calcext:value-type="date">
            <text:p>24/06/20</text:p>
          </table:table-cell>
          <table:table-cell office:value-type="time" office:time-value="PT1056144H26M36.999999695S" calcext:value-type="time">
            <text:p>00:26: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00:26:37" calcext:value-type="date">
            <text:p>24/06/20</text:p>
          </table:table-cell>
          <table:table-cell office:value-type="time" office:time-value="PT1056144H26M36.999999695S" calcext:value-type="time">
            <text:p>00:26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4T00:26:37" calcext:value-type="date">
            <text:p>24/06/20</text:p>
          </table:table-cell>
          <table:table-cell office:value-type="time" office:time-value="PT1056144H26M36.999999695S" calcext:value-type="time">
            <text:p>00:26: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4T01:26:36" calcext:value-type="date">
            <text:p>24/06/20</text:p>
          </table:table-cell>
          <table:table-cell office:value-type="time" office:time-value="PT1056145H26M36.000000089S" calcext:value-type="time">
            <text:p>01:26: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4T01:26:36" calcext:value-type="date">
            <text:p>24/06/20</text:p>
          </table:table-cell>
          <table:table-cell office:value-type="time" office:time-value="PT1056145H26M36.000000089S" calcext:value-type="time">
            <text:p>01:26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01:26:36" calcext:value-type="date">
            <text:p>24/06/20</text:p>
          </table:table-cell>
          <table:table-cell office:value-type="time" office:time-value="PT1056145H26M36.000000089S" calcext:value-type="time">
            <text:p>01:26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4T01:26:36" calcext:value-type="date">
            <text:p>24/06/20</text:p>
          </table:table-cell>
          <table:table-cell office:value-type="time" office:time-value="PT1056145H26M36.000000089S" calcext:value-type="time">
            <text:p>01:26: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office:value-type="date" office:date-value="2020-06-24T02:26:35" calcext:value-type="date">
            <text:p>24/06/20</text:p>
          </table:table-cell>
          <table:table-cell office:value-type="time" office:time-value="PT1056146H26M34.999999646S" calcext:value-type="time">
            <text:p>02:26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office:value-type="date" office:date-value="2020-06-24T02:26:35" calcext:value-type="date">
            <text:p>24/06/20</text:p>
          </table:table-cell>
          <table:table-cell office:value-type="time" office:time-value="PT1056146H26M34.999999646S" calcext:value-type="time">
            <text:p>02:26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office:value-type="date" office:date-value="2020-06-24T02:26:35" calcext:value-type="date">
            <text:p>24/06/20</text:p>
          </table:table-cell>
          <table:table-cell office:value-type="time" office:time-value="PT1056146H26M34.999999646S" calcext:value-type="time">
            <text:p>02:26: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4.0</text:p>
          </table:table-cell>
          <table:table-cell office:value-type="date" office:date-value="2020-06-24T02:26:35" calcext:value-type="date">
            <text:p>24/06/20</text:p>
          </table:table-cell>
          <table:table-cell office:value-type="time" office:time-value="PT1056146H26M34.999999646S" calcext:value-type="time">
            <text:p>02:26: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4T03:26:34" calcext:value-type="date">
            <text:p>24/06/20</text:p>
          </table:table-cell>
          <table:table-cell office:value-type="time" office:time-value="PT1056147H26M34.000000879S" calcext:value-type="time">
            <text:p>03:26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4T03:26:34" calcext:value-type="date">
            <text:p>24/06/20</text:p>
          </table:table-cell>
          <table:table-cell office:value-type="time" office:time-value="PT1056147H26M34.000000879S" calcext:value-type="time">
            <text:p>03:26: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03:26:34" calcext:value-type="date">
            <text:p>24/06/20</text:p>
          </table:table-cell>
          <table:table-cell office:value-type="time" office:time-value="PT1056147H26M34.000000879S" calcext:value-type="time">
            <text:p>03:26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4T03:26:34" calcext:value-type="date">
            <text:p>24/06/20</text:p>
          </table:table-cell>
          <table:table-cell office:value-type="time" office:time-value="PT1056147H26M34.000000879S" calcext:value-type="time">
            <text:p>03:26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4T04:26:33" calcext:value-type="date">
            <text:p>24/06/20</text:p>
          </table:table-cell>
          <table:table-cell office:value-type="time" office:time-value="PT1056148H26M32.999999598S" calcext:value-type="time">
            <text:p>04:26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4T04:26:33" calcext:value-type="date">
            <text:p>24/06/20</text:p>
          </table:table-cell>
          <table:table-cell office:value-type="time" office:time-value="PT1056148H26M32.999999598S" calcext:value-type="time">
            <text:p>04:26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04:26:33" calcext:value-type="date">
            <text:p>24/06/20</text:p>
          </table:table-cell>
          <table:table-cell office:value-type="time" office:time-value="PT1056148H26M32.999999598S" calcext:value-type="time">
            <text:p>04:26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4T04:26:33" calcext:value-type="date">
            <text:p>24/06/20</text:p>
          </table:table-cell>
          <table:table-cell office:value-type="time" office:time-value="PT1056148H26M32.999999598S" calcext:value-type="time">
            <text:p>04:26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4T05:26:32" calcext:value-type="date">
            <text:p>24/06/20</text:p>
          </table:table-cell>
          <table:table-cell office:value-type="time" office:time-value="PT1056149H26M31.999999993S" calcext:value-type="time">
            <text:p>05:26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4T05:26:32" calcext:value-type="date">
            <text:p>24/06/20</text:p>
          </table:table-cell>
          <table:table-cell office:value-type="time" office:time-value="PT1056149H26M31.999999993S" calcext:value-type="time">
            <text:p>05:26: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4T05:26:32" calcext:value-type="date">
            <text:p>24/06/20</text:p>
          </table:table-cell>
          <table:table-cell office:value-type="time" office:time-value="PT1056149H26M31.999999993S" calcext:value-type="time">
            <text:p>05:26: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4T05:26:32" calcext:value-type="date">
            <text:p>24/06/20</text:p>
          </table:table-cell>
          <table:table-cell office:value-type="time" office:time-value="PT1056149H26M31.999999993S" calcext:value-type="time">
            <text:p>05:26: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4T06:26:31" calcext:value-type="date">
            <text:p>24/06/20</text:p>
          </table:table-cell>
          <table:table-cell office:value-type="time" office:time-value="PT1056150H26M31.000000387S" calcext:value-type="time">
            <text:p>06:26: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4T06:26:31" calcext:value-type="date">
            <text:p>24/06/20</text:p>
          </table:table-cell>
          <table:table-cell office:value-type="time" office:time-value="PT1056150H26M31.000000387S" calcext:value-type="time">
            <text:p>06:26: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4T06:26:31" calcext:value-type="date">
            <text:p>24/06/20</text:p>
          </table:table-cell>
          <table:table-cell office:value-type="time" office:time-value="PT1056150H26M31.000000387S" calcext:value-type="time">
            <text:p>06:26: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4T06:26:31" calcext:value-type="date">
            <text:p>24/06/20</text:p>
          </table:table-cell>
          <table:table-cell office:value-type="time" office:time-value="PT1056150H26M31.000000387S" calcext:value-type="time">
            <text:p>06:26: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4T07:26:30" calcext:value-type="date">
            <text:p>24/06/20</text:p>
          </table:table-cell>
          <table:table-cell office:value-type="time" office:time-value="PT1056151H26M29.999999944S" calcext:value-type="time">
            <text:p>07:26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4T07:26:30" calcext:value-type="date">
            <text:p>24/06/20</text:p>
          </table:table-cell>
          <table:table-cell office:value-type="time" office:time-value="PT1056151H26M29.999999944S" calcext:value-type="time">
            <text:p>07:26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07:26:30" calcext:value-type="date">
            <text:p>24/06/20</text:p>
          </table:table-cell>
          <table:table-cell office:value-type="time" office:time-value="PT1056151H26M29.999999944S" calcext:value-type="time">
            <text:p>07:26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4T07:26:30" calcext:value-type="date">
            <text:p>24/06/20</text:p>
          </table:table-cell>
          <table:table-cell office:value-type="time" office:time-value="PT1056151H26M29.999999944S" calcext:value-type="time">
            <text:p>07:26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4T08:26:29" calcext:value-type="date">
            <text:p>24/06/20</text:p>
          </table:table-cell>
          <table:table-cell office:value-type="time" office:time-value="PT1056152H26M29.000001177S" calcext:value-type="time">
            <text:p>08:26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4T08:26:29" calcext:value-type="date">
            <text:p>24/06/20</text:p>
          </table:table-cell>
          <table:table-cell office:value-type="time" office:time-value="PT1056152H26M29.000001177S" calcext:value-type="time">
            <text:p>08:26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4T08:26:29" calcext:value-type="date">
            <text:p>24/06/20</text:p>
          </table:table-cell>
          <table:table-cell office:value-type="time" office:time-value="PT1056152H26M29.000001177S" calcext:value-type="time">
            <text:p>08:26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4T08:26:29" calcext:value-type="date">
            <text:p>24/06/20</text:p>
          </table:table-cell>
          <table:table-cell office:value-type="time" office:time-value="PT1056152H26M29.000001177S" calcext:value-type="time">
            <text:p>08:26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9.0</text:p>
          </table:table-cell>
          <table:table-cell office:value-type="date" office:date-value="2020-06-24T09:26:28" calcext:value-type="date">
            <text:p>24/06/20</text:p>
          </table:table-cell>
          <table:table-cell office:value-type="time" office:time-value="PT1056153H26M27.999999896S" calcext:value-type="time">
            <text:p>09:26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6.0</text:p>
          </table:table-cell>
          <table:table-cell office:value-type="date" office:date-value="2020-06-24T09:26:28" calcext:value-type="date">
            <text:p>24/06/20</text:p>
          </table:table-cell>
          <table:table-cell office:value-type="time" office:time-value="PT1056153H26M27.999999896S" calcext:value-type="time">
            <text:p>09:26: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0.0</text:p>
          </table:table-cell>
          <table:table-cell office:value-type="date" office:date-value="2020-06-24T09:26:28" calcext:value-type="date">
            <text:p>24/06/20</text:p>
          </table:table-cell>
          <table:table-cell office:value-type="time" office:time-value="PT1056153H26M27.999999896S" calcext:value-type="time">
            <text:p>09:26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3.0</text:p>
          </table:table-cell>
          <table:table-cell office:value-type="date" office:date-value="2020-06-24T09:26:28" calcext:value-type="date">
            <text:p>24/06/20</text:p>
          </table:table-cell>
          <table:table-cell office:value-type="time" office:time-value="PT1056153H26M27.999999896S" calcext:value-type="time">
            <text:p>09:26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4T10:26:27" calcext:value-type="date">
            <text:p>24/06/20</text:p>
          </table:table-cell>
          <table:table-cell office:value-type="time" office:time-value="PT1056154H26M27.000000291S" calcext:value-type="time">
            <text:p>10:26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4T10:26:27" calcext:value-type="date">
            <text:p>24/06/20</text:p>
          </table:table-cell>
          <table:table-cell office:value-type="time" office:time-value="PT1056154H26M27.000000291S" calcext:value-type="time">
            <text:p>10:26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4T10:26:27" calcext:value-type="date">
            <text:p>24/06/20</text:p>
          </table:table-cell>
          <table:table-cell office:value-type="time" office:time-value="PT1056154H26M27.000000291S" calcext:value-type="time">
            <text:p>10:26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4T10:26:27" calcext:value-type="date">
            <text:p>24/06/20</text:p>
          </table:table-cell>
          <table:table-cell office:value-type="time" office:time-value="PT1056154H26M27.000000291S" calcext:value-type="time">
            <text:p>10:26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4T11:26:26" calcext:value-type="date">
            <text:p>24/06/20</text:p>
          </table:table-cell>
          <table:table-cell office:value-type="time" office:time-value="PT1056155H26M25.999999847S" calcext:value-type="time">
            <text:p>11:26: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4T11:26:26" calcext:value-type="date">
            <text:p>24/06/20</text:p>
          </table:table-cell>
          <table:table-cell office:value-type="time" office:time-value="PT1056155H26M25.999999847S" calcext:value-type="time">
            <text:p>11:26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4T11:26:26" calcext:value-type="date">
            <text:p>24/06/20</text:p>
          </table:table-cell>
          <table:table-cell office:value-type="time" office:time-value="PT1056155H26M25.999999847S" calcext:value-type="time">
            <text:p>11:26: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4T11:26:26" calcext:value-type="date">
            <text:p>24/06/20</text:p>
          </table:table-cell>
          <table:table-cell office:value-type="time" office:time-value="PT1056155H26M25.999999847S" calcext:value-type="time">
            <text:p>11:26: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4T12:26:25" calcext:value-type="date">
            <text:p>24/06/20</text:p>
          </table:table-cell>
          <table:table-cell office:value-type="time" office:time-value="PT1056156H26M25.000000242S" calcext:value-type="time">
            <text:p>12:26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4T12:26:25" calcext:value-type="date">
            <text:p>24/06/20</text:p>
          </table:table-cell>
          <table:table-cell office:value-type="time" office:time-value="PT1056156H26M25.000000242S" calcext:value-type="time">
            <text:p>12:26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4T12:26:25" calcext:value-type="date">
            <text:p>24/06/20</text:p>
          </table:table-cell>
          <table:table-cell office:value-type="time" office:time-value="PT1056156H26M25.000000242S" calcext:value-type="time">
            <text:p>12:26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4T12:26:25" calcext:value-type="date">
            <text:p>24/06/20</text:p>
          </table:table-cell>
          <table:table-cell office:value-type="time" office:time-value="PT1056156H26M25.000000242S" calcext:value-type="time">
            <text:p>12:26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4T13:26:24" calcext:value-type="date">
            <text:p>24/06/20</text:p>
          </table:table-cell>
          <table:table-cell office:value-type="time" office:time-value="PT1056157H26M23.999998961S" calcext:value-type="time">
            <text:p>13:26: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4T13:26:24" calcext:value-type="date">
            <text:p>24/06/20</text:p>
          </table:table-cell>
          <table:table-cell office:value-type="time" office:time-value="PT1056157H26M23.999998961S" calcext:value-type="time">
            <text:p>13:26: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4T13:26:24" calcext:value-type="date">
            <text:p>24/06/20</text:p>
          </table:table-cell>
          <table:table-cell office:value-type="time" office:time-value="PT1056157H26M23.999998961S" calcext:value-type="time">
            <text:p>13:26: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4T13:26:24" calcext:value-type="date">
            <text:p>24/06/20</text:p>
          </table:table-cell>
          <table:table-cell office:value-type="time" office:time-value="PT1056157H26M23.999998961S" calcext:value-type="time">
            <text:p>13:26: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4T14:26:23" calcext:value-type="date">
            <text:p>24/06/20</text:p>
          </table:table-cell>
          <table:table-cell office:value-type="time" office:time-value="PT1056158H26M23.000000194S" calcext:value-type="time">
            <text:p>14:26: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4T14:26:23" calcext:value-type="date">
            <text:p>24/06/20</text:p>
          </table:table-cell>
          <table:table-cell office:value-type="time" office:time-value="PT1056158H26M23.000000194S" calcext:value-type="time">
            <text:p>14:26: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office:value-type="date" office:date-value="2020-06-24T14:26:23" calcext:value-type="date">
            <text:p>24/06/20</text:p>
          </table:table-cell>
          <table:table-cell office:value-type="time" office:time-value="PT1056158H26M23.000000194S" calcext:value-type="time">
            <text:p>14:26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4T14:26:23" calcext:value-type="date">
            <text:p>24/06/20</text:p>
          </table:table-cell>
          <table:table-cell office:value-type="time" office:time-value="PT1056158H26M23.000000194S" calcext:value-type="time">
            <text:p>14:26: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4T15:26:22" calcext:value-type="date">
            <text:p>24/06/20</text:p>
          </table:table-cell>
          <table:table-cell office:value-type="time" office:time-value="PT1056159H26M22.000000589S" calcext:value-type="time">
            <text:p>15:26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4T15:26:22" calcext:value-type="date">
            <text:p>24/06/20</text:p>
          </table:table-cell>
          <table:table-cell office:value-type="time" office:time-value="PT1056159H26M22.000000589S" calcext:value-type="time">
            <text:p>15:26: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4T15:26:22" calcext:value-type="date">
            <text:p>24/06/20</text:p>
          </table:table-cell>
          <table:table-cell office:value-type="time" office:time-value="PT1056159H26M22.000000589S" calcext:value-type="time">
            <text:p>15:26: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4T15:26:22" calcext:value-type="date">
            <text:p>24/06/20</text:p>
          </table:table-cell>
          <table:table-cell office:value-type="time" office:time-value="PT1056159H26M22.000000589S" calcext:value-type="time">
            <text:p>15:26: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4T16:26:21" calcext:value-type="date">
            <text:p>24/06/20</text:p>
          </table:table-cell>
          <table:table-cell office:value-type="time" office:time-value="PT1056160H26M20.999999307S" calcext:value-type="time">
            <text:p>16:26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office:value-type="date" office:date-value="2020-06-24T16:26:21" calcext:value-type="date">
            <text:p>24/06/20</text:p>
          </table:table-cell>
          <table:table-cell office:value-type="time" office:time-value="PT1056160H26M20.999999307S" calcext:value-type="time">
            <text:p>16:26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0.0</text:p>
          </table:table-cell>
          <table:table-cell office:value-type="date" office:date-value="2020-06-24T16:26:21" calcext:value-type="date">
            <text:p>24/06/20</text:p>
          </table:table-cell>
          <table:table-cell office:value-type="time" office:time-value="PT1056160H26M20.999999307S" calcext:value-type="time">
            <text:p>16:26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24T16:26:21" calcext:value-type="date">
            <text:p>24/06/20</text:p>
          </table:table-cell>
          <table:table-cell office:value-type="time" office:time-value="PT1056160H26M20.999999307S" calcext:value-type="time">
            <text:p>16:26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4T17:26:20.000001" calcext:value-type="date">
            <text:p>24/06/20</text:p>
          </table:table-cell>
          <table:table-cell office:value-type="time" office:time-value="PT1056161H26M19.999999702S" calcext:value-type="time">
            <text:p>17:26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4T17:26:20.000001" calcext:value-type="date">
            <text:p>24/06/20</text:p>
          </table:table-cell>
          <table:table-cell office:value-type="time" office:time-value="PT1056161H26M19.999999702S" calcext:value-type="time">
            <text:p>17:26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17:26:20.000001" calcext:value-type="date">
            <text:p>24/06/20</text:p>
          </table:table-cell>
          <table:table-cell office:value-type="time" office:time-value="PT1056161H26M19.999999702S" calcext:value-type="time">
            <text:p>17:26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4T17:26:20.000001" calcext:value-type="date">
            <text:p>24/06/20</text:p>
          </table:table-cell>
          <table:table-cell office:value-type="time" office:time-value="PT1056161H26M19.999999702S" calcext:value-type="time">
            <text:p>17:26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4T18:26:19" calcext:value-type="date">
            <text:p>24/06/20</text:p>
          </table:table-cell>
          <table:table-cell office:value-type="time" office:time-value="PT1056162H26M19.000000097S" calcext:value-type="time">
            <text:p>18:26: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4T18:26:19" calcext:value-type="date">
            <text:p>24/06/20</text:p>
          </table:table-cell>
          <table:table-cell office:value-type="time" office:time-value="PT1056162H26M19.000000097S" calcext:value-type="time">
            <text:p>18:26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4T18:26:19" calcext:value-type="date">
            <text:p>24/06/20</text:p>
          </table:table-cell>
          <table:table-cell office:value-type="time" office:time-value="PT1056162H26M19.000000097S" calcext:value-type="time">
            <text:p>18:26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4T18:26:19" calcext:value-type="date">
            <text:p>24/06/20</text:p>
          </table:table-cell>
          <table:table-cell office:value-type="time" office:time-value="PT1056162H26M19.000000097S" calcext:value-type="time">
            <text:p>18:26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4T19:26:18" calcext:value-type="date">
            <text:p>24/06/20</text:p>
          </table:table-cell>
          <table:table-cell office:value-type="time" office:time-value="PT1056163H26M17.999999654S" calcext:value-type="time">
            <text:p>19:26: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4T19:26:18" calcext:value-type="date">
            <text:p>24/06/20</text:p>
          </table:table-cell>
          <table:table-cell office:value-type="time" office:time-value="PT1056163H26M17.999999654S" calcext:value-type="time">
            <text:p>19:26: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19:26:18" calcext:value-type="date">
            <text:p>24/06/20</text:p>
          </table:table-cell>
          <table:table-cell office:value-type="time" office:time-value="PT1056163H26M17.999999654S" calcext:value-type="time">
            <text:p>19:26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4T19:26:18" calcext:value-type="date">
            <text:p>24/06/20</text:p>
          </table:table-cell>
          <table:table-cell office:value-type="time" office:time-value="PT1056163H26M17.999999654S" calcext:value-type="time">
            <text:p>19:26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4T20:26:17" calcext:value-type="date">
            <text:p>24/06/20</text:p>
          </table:table-cell>
          <table:table-cell office:value-type="time" office:time-value="PT1056164H26M17.000000887S" calcext:value-type="time">
            <text:p>20:26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4T20:26:17" calcext:value-type="date">
            <text:p>24/06/20</text:p>
          </table:table-cell>
          <table:table-cell office:value-type="time" office:time-value="PT1056164H26M17.000000887S" calcext:value-type="time">
            <text:p>20:26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20:26:17" calcext:value-type="date">
            <text:p>24/06/20</text:p>
          </table:table-cell>
          <table:table-cell office:value-type="time" office:time-value="PT1056164H26M17.000000887S" calcext:value-type="time">
            <text:p>20:26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office:value-type="date" office:date-value="2020-06-24T20:26:17" calcext:value-type="date">
            <text:p>24/06/20</text:p>
          </table:table-cell>
          <table:table-cell office:value-type="time" office:time-value="PT1056164H26M17.000000887S" calcext:value-type="time">
            <text:p>20:26: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4T21:26:16" calcext:value-type="date">
            <text:p>24/06/20</text:p>
          </table:table-cell>
          <table:table-cell office:value-type="time" office:time-value="PT1056165H26M15.999999605S" calcext:value-type="time">
            <text:p>21:26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4T21:26:16" calcext:value-type="date">
            <text:p>24/06/20</text:p>
          </table:table-cell>
          <table:table-cell office:value-type="time" office:time-value="PT1056165H26M15.999999605S" calcext:value-type="time">
            <text:p>21:26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21:26:16" calcext:value-type="date">
            <text:p>24/06/20</text:p>
          </table:table-cell>
          <table:table-cell office:value-type="time" office:time-value="PT1056165H26M15.999999605S" calcext:value-type="time">
            <text:p>21:26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office:value-type="date" office:date-value="2020-06-24T21:26:16" calcext:value-type="date">
            <text:p>24/06/20</text:p>
          </table:table-cell>
          <table:table-cell office:value-type="time" office:time-value="PT1056165H26M15.999999605S" calcext:value-type="time">
            <text:p>21:26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4T22:26:15" calcext:value-type="date">
            <text:p>24/06/20</text:p>
          </table:table-cell>
          <table:table-cell office:value-type="time" office:time-value="PT1056166H26M15S" calcext:value-type="time">
            <text:p>22:26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4T22:26:15" calcext:value-type="date">
            <text:p>24/06/20</text:p>
          </table:table-cell>
          <table:table-cell office:value-type="time" office:time-value="PT1056166H26M15S" calcext:value-type="time">
            <text:p>22:26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22:26:15" calcext:value-type="date">
            <text:p>24/06/20</text:p>
          </table:table-cell>
          <table:table-cell office:value-type="time" office:time-value="PT1056166H26M15S" calcext:value-type="time">
            <text:p>22:26: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office:value-type="date" office:date-value="2020-06-24T22:26:15" calcext:value-type="date">
            <text:p>24/06/20</text:p>
          </table:table-cell>
          <table:table-cell office:value-type="time" office:time-value="PT1056166H26M15S" calcext:value-type="time">
            <text:p>22:26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4T23:26:14" calcext:value-type="date">
            <text:p>24/06/20</text:p>
          </table:table-cell>
          <table:table-cell office:value-type="time" office:time-value="PT1056167H26M14.000001233S" calcext:value-type="time">
            <text:p>23:26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office:value-type="date" office:date-value="2020-06-24T23:26:14" calcext:value-type="date">
            <text:p>24/06/20</text:p>
          </table:table-cell>
          <table:table-cell office:value-type="time" office:time-value="PT1056167H26M14.000001233S" calcext:value-type="time">
            <text:p>23:26: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4T23:26:14" calcext:value-type="date">
            <text:p>24/06/20</text:p>
          </table:table-cell>
          <table:table-cell office:value-type="time" office:time-value="PT1056167H26M14.000001233S" calcext:value-type="time">
            <text:p>23:26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office:value-type="date" office:date-value="2020-06-24T23:26:14" calcext:value-type="date">
            <text:p>24/06/20</text:p>
          </table:table-cell>
          <table:table-cell office:value-type="time" office:time-value="PT1056167H26M14.000001233S" calcext:value-type="time">
            <text:p>23:26: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25T00:26:13" calcext:value-type="date">
            <text:p>25/06/20</text:p>
          </table:table-cell>
          <table:table-cell office:value-type="time" office:time-value="PT1056168H26M13.00000079S" calcext:value-type="time">
            <text:p>00:26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office:value-type="date" office:date-value="2020-06-25T00:26:13" calcext:value-type="date">
            <text:p>25/06/20</text:p>
          </table:table-cell>
          <table:table-cell office:value-type="time" office:time-value="PT1056168H26M13.00000079S" calcext:value-type="time">
            <text:p>00:26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office:value-type="date" office:date-value="2020-06-25T00:26:13" calcext:value-type="date">
            <text:p>25/06/20</text:p>
          </table:table-cell>
          <table:table-cell office:value-type="time" office:time-value="PT1056168H26M13.00000079S" calcext:value-type="time">
            <text:p>00:26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5T00:26:13" calcext:value-type="date">
            <text:p>25/06/20</text:p>
          </table:table-cell>
          <table:table-cell office:value-type="time" office:time-value="PT1056168H26M13.00000079S" calcext:value-type="time">
            <text:p>00:26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5T01:26:12" calcext:value-type="date">
            <text:p>25/06/20</text:p>
          </table:table-cell>
          <table:table-cell office:value-type="time" office:time-value="PT1056169H26M12.000001185S" calcext:value-type="time">
            <text:p>01:26: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5T01:26:12" calcext:value-type="date">
            <text:p>25/06/20</text:p>
          </table:table-cell>
          <table:table-cell office:value-type="time" office:time-value="PT1056169H26M12.000001185S" calcext:value-type="time">
            <text:p>01:26: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5T01:26:12" calcext:value-type="date">
            <text:p>25/06/20</text:p>
          </table:table-cell>
          <table:table-cell office:value-type="time" office:time-value="PT1056169H26M12.000001185S" calcext:value-type="time">
            <text:p>01:26: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5T01:26:12" calcext:value-type="date">
            <text:p>25/06/20</text:p>
          </table:table-cell>
          <table:table-cell office:value-type="time" office:time-value="PT1056169H26M12.000001185S" calcext:value-type="time">
            <text:p>01:26: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5T02:26:11" calcext:value-type="date">
            <text:p>25/06/20</text:p>
          </table:table-cell>
          <table:table-cell office:value-type="time" office:time-value="PT1056170H26M10.999999903S" calcext:value-type="time">
            <text:p>02:26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5T02:26:11" calcext:value-type="date">
            <text:p>25/06/20</text:p>
          </table:table-cell>
          <table:table-cell office:value-type="time" office:time-value="PT1056170H26M10.999999903S" calcext:value-type="time">
            <text:p>02:26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5T02:26:11" calcext:value-type="date">
            <text:p>25/06/20</text:p>
          </table:table-cell>
          <table:table-cell office:value-type="time" office:time-value="PT1056170H26M10.999999903S" calcext:value-type="time">
            <text:p>02:26: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5T02:26:11" calcext:value-type="date">
            <text:p>25/06/20</text:p>
          </table:table-cell>
          <table:table-cell office:value-type="time" office:time-value="PT1056170H26M10.999999903S" calcext:value-type="time">
            <text:p>02:26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5T03:26:10" calcext:value-type="date">
            <text:p>25/06/20</text:p>
          </table:table-cell>
          <table:table-cell office:value-type="time" office:time-value="PT1056171H26M10.000000298S" calcext:value-type="time">
            <text:p>03:26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5T03:26:10" calcext:value-type="date">
            <text:p>25/06/20</text:p>
          </table:table-cell>
          <table:table-cell office:value-type="time" office:time-value="PT1056171H26M10.000000298S" calcext:value-type="time">
            <text:p>03:26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5T03:26:10" calcext:value-type="date">
            <text:p>25/06/20</text:p>
          </table:table-cell>
          <table:table-cell office:value-type="time" office:time-value="PT1056171H26M10.000000298S" calcext:value-type="time">
            <text:p>03:26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5T03:26:10" calcext:value-type="date">
            <text:p>25/06/20</text:p>
          </table:table-cell>
          <table:table-cell office:value-type="time" office:time-value="PT1056171H26M10.000000298S" calcext:value-type="time">
            <text:p>03:26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5T04:26:09" calcext:value-type="date">
            <text:p>25/06/20</text:p>
          </table:table-cell>
          <table:table-cell office:value-type="time" office:time-value="PT1056172H26M08.999999017S" calcext:value-type="time">
            <text:p>04:26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5T04:26:09" calcext:value-type="date">
            <text:p>25/06/20</text:p>
          </table:table-cell>
          <table:table-cell office:value-type="time" office:time-value="PT1056172H26M08.999999017S" calcext:value-type="time">
            <text:p>04:26: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5T04:26:09" calcext:value-type="date">
            <text:p>25/06/20</text:p>
          </table:table-cell>
          <table:table-cell office:value-type="time" office:time-value="PT1056172H26M08.999999017S" calcext:value-type="time">
            <text:p>04:26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5T04:26:09" calcext:value-type="date">
            <text:p>25/06/20</text:p>
          </table:table-cell>
          <table:table-cell office:value-type="time" office:time-value="PT1056172H26M08.999999017S" calcext:value-type="time">
            <text:p>04:26: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5T05:26:08" calcext:value-type="date">
            <text:p>25/06/20</text:p>
          </table:table-cell>
          <table:table-cell office:value-type="time" office:time-value="PT1056173H26M08.00000025S" calcext:value-type="time">
            <text:p>05:26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5T05:26:08" calcext:value-type="date">
            <text:p>25/06/20</text:p>
          </table:table-cell>
          <table:table-cell office:value-type="time" office:time-value="PT1056173H26M08.00000025S" calcext:value-type="time">
            <text:p>05:26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5T05:26:08" calcext:value-type="date">
            <text:p>25/06/20</text:p>
          </table:table-cell>
          <table:table-cell office:value-type="time" office:time-value="PT1056173H26M08.00000025S" calcext:value-type="time">
            <text:p>05:26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5T05:26:08" calcext:value-type="date">
            <text:p>25/06/20</text:p>
          </table:table-cell>
          <table:table-cell office:value-type="time" office:time-value="PT1056173H26M08.00000025S" calcext:value-type="time">
            <text:p>05:26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5T06:26:07" calcext:value-type="date">
            <text:p>25/06/20</text:p>
          </table:table-cell>
          <table:table-cell office:value-type="time" office:time-value="PT1056174H26M06.999999806S" calcext:value-type="time">
            <text:p>06:26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5T06:26:07" calcext:value-type="date">
            <text:p>25/06/20</text:p>
          </table:table-cell>
          <table:table-cell office:value-type="time" office:time-value="PT1056174H26M06.999999806S" calcext:value-type="time">
            <text:p>06:26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5T06:26:07" calcext:value-type="date">
            <text:p>25/06/20</text:p>
          </table:table-cell>
          <table:table-cell office:value-type="time" office:time-value="PT1056174H26M06.999999806S" calcext:value-type="time">
            <text:p>06:26: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5T06:26:07" calcext:value-type="date">
            <text:p>25/06/20</text:p>
          </table:table-cell>
          <table:table-cell office:value-type="time" office:time-value="PT1056174H26M06.999999806S" calcext:value-type="time">
            <text:p>06:26: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9.0</text:p>
          </table:table-cell>
          <table:table-cell office:value-type="date" office:date-value="2020-06-25T07:26:06" calcext:value-type="date">
            <text:p>25/06/20</text:p>
          </table:table-cell>
          <table:table-cell office:value-type="time" office:time-value="PT1056175H26M06.000000201S" calcext:value-type="time">
            <text:p>07:26: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office:value-type="date" office:date-value="2020-06-25T07:26:06" calcext:value-type="date">
            <text:p>25/06/20</text:p>
          </table:table-cell>
          <table:table-cell office:value-type="time" office:time-value="PT1056175H26M06.000000201S" calcext:value-type="time">
            <text:p>07:26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office:value-type="date" office:date-value="2020-06-25T07:26:06" calcext:value-type="date">
            <text:p>25/06/20</text:p>
          </table:table-cell>
          <table:table-cell office:value-type="time" office:time-value="PT1056175H26M06.000000201S" calcext:value-type="time">
            <text:p>07:26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office:value-type="date" office:date-value="2020-06-25T07:26:06" calcext:value-type="date">
            <text:p>25/06/20</text:p>
          </table:table-cell>
          <table:table-cell office:value-type="time" office:time-value="PT1056175H26M06.000000201S" calcext:value-type="time">
            <text:p>07:26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5T08:26:05" calcext:value-type="date">
            <text:p>25/06/20</text:p>
          </table:table-cell>
          <table:table-cell office:value-type="time" office:time-value="PT1056176H26M05.000000596S" calcext:value-type="time">
            <text:p>08:26: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5T08:26:05" calcext:value-type="date">
            <text:p>25/06/20</text:p>
          </table:table-cell>
          <table:table-cell office:value-type="time" office:time-value="PT1056176H26M05.000000596S" calcext:value-type="time">
            <text:p>08:26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office:value-type="date" office:date-value="2020-06-25T08:26:05" calcext:value-type="date">
            <text:p>25/06/20</text:p>
          </table:table-cell>
          <table:table-cell office:value-type="time" office:time-value="PT1056176H26M05.000000596S" calcext:value-type="time">
            <text:p>08:26: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5T08:26:05" calcext:value-type="date">
            <text:p>25/06/20</text:p>
          </table:table-cell>
          <table:table-cell office:value-type="time" office:time-value="PT1056176H26M05.000000596S" calcext:value-type="time">
            <text:p>08:26: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5T09:26:04" calcext:value-type="date">
            <text:p>25/06/20</text:p>
          </table:table-cell>
          <table:table-cell office:value-type="time" office:time-value="PT1056177H26M03.999999315S" calcext:value-type="time">
            <text:p>09:26: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office:value-type="date" office:date-value="2020-06-25T09:26:04" calcext:value-type="date">
            <text:p>25/06/20</text:p>
          </table:table-cell>
          <table:table-cell office:value-type="time" office:time-value="PT1056177H26M03.999999315S" calcext:value-type="time">
            <text:p>09:26: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office:value-type="date" office:date-value="2020-06-25T09:26:04" calcext:value-type="date">
            <text:p>25/06/20</text:p>
          </table:table-cell>
          <table:table-cell office:value-type="time" office:time-value="PT1056177H26M03.999999315S" calcext:value-type="time">
            <text:p>09:26: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5T09:26:04" calcext:value-type="date">
            <text:p>25/06/20</text:p>
          </table:table-cell>
          <table:table-cell office:value-type="time" office:time-value="PT1056177H26M03.999999315S" calcext:value-type="time">
            <text:p>09:26: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5T10:26:03" calcext:value-type="date">
            <text:p>25/06/20</text:p>
          </table:table-cell>
          <table:table-cell office:value-type="time" office:time-value="PT1056178H26M02.999999709S" calcext:value-type="time">
            <text:p>10:26: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office:value-type="date" office:date-value="2020-06-25T10:26:03" calcext:value-type="date">
            <text:p>25/06/20</text:p>
          </table:table-cell>
          <table:table-cell office:value-type="time" office:time-value="PT1056178H26M02.999999709S" calcext:value-type="time">
            <text:p>10:26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5T10:26:03" calcext:value-type="date">
            <text:p>25/06/20</text:p>
          </table:table-cell>
          <table:table-cell office:value-type="time" office:time-value="PT1056178H26M02.999999709S" calcext:value-type="time">
            <text:p>10:26: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5T10:26:03" calcext:value-type="date">
            <text:p>25/06/20</text:p>
          </table:table-cell>
          <table:table-cell office:value-type="time" office:time-value="PT1056178H26M02.999999709S" calcext:value-type="time">
            <text:p>10:26: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5T11:26:02" calcext:value-type="date">
            <text:p>25/06/20</text:p>
          </table:table-cell>
          <table:table-cell office:value-type="time" office:time-value="PT1056179H26M02.000000104S" calcext:value-type="time">
            <text:p>11:26: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5T11:26:02" calcext:value-type="date">
            <text:p>25/06/20</text:p>
          </table:table-cell>
          <table:table-cell office:value-type="time" office:time-value="PT1056179H26M02.000000104S" calcext:value-type="time">
            <text:p>11:26: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5T11:26:02" calcext:value-type="date">
            <text:p>25/06/20</text:p>
          </table:table-cell>
          <table:table-cell office:value-type="time" office:time-value="PT1056179H26M02.000000104S" calcext:value-type="time">
            <text:p>11:26: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5T11:26:02" calcext:value-type="date">
            <text:p>25/06/20</text:p>
          </table:table-cell>
          <table:table-cell office:value-type="time" office:time-value="PT1056179H26M02.000000104S" calcext:value-type="time">
            <text:p>11:26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5T12:26:01" calcext:value-type="date">
            <text:p>25/06/20</text:p>
          </table:table-cell>
          <table:table-cell office:value-type="time" office:time-value="PT1056180H26M00.999999661S" calcext:value-type="time">
            <text:p>12:26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office:value-type="date" office:date-value="2020-06-25T12:26:01" calcext:value-type="date">
            <text:p>25/06/20</text:p>
          </table:table-cell>
          <table:table-cell office:value-type="time" office:time-value="PT1056180H26M00.999999661S" calcext:value-type="time">
            <text:p>12:26: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5T12:26:01" calcext:value-type="date">
            <text:p>25/06/20</text:p>
          </table:table-cell>
          <table:table-cell office:value-type="time" office:time-value="PT1056180H26M00.999999661S" calcext:value-type="time">
            <text:p>12:26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5T12:26:01" calcext:value-type="date">
            <text:p>25/06/20</text:p>
          </table:table-cell>
          <table:table-cell office:value-type="time" office:time-value="PT1056180H26M00.999999661S" calcext:value-type="time">
            <text:p>12:26: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5T13:26:00" calcext:value-type="date">
            <text:p>25/06/20</text:p>
          </table:table-cell>
          <table:table-cell office:value-type="time" office:time-value="PT1056181H26M00.000000056S" calcext:value-type="time">
            <text:p>13:26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office:value-type="date" office:date-value="2020-06-25T13:26:00" calcext:value-type="date">
            <text:p>25/06/20</text:p>
          </table:table-cell>
          <table:table-cell office:value-type="time" office:time-value="PT1056181H26M00.000000056S" calcext:value-type="time">
            <text:p>13:26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5T13:26:00" calcext:value-type="date">
            <text:p>25/06/20</text:p>
          </table:table-cell>
          <table:table-cell office:value-type="time" office:time-value="PT1056181H26M00.000000056S" calcext:value-type="time">
            <text:p>13:26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5T13:26:00" calcext:value-type="date">
            <text:p>25/06/20</text:p>
          </table:table-cell>
          <table:table-cell office:value-type="time" office:time-value="PT1056181H26M00.000000056S" calcext:value-type="time">
            <text:p>13:26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.0</text:p>
          </table:table-cell>
          <table:table-cell office:value-type="date" office:date-value="2020-06-25T14:25:59" calcext:value-type="date">
            <text:p>25/06/20</text:p>
          </table:table-cell>
          <table:table-cell office:value-type="time" office:time-value="PT1056182H25M58.999999613S" calcext:value-type="time">
            <text:p>14:25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office:value-type="date" office:date-value="2020-06-25T14:25:59" calcext:value-type="date">
            <text:p>25/06/20</text:p>
          </table:table-cell>
          <table:table-cell office:value-type="time" office:time-value="PT1056182H25M58.999999613S" calcext:value-type="time">
            <text:p>14:25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0.0</text:p>
          </table:table-cell>
          <table:table-cell office:value-type="date" office:date-value="2020-06-25T14:25:59" calcext:value-type="date">
            <text:p>25/06/20</text:p>
          </table:table-cell>
          <table:table-cell office:value-type="time" office:time-value="PT1056182H25M58.999999613S" calcext:value-type="time">
            <text:p>14:25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3.0</text:p>
          </table:table-cell>
          <table:table-cell office:value-type="date" office:date-value="2020-06-25T14:25:59" calcext:value-type="date">
            <text:p>25/06/20</text:p>
          </table:table-cell>
          <table:table-cell office:value-type="time" office:time-value="PT1056182H25M58.999999613S" calcext:value-type="time">
            <text:p>14:25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5T15:25:58" calcext:value-type="date">
            <text:p>25/06/20</text:p>
          </table:table-cell>
          <table:table-cell office:value-type="time" office:time-value="PT1056183H25M58.000000007S" calcext:value-type="time">
            <text:p>15:25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5T15:25:58" calcext:value-type="date">
            <text:p>25/06/20</text:p>
          </table:table-cell>
          <table:table-cell office:value-type="time" office:time-value="PT1056183H25M58.000000007S" calcext:value-type="time">
            <text:p>15:25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5T15:25:58" calcext:value-type="date">
            <text:p>25/06/20</text:p>
          </table:table-cell>
          <table:table-cell office:value-type="time" office:time-value="PT1056183H25M58.000000007S" calcext:value-type="time">
            <text:p>15:25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5T15:25:58" calcext:value-type="date">
            <text:p>25/06/20</text:p>
          </table:table-cell>
          <table:table-cell office:value-type="time" office:time-value="PT1056183H25M58.000000007S" calcext:value-type="time">
            <text:p>15:25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5T16:25:57" calcext:value-type="date">
            <text:p>25/06/20</text:p>
          </table:table-cell>
          <table:table-cell office:value-type="time" office:time-value="PT1056184H25M57.000000402S" calcext:value-type="time">
            <text:p>16:25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5T16:25:57" calcext:value-type="date">
            <text:p>25/06/20</text:p>
          </table:table-cell>
          <table:table-cell office:value-type="time" office:time-value="PT1056184H25M57.000000402S" calcext:value-type="time">
            <text:p>16:25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5T16:25:57" calcext:value-type="date">
            <text:p>25/06/20</text:p>
          </table:table-cell>
          <table:table-cell office:value-type="time" office:time-value="PT1056184H25M57.000000402S" calcext:value-type="time">
            <text:p>16:25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5T16:25:57" calcext:value-type="date">
            <text:p>25/06/20</text:p>
          </table:table-cell>
          <table:table-cell office:value-type="time" office:time-value="PT1056184H25M57.000000402S" calcext:value-type="time">
            <text:p>16:25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5T17:25:56" calcext:value-type="date">
            <text:p>25/06/20</text:p>
          </table:table-cell>
          <table:table-cell office:value-type="time" office:time-value="PT1056185H25M56.000000797S" calcext:value-type="time">
            <text:p>17:25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office:value-type="date" office:date-value="2020-06-25T17:25:56" calcext:value-type="date">
            <text:p>25/06/20</text:p>
          </table:table-cell>
          <table:table-cell office:value-type="time" office:time-value="PT1056185H25M56.000000797S" calcext:value-type="time">
            <text:p>17:25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5T17:25:56" calcext:value-type="date">
            <text:p>25/06/20</text:p>
          </table:table-cell>
          <table:table-cell office:value-type="time" office:time-value="PT1056185H25M56.000000797S" calcext:value-type="time">
            <text:p>17:25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5T17:25:56" calcext:value-type="date">
            <text:p>25/06/20</text:p>
          </table:table-cell>
          <table:table-cell office:value-type="time" office:time-value="PT1056185H25M56.000000797S" calcext:value-type="time">
            <text:p>17:25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5T18:25:55" calcext:value-type="date">
            <text:p>25/06/20</text:p>
          </table:table-cell>
          <table:table-cell office:value-type="time" office:time-value="PT1056186H25M55.000001192S" calcext:value-type="time">
            <text:p>18:25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5T18:25:55" calcext:value-type="date">
            <text:p>25/06/20</text:p>
          </table:table-cell>
          <table:table-cell office:value-type="time" office:time-value="PT1056186H25M55.000001192S" calcext:value-type="time">
            <text:p>18:25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5T18:25:55" calcext:value-type="date">
            <text:p>25/06/20</text:p>
          </table:table-cell>
          <table:table-cell office:value-type="time" office:time-value="PT1056186H25M55.000001192S" calcext:value-type="time">
            <text:p>18:25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5T18:25:55" calcext:value-type="date">
            <text:p>25/06/20</text:p>
          </table:table-cell>
          <table:table-cell office:value-type="time" office:time-value="PT1056186H25M55.000001192S" calcext:value-type="time">
            <text:p>18:25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5T19:25:54" calcext:value-type="date">
            <text:p>25/06/20</text:p>
          </table:table-cell>
          <table:table-cell office:value-type="time" office:time-value="PT1056187H25M53.999999072S" calcext:value-type="time">
            <text:p>19:25: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5T19:25:54" calcext:value-type="date">
            <text:p>25/06/20</text:p>
          </table:table-cell>
          <table:table-cell office:value-type="time" office:time-value="PT1056187H25M53.999999072S" calcext:value-type="time">
            <text:p>19:25: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5T19:25:54" calcext:value-type="date">
            <text:p>25/06/20</text:p>
          </table:table-cell>
          <table:table-cell office:value-type="time" office:time-value="PT1056187H25M53.999999072S" calcext:value-type="time">
            <text:p>19:25: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5T19:25:54" calcext:value-type="date">
            <text:p>25/06/20</text:p>
          </table:table-cell>
          <table:table-cell office:value-type="time" office:time-value="PT1056187H25M53.999999072S" calcext:value-type="time">
            <text:p>19:25: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5T20:25:53" calcext:value-type="date">
            <text:p>25/06/20</text:p>
          </table:table-cell>
          <table:table-cell office:value-type="time" office:time-value="PT1056188H25M53.000000305S" calcext:value-type="time">
            <text:p>20:25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5T20:25:53" calcext:value-type="date">
            <text:p>25/06/20</text:p>
          </table:table-cell>
          <table:table-cell office:value-type="time" office:time-value="PT1056188H25M53.000000305S" calcext:value-type="time">
            <text:p>20:25: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5T20:25:53" calcext:value-type="date">
            <text:p>25/06/20</text:p>
          </table:table-cell>
          <table:table-cell office:value-type="time" office:time-value="PT1056188H25M53.000000305S" calcext:value-type="time">
            <text:p>20:25: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5T20:25:53" calcext:value-type="date">
            <text:p>25/06/20</text:p>
          </table:table-cell>
          <table:table-cell office:value-type="time" office:time-value="PT1056188H25M53.000000305S" calcext:value-type="time">
            <text:p>20:25: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5T21:25:52" calcext:value-type="date">
            <text:p>25/06/20</text:p>
          </table:table-cell>
          <table:table-cell office:value-type="time" office:time-value="PT1056189H25M51.999999024S" calcext:value-type="time">
            <text:p>21:25: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5T21:25:52" calcext:value-type="date">
            <text:p>25/06/20</text:p>
          </table:table-cell>
          <table:table-cell office:value-type="time" office:time-value="PT1056189H25M51.999999024S" calcext:value-type="time">
            <text:p>21:25: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office:value-type="date" office:date-value="2020-06-25T21:25:52" calcext:value-type="date">
            <text:p>25/06/20</text:p>
          </table:table-cell>
          <table:table-cell office:value-type="time" office:time-value="PT1056189H25M51.999999024S" calcext:value-type="time">
            <text:p>21:25: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5T21:25:52" calcext:value-type="date">
            <text:p>25/06/20</text:p>
          </table:table-cell>
          <table:table-cell office:value-type="time" office:time-value="PT1056189H25M51.999999024S" calcext:value-type="time">
            <text:p>21:25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5T22:25:51" calcext:value-type="date">
            <text:p>25/06/20</text:p>
          </table:table-cell>
          <table:table-cell office:value-type="time" office:time-value="PT1056190H25M50.999999419S" calcext:value-type="time">
            <text:p>22:25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5T22:25:51" calcext:value-type="date">
            <text:p>25/06/20</text:p>
          </table:table-cell>
          <table:table-cell office:value-type="time" office:time-value="PT1056190H25M50.999999419S" calcext:value-type="time">
            <text:p>22:25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office:value-type="date" office:date-value="2020-06-25T22:25:51" calcext:value-type="date">
            <text:p>25/06/20</text:p>
          </table:table-cell>
          <table:table-cell office:value-type="time" office:time-value="PT1056190H25M50.999999419S" calcext:value-type="time">
            <text:p>22:25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5T22:25:51" calcext:value-type="date">
            <text:p>25/06/20</text:p>
          </table:table-cell>
          <table:table-cell office:value-type="time" office:time-value="PT1056190H25M50.999999419S" calcext:value-type="time">
            <text:p>22:25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5T23:25:50" calcext:value-type="date">
            <text:p>25/06/20</text:p>
          </table:table-cell>
          <table:table-cell office:value-type="time" office:time-value="PT1056191H25M49.999999814S" calcext:value-type="time">
            <text:p>23:25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5T23:25:50" calcext:value-type="date">
            <text:p>25/06/20</text:p>
          </table:table-cell>
          <table:table-cell office:value-type="time" office:time-value="PT1056191H25M49.999999814S" calcext:value-type="time">
            <text:p>23:25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office:value-type="date" office:date-value="2020-06-25T23:25:50" calcext:value-type="date">
            <text:p>25/06/20</text:p>
          </table:table-cell>
          <table:table-cell office:value-type="time" office:time-value="PT1056191H25M49.999999814S" calcext:value-type="time">
            <text:p>23:25: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5T23:25:50" calcext:value-type="date">
            <text:p>25/06/20</text:p>
          </table:table-cell>
          <table:table-cell office:value-type="time" office:time-value="PT1056191H25M49.999999814S" calcext:value-type="time">
            <text:p>23:25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6T00:25:49" calcext:value-type="date">
            <text:p>26/06/20</text:p>
          </table:table-cell>
          <table:table-cell office:value-type="time" office:time-value="PT1056192H25M49.000000209S" calcext:value-type="time">
            <text:p>00:25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office:value-type="date" office:date-value="2020-06-26T00:25:49" calcext:value-type="date">
            <text:p>26/06/20</text:p>
          </table:table-cell>
          <table:table-cell office:value-type="time" office:time-value="PT1056192H25M49.000000209S" calcext:value-type="time">
            <text:p>00:25: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office:value-type="date" office:date-value="2020-06-26T00:25:49" calcext:value-type="date">
            <text:p>26/06/20</text:p>
          </table:table-cell>
          <table:table-cell office:value-type="time" office:time-value="PT1056192H25M49.000000209S" calcext:value-type="time">
            <text:p>00:25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6T00:25:49" calcext:value-type="date">
            <text:p>26/06/20</text:p>
          </table:table-cell>
          <table:table-cell office:value-type="time" office:time-value="PT1056192H25M49.000000209S" calcext:value-type="time">
            <text:p>00:25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6T01:25:48" calcext:value-type="date">
            <text:p>26/06/20</text:p>
          </table:table-cell>
          <table:table-cell office:value-type="time" office:time-value="PT1056193H25M48.000000603S" calcext:value-type="time">
            <text:p>01:25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6T01:25:48" calcext:value-type="date">
            <text:p>26/06/20</text:p>
          </table:table-cell>
          <table:table-cell office:value-type="time" office:time-value="PT1056193H25M48.000000603S" calcext:value-type="time">
            <text:p>01:25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6T01:25:48" calcext:value-type="date">
            <text:p>26/06/20</text:p>
          </table:table-cell>
          <table:table-cell office:value-type="time" office:time-value="PT1056193H25M48.000000603S" calcext:value-type="time">
            <text:p>01:25: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6T01:25:48" calcext:value-type="date">
            <text:p>26/06/20</text:p>
          </table:table-cell>
          <table:table-cell office:value-type="time" office:time-value="PT1056193H25M48.000000603S" calcext:value-type="time">
            <text:p>01:25: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6T02:25:47" calcext:value-type="date">
            <text:p>26/06/20</text:p>
          </table:table-cell>
          <table:table-cell office:value-type="time" office:time-value="PT1056194H25M46.999999322S" calcext:value-type="time">
            <text:p>02:25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6T02:25:47" calcext:value-type="date">
            <text:p>26/06/20</text:p>
          </table:table-cell>
          <table:table-cell office:value-type="time" office:time-value="PT1056194H25M46.999999322S" calcext:value-type="time">
            <text:p>02:25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6T02:25:47" calcext:value-type="date">
            <text:p>26/06/20</text:p>
          </table:table-cell>
          <table:table-cell office:value-type="time" office:time-value="PT1056194H25M46.999999322S" calcext:value-type="time">
            <text:p>02:25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6T02:25:47" calcext:value-type="date">
            <text:p>26/06/20</text:p>
          </table:table-cell>
          <table:table-cell office:value-type="time" office:time-value="PT1056194H25M46.999999322S" calcext:value-type="time">
            <text:p>02:25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6T03:25:46" calcext:value-type="date">
            <text:p>26/06/20</text:p>
          </table:table-cell>
          <table:table-cell office:value-type="time" office:time-value="PT1056195H25M45.999999717S" calcext:value-type="time">
            <text:p>03:25: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6T03:25:46" calcext:value-type="date">
            <text:p>26/06/20</text:p>
          </table:table-cell>
          <table:table-cell office:value-type="time" office:time-value="PT1056195H25M45.999999717S" calcext:value-type="time">
            <text:p>03:25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6T03:25:46" calcext:value-type="date">
            <text:p>26/06/20</text:p>
          </table:table-cell>
          <table:table-cell office:value-type="time" office:time-value="PT1056195H25M45.999999717S" calcext:value-type="time">
            <text:p>03:25: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6T03:25:46" calcext:value-type="date">
            <text:p>26/06/20</text:p>
          </table:table-cell>
          <table:table-cell office:value-type="time" office:time-value="PT1056195H25M45.999999717S" calcext:value-type="time">
            <text:p>03:25: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office:value-type="date" office:date-value="2020-06-26T04:25:44.999999" calcext:value-type="date">
            <text:p>26/06/20</text:p>
          </table:table-cell>
          <table:table-cell office:value-type="time" office:time-value="PT1056196H25M44.999999274S" calcext:value-type="time">
            <text:p>04:25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office:value-type="date" office:date-value="2020-06-26T04:25:44.999999" calcext:value-type="date">
            <text:p>26/06/20</text:p>
          </table:table-cell>
          <table:table-cell office:value-type="time" office:time-value="PT1056196H25M44.999999274S" calcext:value-type="time">
            <text:p>04:25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6T04:25:44.999999" calcext:value-type="date">
            <text:p>26/06/20</text:p>
          </table:table-cell>
          <table:table-cell office:value-type="time" office:time-value="PT1056196H25M44.999999274S" calcext:value-type="time">
            <text:p>04:25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office:value-type="date" office:date-value="2020-06-26T04:25:44.999999" calcext:value-type="date">
            <text:p>26/06/20</text:p>
          </table:table-cell>
          <table:table-cell office:value-type="time" office:time-value="PT1056196H25M44.999999274S" calcext:value-type="time">
            <text:p>04:25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6T05:25:44" calcext:value-type="date">
            <text:p>26/06/20</text:p>
          </table:table-cell>
          <table:table-cell office:value-type="time" office:time-value="PT1056197H25M43.999999668S" calcext:value-type="time">
            <text:p>05:25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office:value-type="date" office:date-value="2020-06-26T05:25:44" calcext:value-type="date">
            <text:p>26/06/20</text:p>
          </table:table-cell>
          <table:table-cell office:value-type="time" office:time-value="PT1056197H25M43.999999668S" calcext:value-type="time">
            <text:p>05:25: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6T05:25:44" calcext:value-type="date">
            <text:p>26/06/20</text:p>
          </table:table-cell>
          <table:table-cell office:value-type="time" office:time-value="PT1056197H25M43.999999668S" calcext:value-type="time">
            <text:p>05:25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6T05:25:44" calcext:value-type="date">
            <text:p>26/06/20</text:p>
          </table:table-cell>
          <table:table-cell office:value-type="time" office:time-value="PT1056197H25M43.999999668S" calcext:value-type="time">
            <text:p>05:25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office:value-type="date" office:date-value="2020-06-26T06:25:43" calcext:value-type="date">
            <text:p>26/06/20</text:p>
          </table:table-cell>
          <table:table-cell office:value-type="time" office:time-value="PT1056198H25M43.000000063S" calcext:value-type="time">
            <text:p>06:25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5.0</text:p>
          </table:table-cell>
          <table:table-cell office:value-type="date" office:date-value="2020-06-26T06:25:43" calcext:value-type="date">
            <text:p>26/06/20</text:p>
          </table:table-cell>
          <table:table-cell office:value-type="time" office:time-value="PT1056198H25M43.000000063S" calcext:value-type="time">
            <text:p>06:25: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6T06:25:43" calcext:value-type="date">
            <text:p>26/06/20</text:p>
          </table:table-cell>
          <table:table-cell office:value-type="time" office:time-value="PT1056198H25M43.000000063S" calcext:value-type="time">
            <text:p>06:25: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office:value-type="date" office:date-value="2020-06-26T06:25:43" calcext:value-type="date">
            <text:p>26/06/20</text:p>
          </table:table-cell>
          <table:table-cell office:value-type="time" office:time-value="PT1056198H25M43.000000063S" calcext:value-type="time">
            <text:p>06:25: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office:value-type="date" office:date-value="2020-06-26T07:25:41.999999" calcext:value-type="date">
            <text:p>26/06/20</text:p>
          </table:table-cell>
          <table:table-cell office:value-type="time" office:time-value="PT1056199H25M41.99999962S" calcext:value-type="time">
            <text:p>07:25: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5.0</text:p>
          </table:table-cell>
          <table:table-cell office:value-type="date" office:date-value="2020-06-26T07:25:41.999999" calcext:value-type="date">
            <text:p>26/06/20</text:p>
          </table:table-cell>
          <table:table-cell office:value-type="time" office:time-value="PT1056199H25M41.99999962S" calcext:value-type="time">
            <text:p>07:25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6T07:25:41.999999" calcext:value-type="date">
            <text:p>26/06/20</text:p>
          </table:table-cell>
          <table:table-cell office:value-type="time" office:time-value="PT1056199H25M41.99999962S" calcext:value-type="time">
            <text:p>07:25: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office:value-type="date" office:date-value="2020-06-26T07:25:41.999999" calcext:value-type="date">
            <text:p>26/06/20</text:p>
          </table:table-cell>
          <table:table-cell office:value-type="time" office:time-value="PT1056199H25M41.99999962S" calcext:value-type="time">
            <text:p>07:25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office:value-type="date" office:date-value="2020-06-26T08:25:41" calcext:value-type="date">
            <text:p>26/06/20</text:p>
          </table:table-cell>
          <table:table-cell office:value-type="time" office:time-value="PT1056200H25M41.000000015S" calcext:value-type="time">
            <text:p>08:25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5.0</text:p>
          </table:table-cell>
          <table:table-cell office:value-type="date" office:date-value="2020-06-26T08:25:41" calcext:value-type="date">
            <text:p>26/06/20</text:p>
          </table:table-cell>
          <table:table-cell office:value-type="time" office:time-value="PT1056200H25M41.000000015S" calcext:value-type="time">
            <text:p>08:25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6T08:25:41" calcext:value-type="date">
            <text:p>26/06/20</text:p>
          </table:table-cell>
          <table:table-cell office:value-type="time" office:time-value="PT1056200H25M41.000000015S" calcext:value-type="time">
            <text:p>08:25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office:value-type="date" office:date-value="2020-06-26T08:25:41" calcext:value-type="date">
            <text:p>26/06/20</text:p>
          </table:table-cell>
          <table:table-cell office:value-type="time" office:time-value="PT1056200H25M41.000000015S" calcext:value-type="time">
            <text:p>08:25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office:value-type="date" office:date-value="2020-06-26T09:25:40" calcext:value-type="date">
            <text:p>26/06/20</text:p>
          </table:table-cell>
          <table:table-cell office:value-type="time" office:time-value="PT1056201H25M40.00000041S" calcext:value-type="time">
            <text:p>09:25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5.0</text:p>
          </table:table-cell>
          <table:table-cell office:value-type="date" office:date-value="2020-06-26T09:25:40" calcext:value-type="date">
            <text:p>26/06/20</text:p>
          </table:table-cell>
          <table:table-cell office:value-type="time" office:time-value="PT1056201H25M40.00000041S" calcext:value-type="time">
            <text:p>09:25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office:value-type="date" office:date-value="2020-06-26T09:25:40" calcext:value-type="date">
            <text:p>26/06/20</text:p>
          </table:table-cell>
          <table:table-cell office:value-type="time" office:time-value="PT1056201H25M40.00000041S" calcext:value-type="time">
            <text:p>09:25: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office:value-type="date" office:date-value="2020-06-26T09:25:40" calcext:value-type="date">
            <text:p>26/06/20</text:p>
          </table:table-cell>
          <table:table-cell office:value-type="time" office:time-value="PT1056201H25M40.00000041S" calcext:value-type="time">
            <text:p>09:25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office:value-type="date" office:date-value="2020-06-26T10:25:38.999999" calcext:value-type="date">
            <text:p>26/06/20</text:p>
          </table:table-cell>
          <table:table-cell office:value-type="time" office:time-value="PT1056202H25M38.999999966S" calcext:value-type="time">
            <text:p>10:25: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5.0</text:p>
          </table:table-cell>
          <table:table-cell office:value-type="date" office:date-value="2020-06-26T10:25:38.999999" calcext:value-type="date">
            <text:p>26/06/20</text:p>
          </table:table-cell>
          <table:table-cell office:value-type="time" office:time-value="PT1056202H25M38.999999966S" calcext:value-type="time">
            <text:p>10:25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office:value-type="date" office:date-value="2020-06-26T10:25:38.999999" calcext:value-type="date">
            <text:p>26/06/20</text:p>
          </table:table-cell>
          <table:table-cell office:value-type="time" office:time-value="PT1056202H25M38.999999966S" calcext:value-type="time">
            <text:p>10:25: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3.0</text:p>
          </table:table-cell>
          <table:table-cell office:value-type="date" office:date-value="2020-06-26T10:25:38.999999" calcext:value-type="date">
            <text:p>26/06/20</text:p>
          </table:table-cell>
          <table:table-cell office:value-type="time" office:time-value="PT1056202H25M38.999999966S" calcext:value-type="time">
            <text:p>10:25: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8.0</text:p>
          </table:table-cell>
          <table:table-cell office:value-type="date" office:date-value="2020-06-26T11:25:38" calcext:value-type="date">
            <text:p>26/06/20</text:p>
          </table:table-cell>
          <table:table-cell office:value-type="time" office:time-value="PT1056203H25M38.0000012S" calcext:value-type="time">
            <text:p>11:25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4.0</text:p>
          </table:table-cell>
          <table:table-cell office:value-type="date" office:date-value="2020-06-26T11:25:38" calcext:value-type="date">
            <text:p>26/06/20</text:p>
          </table:table-cell>
          <table:table-cell office:value-type="time" office:time-value="PT1056203H25M38.0000012S" calcext:value-type="time">
            <text:p>11:25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9.0</text:p>
          </table:table-cell>
          <table:table-cell office:value-type="date" office:date-value="2020-06-26T11:25:38" calcext:value-type="date">
            <text:p>26/06/20</text:p>
          </table:table-cell>
          <table:table-cell office:value-type="time" office:time-value="PT1056203H25M38.0000012S" calcext:value-type="time">
            <text:p>11:25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3.0</text:p>
          </table:table-cell>
          <table:table-cell office:value-type="date" office:date-value="2020-06-26T11:25:38" calcext:value-type="date">
            <text:p>26/06/20</text:p>
          </table:table-cell>
          <table:table-cell office:value-type="time" office:time-value="PT1056203H25M38.0000012S" calcext:value-type="time">
            <text:p>11:25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8.0</text:p>
          </table:table-cell>
          <table:table-cell office:value-type="date" office:date-value="2020-06-26T12:25:37" calcext:value-type="date">
            <text:p>26/06/20</text:p>
          </table:table-cell>
          <table:table-cell office:value-type="time" office:time-value="PT1056204H25M36.999999918S" calcext:value-type="time">
            <text:p>12:25: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6T12:25:37" calcext:value-type="date">
            <text:p>26/06/20</text:p>
          </table:table-cell>
          <table:table-cell office:value-type="time" office:time-value="PT1056204H25M36.999999918S" calcext:value-type="time">
            <text:p>12:25: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office:value-type="date" office:date-value="2020-06-26T12:25:37" calcext:value-type="date">
            <text:p>26/06/20</text:p>
          </table:table-cell>
          <table:table-cell office:value-type="time" office:time-value="PT1056204H25M36.999999918S" calcext:value-type="time">
            <text:p>12:25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6T12:25:37" calcext:value-type="date">
            <text:p>26/06/20</text:p>
          </table:table-cell>
          <table:table-cell office:value-type="time" office:time-value="PT1056204H25M36.999999918S" calcext:value-type="time">
            <text:p>12:25: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8.0</text:p>
          </table:table-cell>
          <table:table-cell office:value-type="date" office:date-value="2020-06-26T13:25:36" calcext:value-type="date">
            <text:p>26/06/20</text:p>
          </table:table-cell>
          <table:table-cell office:value-type="time" office:time-value="PT1056205H25M36.000000313S" calcext:value-type="time">
            <text:p>13:25: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4.0</text:p>
          </table:table-cell>
          <table:table-cell office:value-type="date" office:date-value="2020-06-26T13:25:36" calcext:value-type="date">
            <text:p>26/06/20</text:p>
          </table:table-cell>
          <table:table-cell office:value-type="time" office:time-value="PT1056205H25M36.000000313S" calcext:value-type="time">
            <text:p>13:25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9.0</text:p>
          </table:table-cell>
          <table:table-cell office:value-type="date" office:date-value="2020-06-26T13:25:36" calcext:value-type="date">
            <text:p>26/06/20</text:p>
          </table:table-cell>
          <table:table-cell office:value-type="time" office:time-value="PT1056205H25M36.000000313S" calcext:value-type="time">
            <text:p>13:25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3.0</text:p>
          </table:table-cell>
          <table:table-cell office:value-type="date" office:date-value="2020-06-26T13:25:36" calcext:value-type="date">
            <text:p>26/06/20</text:p>
          </table:table-cell>
          <table:table-cell office:value-type="time" office:time-value="PT1056205H25M36.000000313S" calcext:value-type="time">
            <text:p>13:25: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office:value-type="date" office:date-value="2020-06-26T14:25:35" calcext:value-type="date">
            <text:p>26/06/20</text:p>
          </table:table-cell>
          <table:table-cell office:value-type="time" office:time-value="PT1056206H25M34.999999031S" calcext:value-type="time">
            <text:p>14:25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5.0</text:p>
          </table:table-cell>
          <table:table-cell office:value-type="date" office:date-value="2020-06-26T14:25:35" calcext:value-type="date">
            <text:p>26/06/20</text:p>
          </table:table-cell>
          <table:table-cell office:value-type="time" office:time-value="PT1056206H25M34.999999031S" calcext:value-type="time">
            <text:p>14:25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office:value-type="date" office:date-value="2020-06-26T14:25:35" calcext:value-type="date">
            <text:p>26/06/20</text:p>
          </table:table-cell>
          <table:table-cell office:value-type="time" office:time-value="PT1056206H25M34.999999031S" calcext:value-type="time">
            <text:p>14:25: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office:value-type="date" office:date-value="2020-06-26T14:25:35" calcext:value-type="date">
            <text:p>26/06/20</text:p>
          </table:table-cell>
          <table:table-cell office:value-type="time" office:time-value="PT1056206H25M34.999999031S" calcext:value-type="time">
            <text:p>14:25: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6T15:25:34" calcext:value-type="date">
            <text:p>26/06/20</text:p>
          </table:table-cell>
          <table:table-cell office:value-type="time" office:time-value="PT1056207H25M33.999999426S" calcext:value-type="time">
            <text:p>15:25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office:value-type="date" office:date-value="2020-06-26T15:25:34" calcext:value-type="date">
            <text:p>26/06/20</text:p>
          </table:table-cell>
          <table:table-cell office:value-type="time" office:time-value="PT1056207H25M33.999999426S" calcext:value-type="time">
            <text:p>15:25: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6T15:25:34" calcext:value-type="date">
            <text:p>26/06/20</text:p>
          </table:table-cell>
          <table:table-cell office:value-type="time" office:time-value="PT1056207H25M33.999999426S" calcext:value-type="time">
            <text:p>15:25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office:value-type="date" office:date-value="2020-06-26T15:25:34" calcext:value-type="date">
            <text:p>26/06/20</text:p>
          </table:table-cell>
          <table:table-cell office:value-type="time" office:time-value="PT1056207H25M33.999999426S" calcext:value-type="time">
            <text:p>15:25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6T16:25:33" calcext:value-type="date">
            <text:p>26/06/20</text:p>
          </table:table-cell>
          <table:table-cell office:value-type="time" office:time-value="PT1056208H25M32.999998983S" calcext:value-type="time">
            <text:p>16:25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6T16:25:33" calcext:value-type="date">
            <text:p>26/06/20</text:p>
          </table:table-cell>
          <table:table-cell office:value-type="time" office:time-value="PT1056208H25M32.999998983S" calcext:value-type="time">
            <text:p>16:25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6T16:25:33" calcext:value-type="date">
            <text:p>26/06/20</text:p>
          </table:table-cell>
          <table:table-cell office:value-type="time" office:time-value="PT1056208H25M32.999998983S" calcext:value-type="time">
            <text:p>16:25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6T16:25:33" calcext:value-type="date">
            <text:p>26/06/20</text:p>
          </table:table-cell>
          <table:table-cell office:value-type="time" office:time-value="PT1056208H25M32.999998983S" calcext:value-type="time">
            <text:p>16:25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6T17:25:32" calcext:value-type="date">
            <text:p>26/06/20</text:p>
          </table:table-cell>
          <table:table-cell office:value-type="time" office:time-value="PT1056209H25M32.000000216S" calcext:value-type="time">
            <text:p>17:25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office:value-type="date" office:date-value="2020-06-26T17:25:32" calcext:value-type="date">
            <text:p>26/06/20</text:p>
          </table:table-cell>
          <table:table-cell office:value-type="time" office:time-value="PT1056209H25M32.000000216S" calcext:value-type="time">
            <text:p>17:25: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6T17:25:32" calcext:value-type="date">
            <text:p>26/06/20</text:p>
          </table:table-cell>
          <table:table-cell office:value-type="time" office:time-value="PT1056209H25M32.000000216S" calcext:value-type="time">
            <text:p>17:25: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6T17:25:32" calcext:value-type="date">
            <text:p>26/06/20</text:p>
          </table:table-cell>
          <table:table-cell office:value-type="time" office:time-value="PT1056209H25M32.000000216S" calcext:value-type="time">
            <text:p>17:25: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6T18:25:31" calcext:value-type="date">
            <text:p>26/06/20</text:p>
          </table:table-cell>
          <table:table-cell office:value-type="time" office:time-value="PT1056210H25M31.000000611S" calcext:value-type="time">
            <text:p>18:25: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6T18:25:31" calcext:value-type="date">
            <text:p>26/06/20</text:p>
          </table:table-cell>
          <table:table-cell office:value-type="time" office:time-value="PT1056210H25M31.000000611S" calcext:value-type="time">
            <text:p>18:25: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6T18:25:31" calcext:value-type="date">
            <text:p>26/06/20</text:p>
          </table:table-cell>
          <table:table-cell office:value-type="time" office:time-value="PT1056210H25M31.000000611S" calcext:value-type="time">
            <text:p>18:25: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6T18:25:31" calcext:value-type="date">
            <text:p>26/06/20</text:p>
          </table:table-cell>
          <table:table-cell office:value-type="time" office:time-value="PT1056210H25M31.000000611S" calcext:value-type="time">
            <text:p>18:25: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9.0</text:p>
          </table:table-cell>
          <table:table-cell office:value-type="date" office:date-value="2020-06-26T19:25:30" calcext:value-type="date">
            <text:p>26/06/20</text:p>
          </table:table-cell>
          <table:table-cell office:value-type="time" office:time-value="PT1056211H25M29.999999329S" calcext:value-type="time">
            <text:p>19:25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office:value-type="date" office:date-value="2020-06-26T19:25:30" calcext:value-type="date">
            <text:p>26/06/20</text:p>
          </table:table-cell>
          <table:table-cell office:value-type="time" office:time-value="PT1056211H25M29.999999329S" calcext:value-type="time">
            <text:p>19:25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0.0</text:p>
          </table:table-cell>
          <table:table-cell office:value-type="date" office:date-value="2020-06-26T19:25:30" calcext:value-type="date">
            <text:p>26/06/20</text:p>
          </table:table-cell>
          <table:table-cell office:value-type="time" office:time-value="PT1056211H25M29.999999329S" calcext:value-type="time">
            <text:p>19:25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4.0</text:p>
          </table:table-cell>
          <table:table-cell office:value-type="date" office:date-value="2020-06-26T19:25:30" calcext:value-type="date">
            <text:p>26/06/20</text:p>
          </table:table-cell>
          <table:table-cell office:value-type="time" office:time-value="PT1056211H25M29.999999329S" calcext:value-type="time">
            <text:p>19:25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6T20:25:29" calcext:value-type="date">
            <text:p>26/06/20</text:p>
          </table:table-cell>
          <table:table-cell office:value-type="time" office:time-value="PT1056212H25M28.999999724S" calcext:value-type="time">
            <text:p>20:25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6T20:25:29" calcext:value-type="date">
            <text:p>26/06/20</text:p>
          </table:table-cell>
          <table:table-cell office:value-type="time" office:time-value="PT1056212H25M28.999999724S" calcext:value-type="time">
            <text:p>20:25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6T20:25:29" calcext:value-type="date">
            <text:p>26/06/20</text:p>
          </table:table-cell>
          <table:table-cell office:value-type="time" office:time-value="PT1056212H25M28.999999724S" calcext:value-type="time">
            <text:p>20:25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6T20:25:29" calcext:value-type="date">
            <text:p>26/06/20</text:p>
          </table:table-cell>
          <table:table-cell office:value-type="time" office:time-value="PT1056212H25M28.999999724S" calcext:value-type="time">
            <text:p>20:25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6T21:25:28" calcext:value-type="date">
            <text:p>26/06/20</text:p>
          </table:table-cell>
          <table:table-cell office:value-type="time" office:time-value="PT1056213H25M28.000000119S" calcext:value-type="time">
            <text:p>21:25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6T21:25:28" calcext:value-type="date">
            <text:p>26/06/20</text:p>
          </table:table-cell>
          <table:table-cell office:value-type="time" office:time-value="PT1056213H25M28.000000119S" calcext:value-type="time">
            <text:p>21:25: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6T21:25:28" calcext:value-type="date">
            <text:p>26/06/20</text:p>
          </table:table-cell>
          <table:table-cell office:value-type="time" office:time-value="PT1056213H25M28.000000119S" calcext:value-type="time">
            <text:p>21:25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6T21:25:28" calcext:value-type="date">
            <text:p>26/06/20</text:p>
          </table:table-cell>
          <table:table-cell office:value-type="time" office:time-value="PT1056213H25M28.000000119S" calcext:value-type="time">
            <text:p>21:25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6T22:25:27" calcext:value-type="date">
            <text:p>26/06/20</text:p>
          </table:table-cell>
          <table:table-cell office:value-type="time" office:time-value="PT1056214H25M26.999998838S" calcext:value-type="time">
            <text:p>22:25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6T22:25:27" calcext:value-type="date">
            <text:p>26/06/20</text:p>
          </table:table-cell>
          <table:table-cell office:value-type="time" office:time-value="PT1056214H25M26.999998838S" calcext:value-type="time">
            <text:p>22:25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6T22:25:27" calcext:value-type="date">
            <text:p>26/06/20</text:p>
          </table:table-cell>
          <table:table-cell office:value-type="time" office:time-value="PT1056214H25M26.999998838S" calcext:value-type="time">
            <text:p>22:25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6T22:25:27" calcext:value-type="date">
            <text:p>26/06/20</text:p>
          </table:table-cell>
          <table:table-cell office:value-type="time" office:time-value="PT1056214H25M26.999998838S" calcext:value-type="time">
            <text:p>22:25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6T23:25:26" calcext:value-type="date">
            <text:p>26/06/20</text:p>
          </table:table-cell>
          <table:table-cell office:value-type="time" office:time-value="PT1056215H25M26.000000071S" calcext:value-type="time">
            <text:p>23:25: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6T23:25:26" calcext:value-type="date">
            <text:p>26/06/20</text:p>
          </table:table-cell>
          <table:table-cell office:value-type="time" office:time-value="PT1056215H25M26.000000071S" calcext:value-type="time">
            <text:p>23:25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6T23:25:26" calcext:value-type="date">
            <text:p>26/06/20</text:p>
          </table:table-cell>
          <table:table-cell office:value-type="time" office:time-value="PT1056215H25M26.000000071S" calcext:value-type="time">
            <text:p>23:25: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6T23:25:26" calcext:value-type="date">
            <text:p>26/06/20</text:p>
          </table:table-cell>
          <table:table-cell office:value-type="time" office:time-value="PT1056215H25M26.000000071S" calcext:value-type="time">
            <text:p>23:25: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7T00:25:25" calcext:value-type="date">
            <text:p>27/06/20</text:p>
          </table:table-cell>
          <table:table-cell office:value-type="time" office:time-value="PT1056216H25M24.999999627S" calcext:value-type="time">
            <text:p>00:25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7T00:25:25" calcext:value-type="date">
            <text:p>27/06/20</text:p>
          </table:table-cell>
          <table:table-cell office:value-type="time" office:time-value="PT1056216H25M24.999999627S" calcext:value-type="time">
            <text:p>00:25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7T00:25:25" calcext:value-type="date">
            <text:p>27/06/20</text:p>
          </table:table-cell>
          <table:table-cell office:value-type="time" office:time-value="PT1056216H25M24.999999627S" calcext:value-type="time">
            <text:p>00:25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7T00:25:25" calcext:value-type="date">
            <text:p>27/06/20</text:p>
          </table:table-cell>
          <table:table-cell office:value-type="time" office:time-value="PT1056216H25M24.999999627S" calcext:value-type="time">
            <text:p>00:25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7T01:25:24" calcext:value-type="date">
            <text:p>27/06/20</text:p>
          </table:table-cell>
          <table:table-cell office:value-type="time" office:time-value="PT1056217H25M24.000000022S" calcext:value-type="time">
            <text:p>01:25: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office:value-type="date" office:date-value="2020-06-27T01:25:24" calcext:value-type="date">
            <text:p>27/06/20</text:p>
          </table:table-cell>
          <table:table-cell office:value-type="time" office:time-value="PT1056217H25M24.000000022S" calcext:value-type="time">
            <text:p>01:25: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7T01:25:24" calcext:value-type="date">
            <text:p>27/06/20</text:p>
          </table:table-cell>
          <table:table-cell office:value-type="time" office:time-value="PT1056217H25M24.000000022S" calcext:value-type="time">
            <text:p>01:25: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7T01:25:24" calcext:value-type="date">
            <text:p>27/06/20</text:p>
          </table:table-cell>
          <table:table-cell office:value-type="time" office:time-value="PT1056217H25M24.000000022S" calcext:value-type="time">
            <text:p>01:25: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7T02:25:23" calcext:value-type="date">
            <text:p>27/06/20</text:p>
          </table:table-cell>
          <table:table-cell office:value-type="time" office:time-value="PT1056218H25M23.000000417S" calcext:value-type="time">
            <text:p>02:25: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7T02:25:23" calcext:value-type="date">
            <text:p>27/06/20</text:p>
          </table:table-cell>
          <table:table-cell office:value-type="time" office:time-value="PT1056218H25M23.000000417S" calcext:value-type="time">
            <text:p>02:25: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office:value-type="date" office:date-value="2020-06-27T02:25:23" calcext:value-type="date">
            <text:p>27/06/20</text:p>
          </table:table-cell>
          <table:table-cell office:value-type="time" office:time-value="PT1056218H25M23.000000417S" calcext:value-type="time">
            <text:p>02:25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7T02:25:23" calcext:value-type="date">
            <text:p>27/06/20</text:p>
          </table:table-cell>
          <table:table-cell office:value-type="time" office:time-value="PT1056218H25M23.000000417S" calcext:value-type="time">
            <text:p>02:25: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7T03:25:22" calcext:value-type="date">
            <text:p>27/06/20</text:p>
          </table:table-cell>
          <table:table-cell office:value-type="time" office:time-value="PT1056219H25M21.999999974S" calcext:value-type="time">
            <text:p>03:25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7T03:25:22" calcext:value-type="date">
            <text:p>27/06/20</text:p>
          </table:table-cell>
          <table:table-cell office:value-type="time" office:time-value="PT1056219H25M21.999999974S" calcext:value-type="time">
            <text:p>03:25: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7T03:25:22" calcext:value-type="date">
            <text:p>27/06/20</text:p>
          </table:table-cell>
          <table:table-cell office:value-type="time" office:time-value="PT1056219H25M21.999999974S" calcext:value-type="time">
            <text:p>03:25: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7T03:25:22" calcext:value-type="date">
            <text:p>27/06/20</text:p>
          </table:table-cell>
          <table:table-cell office:value-type="time" office:time-value="PT1056219H25M21.999999974S" calcext:value-type="time">
            <text:p>03:25: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7T04:25:21" calcext:value-type="date">
            <text:p>27/06/20</text:p>
          </table:table-cell>
          <table:table-cell office:value-type="time" office:time-value="PT1056220H25M20.999999531S" calcext:value-type="time">
            <text:p>04:25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office:value-type="date" office:date-value="2020-06-27T04:25:21" calcext:value-type="date">
            <text:p>27/06/20</text:p>
          </table:table-cell>
          <table:table-cell office:value-type="time" office:time-value="PT1056220H25M20.999999531S" calcext:value-type="time">
            <text:p>04:25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7T04:25:21" calcext:value-type="date">
            <text:p>27/06/20</text:p>
          </table:table-cell>
          <table:table-cell office:value-type="time" office:time-value="PT1056220H25M20.999999531S" calcext:value-type="time">
            <text:p>04:25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7T04:25:21" calcext:value-type="date">
            <text:p>27/06/20</text:p>
          </table:table-cell>
          <table:table-cell office:value-type="time" office:time-value="PT1056220H25M20.999999531S" calcext:value-type="time">
            <text:p>04:25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7T05:25:20" calcext:value-type="date">
            <text:p>27/06/20</text:p>
          </table:table-cell>
          <table:table-cell office:value-type="time" office:time-value="PT1056221H25M19.999999925S" calcext:value-type="time">
            <text:p>05:25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7T05:25:20" calcext:value-type="date">
            <text:p>27/06/20</text:p>
          </table:table-cell>
          <table:table-cell office:value-type="time" office:time-value="PT1056221H25M19.999999925S" calcext:value-type="time">
            <text:p>05:25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7T05:25:20" calcext:value-type="date">
            <text:p>27/06/20</text:p>
          </table:table-cell>
          <table:table-cell office:value-type="time" office:time-value="PT1056221H25M19.999999925S" calcext:value-type="time">
            <text:p>05:25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7T05:25:20" calcext:value-type="date">
            <text:p>27/06/20</text:p>
          </table:table-cell>
          <table:table-cell office:value-type="time" office:time-value="PT1056221H25M19.999999925S" calcext:value-type="time">
            <text:p>05:25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7T06:25:19" calcext:value-type="date">
            <text:p>27/06/20</text:p>
          </table:table-cell>
          <table:table-cell office:value-type="time" office:time-value="PT1056222H25M19.00000032S" calcext:value-type="time">
            <text:p>06:25: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office:value-type="date" office:date-value="2020-06-27T06:25:19" calcext:value-type="date">
            <text:p>27/06/20</text:p>
          </table:table-cell>
          <table:table-cell office:value-type="time" office:time-value="PT1056222H25M19.00000032S" calcext:value-type="time">
            <text:p>06:25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7T06:25:19" calcext:value-type="date">
            <text:p>27/06/20</text:p>
          </table:table-cell>
          <table:table-cell office:value-type="time" office:time-value="PT1056222H25M19.00000032S" calcext:value-type="time">
            <text:p>06:25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office:value-type="date" office:date-value="2020-06-27T06:25:19" calcext:value-type="date">
            <text:p>27/06/20</text:p>
          </table:table-cell>
          <table:table-cell office:value-type="time" office:time-value="PT1056222H25M19.00000032S" calcext:value-type="time">
            <text:p>06:25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office:value-type="date" office:date-value="2020-06-27T07:25:17.999999" calcext:value-type="date">
            <text:p>27/06/20</text:p>
          </table:table-cell>
          <table:table-cell office:value-type="time" office:time-value="PT1056223H25M17.999999039S" calcext:value-type="time">
            <text:p>07:25: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office:value-type="date" office:date-value="2020-06-27T07:25:17.999999" calcext:value-type="date">
            <text:p>27/06/20</text:p>
          </table:table-cell>
          <table:table-cell office:value-type="time" office:time-value="PT1056223H25M17.999999039S" calcext:value-type="time">
            <text:p>07:25: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7T07:25:17.999999" calcext:value-type="date">
            <text:p>27/06/20</text:p>
          </table:table-cell>
          <table:table-cell office:value-type="time" office:time-value="PT1056223H25M17.999999039S" calcext:value-type="time">
            <text:p>07:25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office:value-type="date" office:date-value="2020-06-27T07:25:17.999999" calcext:value-type="date">
            <text:p>27/06/20</text:p>
          </table:table-cell>
          <table:table-cell office:value-type="time" office:time-value="PT1056223H25M17.999999039S" calcext:value-type="time">
            <text:p>07:25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7T08:25:17" calcext:value-type="date">
            <text:p>27/06/20</text:p>
          </table:table-cell>
          <table:table-cell office:value-type="time" office:time-value="PT1056224H25M17.000000272S" calcext:value-type="time">
            <text:p>08:25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office:value-type="date" office:date-value="2020-06-27T08:25:17" calcext:value-type="date">
            <text:p>27/06/20</text:p>
          </table:table-cell>
          <table:table-cell office:value-type="time" office:time-value="PT1056224H25M17.000000272S" calcext:value-type="time">
            <text:p>08:25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7T08:25:17" calcext:value-type="date">
            <text:p>27/06/20</text:p>
          </table:table-cell>
          <table:table-cell office:value-type="time" office:time-value="PT1056224H25M17.000000272S" calcext:value-type="time">
            <text:p>08:25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office:value-type="date" office:date-value="2020-06-27T08:25:17" calcext:value-type="date">
            <text:p>27/06/20</text:p>
          </table:table-cell>
          <table:table-cell office:value-type="time" office:time-value="PT1056224H25M17.000000272S" calcext:value-type="time">
            <text:p>08:25: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7T09:25:16" calcext:value-type="date">
            <text:p>27/06/20</text:p>
          </table:table-cell>
          <table:table-cell office:value-type="time" office:time-value="PT1056225H25M15.99999899S" calcext:value-type="time">
            <text:p>09:25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office:value-type="date" office:date-value="2020-06-27T09:25:16" calcext:value-type="date">
            <text:p>27/06/20</text:p>
          </table:table-cell>
          <table:table-cell office:value-type="time" office:time-value="PT1056225H25M15.99999899S" calcext:value-type="time">
            <text:p>09:25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7T09:25:16" calcext:value-type="date">
            <text:p>27/06/20</text:p>
          </table:table-cell>
          <table:table-cell office:value-type="time" office:time-value="PT1056225H25M15.99999899S" calcext:value-type="time">
            <text:p>09:25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7T09:25:16" calcext:value-type="date">
            <text:p>27/06/20</text:p>
          </table:table-cell>
          <table:table-cell office:value-type="time" office:time-value="PT1056225H25M15.99999899S" calcext:value-type="time">
            <text:p>09:25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7T10:25:14.999999" calcext:value-type="date">
            <text:p>27/06/20</text:p>
          </table:table-cell>
          <table:table-cell office:value-type="time" office:time-value="PT1056226H25M14.999999385S" calcext:value-type="time">
            <text:p>10:25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7T10:25:14.999999" calcext:value-type="date">
            <text:p>27/06/20</text:p>
          </table:table-cell>
          <table:table-cell office:value-type="time" office:time-value="PT1056226H25M14.999999385S" calcext:value-type="time">
            <text:p>10:25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7T10:25:14.999999" calcext:value-type="date">
            <text:p>27/06/20</text:p>
          </table:table-cell>
          <table:table-cell office:value-type="time" office:time-value="PT1056226H25M14.999999385S" calcext:value-type="time">
            <text:p>10:25: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7T10:25:14.999999" calcext:value-type="date">
            <text:p>27/06/20</text:p>
          </table:table-cell>
          <table:table-cell office:value-type="time" office:time-value="PT1056226H25M14.999999385S" calcext:value-type="time">
            <text:p>10:25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7T11:25:14" calcext:value-type="date">
            <text:p>27/06/20</text:p>
          </table:table-cell>
          <table:table-cell office:value-type="time" office:time-value="PT1056227H25M14.000000618S" calcext:value-type="time">
            <text:p>11:25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7T11:25:14" calcext:value-type="date">
            <text:p>27/06/20</text:p>
          </table:table-cell>
          <table:table-cell office:value-type="time" office:time-value="PT1056227H25M14.000000618S" calcext:value-type="time">
            <text:p>11:25: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7T11:25:14" calcext:value-type="date">
            <text:p>27/06/20</text:p>
          </table:table-cell>
          <table:table-cell office:value-type="time" office:time-value="PT1056227H25M14.000000618S" calcext:value-type="time">
            <text:p>11:25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7T11:25:14" calcext:value-type="date">
            <text:p>27/06/20</text:p>
          </table:table-cell>
          <table:table-cell office:value-type="time" office:time-value="PT1056227H25M14.000000618S" calcext:value-type="time">
            <text:p>11:25: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7T12:25:13" calcext:value-type="date">
            <text:p>27/06/20</text:p>
          </table:table-cell>
          <table:table-cell office:value-type="time" office:time-value="PT1056228H25M12.999999337S" calcext:value-type="time">
            <text:p>12:25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7T12:25:13" calcext:value-type="date">
            <text:p>27/06/20</text:p>
          </table:table-cell>
          <table:table-cell office:value-type="time" office:time-value="PT1056228H25M12.999999337S" calcext:value-type="time">
            <text:p>12:25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7T12:25:13" calcext:value-type="date">
            <text:p>27/06/20</text:p>
          </table:table-cell>
          <table:table-cell office:value-type="time" office:time-value="PT1056228H25M12.999999337S" calcext:value-type="time">
            <text:p>12:25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7T12:25:13" calcext:value-type="date">
            <text:p>27/06/20</text:p>
          </table:table-cell>
          <table:table-cell office:value-type="time" office:time-value="PT1056228H25M12.999999337S" calcext:value-type="time">
            <text:p>12:25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7T13:25:12" calcext:value-type="date">
            <text:p>27/06/20</text:p>
          </table:table-cell>
          <table:table-cell office:value-type="time" office:time-value="PT1056229H25M11.999999732S" calcext:value-type="time">
            <text:p>13:25: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7T13:25:12" calcext:value-type="date">
            <text:p>27/06/20</text:p>
          </table:table-cell>
          <table:table-cell office:value-type="time" office:time-value="PT1056229H25M11.999999732S" calcext:value-type="time">
            <text:p>13:25: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7T13:25:12" calcext:value-type="date">
            <text:p>27/06/20</text:p>
          </table:table-cell>
          <table:table-cell office:value-type="time" office:time-value="PT1056229H25M11.999999732S" calcext:value-type="time">
            <text:p>13:25: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7T13:25:12" calcext:value-type="date">
            <text:p>27/06/20</text:p>
          </table:table-cell>
          <table:table-cell office:value-type="time" office:time-value="PT1056229H25M11.999999732S" calcext:value-type="time">
            <text:p>13:25: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7T14:25:11" calcext:value-type="date">
            <text:p>27/06/20</text:p>
          </table:table-cell>
          <table:table-cell office:value-type="time" office:time-value="PT1056230H25M11.000000127S" calcext:value-type="time">
            <text:p>14:25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office:value-type="date" office:date-value="2020-06-27T14:25:11" calcext:value-type="date">
            <text:p>27/06/20</text:p>
          </table:table-cell>
          <table:table-cell office:value-type="time" office:time-value="PT1056230H25M11.000000127S" calcext:value-type="time">
            <text:p>14:25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7T14:25:11" calcext:value-type="date">
            <text:p>27/06/20</text:p>
          </table:table-cell>
          <table:table-cell office:value-type="time" office:time-value="PT1056230H25M11.000000127S" calcext:value-type="time">
            <text:p>14:25: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7T14:25:11" calcext:value-type="date">
            <text:p>27/06/20</text:p>
          </table:table-cell>
          <table:table-cell office:value-type="time" office:time-value="PT1056230H25M11.000000127S" calcext:value-type="time">
            <text:p>14:25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7T15:25:10" calcext:value-type="date">
            <text:p>27/06/20</text:p>
          </table:table-cell>
          <table:table-cell office:value-type="time" office:time-value="PT1056231H25M09.999999683S" calcext:value-type="time">
            <text:p>15:25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office:value-type="date" office:date-value="2020-06-27T15:25:10" calcext:value-type="date">
            <text:p>27/06/20</text:p>
          </table:table-cell>
          <table:table-cell office:value-type="time" office:time-value="PT1056231H25M09.999999683S" calcext:value-type="time">
            <text:p>15:25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7T15:25:10" calcext:value-type="date">
            <text:p>27/06/20</text:p>
          </table:table-cell>
          <table:table-cell office:value-type="time" office:time-value="PT1056231H25M09.999999683S" calcext:value-type="time">
            <text:p>15:25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7T15:25:10" calcext:value-type="date">
            <text:p>27/06/20</text:p>
          </table:table-cell>
          <table:table-cell office:value-type="time" office:time-value="PT1056231H25M09.999999683S" calcext:value-type="time">
            <text:p>15:25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7T16:25:09" calcext:value-type="date">
            <text:p>27/06/20</text:p>
          </table:table-cell>
          <table:table-cell office:value-type="time" office:time-value="PT1056232H25M09.000000078S" calcext:value-type="time">
            <text:p>16:25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7T16:25:09" calcext:value-type="date">
            <text:p>27/06/20</text:p>
          </table:table-cell>
          <table:table-cell office:value-type="time" office:time-value="PT1056232H25M09.000000078S" calcext:value-type="time">
            <text:p>16:25: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7T16:25:09" calcext:value-type="date">
            <text:p>27/06/20</text:p>
          </table:table-cell>
          <table:table-cell office:value-type="time" office:time-value="PT1056232H25M09.000000078S" calcext:value-type="time">
            <text:p>16:25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7T16:25:09" calcext:value-type="date">
            <text:p>27/06/20</text:p>
          </table:table-cell>
          <table:table-cell office:value-type="time" office:time-value="PT1056232H25M09.000000078S" calcext:value-type="time">
            <text:p>16:25: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9.0</text:p>
          </table:table-cell>
          <table:table-cell office:value-type="date" office:date-value="2020-06-27T17:25:08" calcext:value-type="date">
            <text:p>27/06/20</text:p>
          </table:table-cell>
          <table:table-cell office:value-type="time" office:time-value="PT1056233H25M07.999999635S" calcext:value-type="time">
            <text:p>17:25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office:value-type="date" office:date-value="2020-06-27T17:25:08" calcext:value-type="date">
            <text:p>27/06/20</text:p>
          </table:table-cell>
          <table:table-cell office:value-type="time" office:time-value="PT1056233H25M07.999999635S" calcext:value-type="time">
            <text:p>17:25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9.0</text:p>
          </table:table-cell>
          <table:table-cell office:value-type="date" office:date-value="2020-06-27T17:25:08" calcext:value-type="date">
            <text:p>27/06/20</text:p>
          </table:table-cell>
          <table:table-cell office:value-type="time" office:time-value="PT1056233H25M07.999999635S" calcext:value-type="time">
            <text:p>17:25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3.0</text:p>
          </table:table-cell>
          <table:table-cell office:value-type="date" office:date-value="2020-06-27T17:25:08" calcext:value-type="date">
            <text:p>27/06/20</text:p>
          </table:table-cell>
          <table:table-cell office:value-type="time" office:time-value="PT1056233H25M07.999999635S" calcext:value-type="time">
            <text:p>17:25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7T18:25:07" calcext:value-type="date">
            <text:p>27/06/20</text:p>
          </table:table-cell>
          <table:table-cell office:value-type="time" office:time-value="PT1056234H25M07.00000003S" calcext:value-type="time">
            <text:p>18:25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7T18:25:07" calcext:value-type="date">
            <text:p>27/06/20</text:p>
          </table:table-cell>
          <table:table-cell office:value-type="time" office:time-value="PT1056234H25M07.00000003S" calcext:value-type="time">
            <text:p>18:25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7T18:25:07" calcext:value-type="date">
            <text:p>27/06/20</text:p>
          </table:table-cell>
          <table:table-cell office:value-type="time" office:time-value="PT1056234H25M07.00000003S" calcext:value-type="time">
            <text:p>18:25: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7T18:25:07" calcext:value-type="date">
            <text:p>27/06/20</text:p>
          </table:table-cell>
          <table:table-cell office:value-type="time" office:time-value="PT1056234H25M07.00000003S" calcext:value-type="time">
            <text:p>18:25: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7T19:25:06" calcext:value-type="date">
            <text:p>27/06/20</text:p>
          </table:table-cell>
          <table:table-cell office:value-type="time" office:time-value="PT1056235H25M06.000000425S" calcext:value-type="time">
            <text:p>19:25: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7T19:25:06" calcext:value-type="date">
            <text:p>27/06/20</text:p>
          </table:table-cell>
          <table:table-cell office:value-type="time" office:time-value="PT1056235H25M06.000000425S" calcext:value-type="time">
            <text:p>19:25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7T19:25:06" calcext:value-type="date">
            <text:p>27/06/20</text:p>
          </table:table-cell>
          <table:table-cell office:value-type="time" office:time-value="PT1056235H25M06.000000425S" calcext:value-type="time">
            <text:p>19:25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7T19:25:06" calcext:value-type="date">
            <text:p>27/06/20</text:p>
          </table:table-cell>
          <table:table-cell office:value-type="time" office:time-value="PT1056235H25M06.000000425S" calcext:value-type="time">
            <text:p>19:25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7T20:25:05" calcext:value-type="date">
            <text:p>27/06/20</text:p>
          </table:table-cell>
          <table:table-cell office:value-type="time" office:time-value="PT1056236H25M05.00000082S" calcext:value-type="time">
            <text:p>20:25: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7T20:25:05" calcext:value-type="date">
            <text:p>27/06/20</text:p>
          </table:table-cell>
          <table:table-cell office:value-type="time" office:time-value="PT1056236H25M05.00000082S" calcext:value-type="time">
            <text:p>20:25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7T20:25:05" calcext:value-type="date">
            <text:p>27/06/20</text:p>
          </table:table-cell>
          <table:table-cell office:value-type="time" office:time-value="PT1056236H25M05.00000082S" calcext:value-type="time">
            <text:p>20:25: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7T20:25:05" calcext:value-type="date">
            <text:p>27/06/20</text:p>
          </table:table-cell>
          <table:table-cell office:value-type="time" office:time-value="PT1056236H25M05.00000082S" calcext:value-type="time">
            <text:p>20:25: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7T21:25:04" calcext:value-type="date">
            <text:p>27/06/20</text:p>
          </table:table-cell>
          <table:table-cell office:value-type="time" office:time-value="PT1056237H25M03.999999538S" calcext:value-type="time">
            <text:p>21:25: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7T21:25:04" calcext:value-type="date">
            <text:p>27/06/20</text:p>
          </table:table-cell>
          <table:table-cell office:value-type="time" office:time-value="PT1056237H25M03.999999538S" calcext:value-type="time">
            <text:p>21:25: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office:value-type="date" office:date-value="2020-06-27T21:25:04" calcext:value-type="date">
            <text:p>27/06/20</text:p>
          </table:table-cell>
          <table:table-cell office:value-type="time" office:time-value="PT1056237H25M03.999999538S" calcext:value-type="time">
            <text:p>21:25: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7T21:25:04" calcext:value-type="date">
            <text:p>27/06/20</text:p>
          </table:table-cell>
          <table:table-cell office:value-type="time" office:time-value="PT1056237H25M03.999999538S" calcext:value-type="time">
            <text:p>21:25: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7T22:25:03" calcext:value-type="date">
            <text:p>27/06/20</text:p>
          </table:table-cell>
          <table:table-cell office:value-type="time" office:time-value="PT1056238H25M02.999999933S" calcext:value-type="time">
            <text:p>22:25: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7T22:25:03" calcext:value-type="date">
            <text:p>27/06/20</text:p>
          </table:table-cell>
          <table:table-cell office:value-type="time" office:time-value="PT1056238H25M02.999999933S" calcext:value-type="time">
            <text:p>22:25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7T22:25:03" calcext:value-type="date">
            <text:p>27/06/20</text:p>
          </table:table-cell>
          <table:table-cell office:value-type="time" office:time-value="PT1056238H25M02.999999933S" calcext:value-type="time">
            <text:p>22:25: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7T22:25:03" calcext:value-type="date">
            <text:p>27/06/20</text:p>
          </table:table-cell>
          <table:table-cell office:value-type="time" office:time-value="PT1056238H25M02.999999933S" calcext:value-type="time">
            <text:p>22:25: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7T23:25:02" calcext:value-type="date">
            <text:p>27/06/20</text:p>
          </table:table-cell>
          <table:table-cell office:value-type="time" office:time-value="PT1056239H25M02.000000328S" calcext:value-type="time">
            <text:p>23:25: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7T23:25:02" calcext:value-type="date">
            <text:p>27/06/20</text:p>
          </table:table-cell>
          <table:table-cell office:value-type="time" office:time-value="PT1056239H25M02.000000328S" calcext:value-type="time">
            <text:p>23:25: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7T23:25:02" calcext:value-type="date">
            <text:p>27/06/20</text:p>
          </table:table-cell>
          <table:table-cell office:value-type="time" office:time-value="PT1056239H25M02.000000328S" calcext:value-type="time">
            <text:p>23:25: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7T23:25:02" calcext:value-type="date">
            <text:p>27/06/20</text:p>
          </table:table-cell>
          <table:table-cell office:value-type="time" office:time-value="PT1056239H25M02.000000328S" calcext:value-type="time">
            <text:p>23:25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.0</text:p>
          </table:table-cell>
          <table:table-cell office:value-type="date" office:date-value="2020-06-28T00:25:01" calcext:value-type="date">
            <text:p>28/06/20</text:p>
          </table:table-cell>
          <table:table-cell office:value-type="time" office:time-value="PT1056240H25M00.999999046S" calcext:value-type="time">
            <text:p>00:25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office:value-type="date" office:date-value="2020-06-28T00:25:01" calcext:value-type="date">
            <text:p>28/06/20</text:p>
          </table:table-cell>
          <table:table-cell office:value-type="time" office:time-value="PT1056240H25M00.999999046S" calcext:value-type="time">
            <text:p>00:25: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.0</text:p>
          </table:table-cell>
          <table:table-cell office:value-type="date" office:date-value="2020-06-28T00:25:01" calcext:value-type="date">
            <text:p>28/06/20</text:p>
          </table:table-cell>
          <table:table-cell office:value-type="time" office:time-value="PT1056240H25M00.999999046S" calcext:value-type="time">
            <text:p>00:25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3.0</text:p>
          </table:table-cell>
          <table:table-cell office:value-type="date" office:date-value="2020-06-28T00:25:01" calcext:value-type="date">
            <text:p>28/06/20</text:p>
          </table:table-cell>
          <table:table-cell office:value-type="time" office:time-value="PT1056240H25M00.999999046S" calcext:value-type="time">
            <text:p>00:25: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8T01:25:00" calcext:value-type="date">
            <text:p>28/06/20</text:p>
          </table:table-cell>
          <table:table-cell office:value-type="time" office:time-value="PT1056241H24M59.999999441S" calcext:value-type="time">
            <text:p>01:25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8T01:25:00" calcext:value-type="date">
            <text:p>28/06/20</text:p>
          </table:table-cell>
          <table:table-cell office:value-type="time" office:time-value="PT1056241H24M59.999999441S" calcext:value-type="time">
            <text:p>01:25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8T01:25:00" calcext:value-type="date">
            <text:p>28/06/20</text:p>
          </table:table-cell>
          <table:table-cell office:value-type="time" office:time-value="PT1056241H24M59.999999441S" calcext:value-type="time">
            <text:p>01:25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8T01:25:00" calcext:value-type="date">
            <text:p>28/06/20</text:p>
          </table:table-cell>
          <table:table-cell office:value-type="time" office:time-value="PT1056241H24M59.999999441S" calcext:value-type="time">
            <text:p>01:25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8T02:24:59" calcext:value-type="date">
            <text:p>28/06/20</text:p>
          </table:table-cell>
          <table:table-cell office:value-type="time" office:time-value="PT1056242H24M58.999999836S" calcext:value-type="time">
            <text:p>02:24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8T02:24:59" calcext:value-type="date">
            <text:p>28/06/20</text:p>
          </table:table-cell>
          <table:table-cell office:value-type="time" office:time-value="PT1056242H24M58.999999836S" calcext:value-type="time">
            <text:p>02:24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8T02:24:59" calcext:value-type="date">
            <text:p>28/06/20</text:p>
          </table:table-cell>
          <table:table-cell office:value-type="time" office:time-value="PT1056242H24M58.999999836S" calcext:value-type="time">
            <text:p>02:24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8T02:24:59" calcext:value-type="date">
            <text:p>28/06/20</text:p>
          </table:table-cell>
          <table:table-cell office:value-type="time" office:time-value="PT1056242H24M58.999999836S" calcext:value-type="time">
            <text:p>02:24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8T03:24:58" calcext:value-type="date">
            <text:p>28/06/20</text:p>
          </table:table-cell>
          <table:table-cell office:value-type="time" office:time-value="PT1056243H24M58.000000231S" calcext:value-type="time">
            <text:p>03:24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8T03:24:58" calcext:value-type="date">
            <text:p>28/06/20</text:p>
          </table:table-cell>
          <table:table-cell office:value-type="time" office:time-value="PT1056243H24M58.000000231S" calcext:value-type="time">
            <text:p>03:24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8T03:24:58" calcext:value-type="date">
            <text:p>28/06/20</text:p>
          </table:table-cell>
          <table:table-cell office:value-type="time" office:time-value="PT1056243H24M58.000000231S" calcext:value-type="time">
            <text:p>03:24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8T03:24:58" calcext:value-type="date">
            <text:p>28/06/20</text:p>
          </table:table-cell>
          <table:table-cell office:value-type="time" office:time-value="PT1056243H24M58.000000231S" calcext:value-type="time">
            <text:p>03:24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8T04:24:57" calcext:value-type="date">
            <text:p>28/06/20</text:p>
          </table:table-cell>
          <table:table-cell office:value-type="time" office:time-value="PT1056244H24M57.000000626S" calcext:value-type="time">
            <text:p>04:24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8T04:24:57" calcext:value-type="date">
            <text:p>28/06/20</text:p>
          </table:table-cell>
          <table:table-cell office:value-type="time" office:time-value="PT1056244H24M57.000000626S" calcext:value-type="time">
            <text:p>04:24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8T04:24:57" calcext:value-type="date">
            <text:p>28/06/20</text:p>
          </table:table-cell>
          <table:table-cell office:value-type="time" office:time-value="PT1056244H24M57.000000626S" calcext:value-type="time">
            <text:p>04:24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8T04:24:57" calcext:value-type="date">
            <text:p>28/06/20</text:p>
          </table:table-cell>
          <table:table-cell office:value-type="time" office:time-value="PT1056244H24M57.000000626S" calcext:value-type="time">
            <text:p>04:24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8T05:24:56" calcext:value-type="date">
            <text:p>28/06/20</text:p>
          </table:table-cell>
          <table:table-cell office:value-type="time" office:time-value="PT1056245H24M56.000000183S" calcext:value-type="time">
            <text:p>05:24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8T05:24:56" calcext:value-type="date">
            <text:p>28/06/20</text:p>
          </table:table-cell>
          <table:table-cell office:value-type="time" office:time-value="PT1056245H24M56.000000183S" calcext:value-type="time">
            <text:p>05:24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8T05:24:56" calcext:value-type="date">
            <text:p>28/06/20</text:p>
          </table:table-cell>
          <table:table-cell office:value-type="time" office:time-value="PT1056245H24M56.000000183S" calcext:value-type="time">
            <text:p>05:24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8T05:24:56" calcext:value-type="date">
            <text:p>28/06/20</text:p>
          </table:table-cell>
          <table:table-cell office:value-type="time" office:time-value="PT1056245H24M56.000000183S" calcext:value-type="time">
            <text:p>05:24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8T06:24:55.000001" calcext:value-type="date">
            <text:p>28/06/20</text:p>
          </table:table-cell>
          <table:table-cell office:value-type="time" office:time-value="PT1056246H24M54.999999739S" calcext:value-type="time">
            <text:p>06:24: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8T06:24:55.000001" calcext:value-type="date">
            <text:p>28/06/20</text:p>
          </table:table-cell>
          <table:table-cell office:value-type="time" office:time-value="PT1056246H24M54.999999739S" calcext:value-type="time">
            <text:p>06:24: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8T06:24:55.000001" calcext:value-type="date">
            <text:p>28/06/20</text:p>
          </table:table-cell>
          <table:table-cell office:value-type="time" office:time-value="PT1056246H24M54.999999739S" calcext:value-type="time">
            <text:p>06:24: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8T06:24:55.000001" calcext:value-type="date">
            <text:p>28/06/20</text:p>
          </table:table-cell>
          <table:table-cell office:value-type="time" office:time-value="PT1056246H24M54.999999739S" calcext:value-type="time">
            <text:p>06:24: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office:value-type="date" office:date-value="2020-06-28T07:24:54" calcext:value-type="date">
            <text:p>28/06/20</text:p>
          </table:table-cell>
          <table:table-cell office:value-type="time" office:time-value="PT1056247H24M54.000000134S" calcext:value-type="time">
            <text:p>07:24: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office:value-type="date" office:date-value="2020-06-28T07:24:54" calcext:value-type="date">
            <text:p>28/06/20</text:p>
          </table:table-cell>
          <table:table-cell office:value-type="time" office:time-value="PT1056247H24M54.000000134S" calcext:value-type="time">
            <text:p>07:24: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8T07:24:54" calcext:value-type="date">
            <text:p>28/06/20</text:p>
          </table:table-cell>
          <table:table-cell office:value-type="time" office:time-value="PT1056247H24M54.000000134S" calcext:value-type="time">
            <text:p>07:24: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8T07:24:54" calcext:value-type="date">
            <text:p>28/06/20</text:p>
          </table:table-cell>
          <table:table-cell office:value-type="time" office:time-value="PT1056247H24M54.000000134S" calcext:value-type="time">
            <text:p>07:24: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8T08:24:53" calcext:value-type="date">
            <text:p>28/06/20</text:p>
          </table:table-cell>
          <table:table-cell office:value-type="time" office:time-value="PT1056248H24M53.000000529S" calcext:value-type="time">
            <text:p>08:24: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8T08:24:53" calcext:value-type="date">
            <text:p>28/06/20</text:p>
          </table:table-cell>
          <table:table-cell office:value-type="time" office:time-value="PT1056248H24M53.000000529S" calcext:value-type="time">
            <text:p>08:24: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8T08:24:53" calcext:value-type="date">
            <text:p>28/06/20</text:p>
          </table:table-cell>
          <table:table-cell office:value-type="time" office:time-value="PT1056248H24M53.000000529S" calcext:value-type="time">
            <text:p>08:24: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8T08:24:53" calcext:value-type="date">
            <text:p>28/06/20</text:p>
          </table:table-cell>
          <table:table-cell office:value-type="time" office:time-value="PT1056248H24M53.000000529S" calcext:value-type="time">
            <text:p>08:24: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office:value-type="date" office:date-value="2020-06-28T09:24:52.000001" calcext:value-type="date">
            <text:p>28/06/20</text:p>
          </table:table-cell>
          <table:table-cell office:value-type="time" office:time-value="PT1056249H24M52.000000924S" calcext:value-type="time">
            <text:p>09:24: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4.0</text:p>
          </table:table-cell>
          <table:table-cell office:value-type="date" office:date-value="2020-06-28T09:24:52.000001" calcext:value-type="date">
            <text:p>28/06/20</text:p>
          </table:table-cell>
          <table:table-cell office:value-type="time" office:time-value="PT1056249H24M52.000000924S" calcext:value-type="time">
            <text:p>09:24: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8T09:24:52.000001" calcext:value-type="date">
            <text:p>28/06/20</text:p>
          </table:table-cell>
          <table:table-cell office:value-type="time" office:time-value="PT1056249H24M52.000000924S" calcext:value-type="time">
            <text:p>09:24: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office:value-type="date" office:date-value="2020-06-28T09:24:52.000001" calcext:value-type="date">
            <text:p>28/06/20</text:p>
          </table:table-cell>
          <table:table-cell office:value-type="time" office:time-value="PT1056249H24M52.000000924S" calcext:value-type="time">
            <text:p>09:24: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office:value-type="date" office:date-value="2020-06-28T10:24:51" calcext:value-type="date">
            <text:p>28/06/20</text:p>
          </table:table-cell>
          <table:table-cell office:value-type="time" office:time-value="PT1056250H24M50.999999642S" calcext:value-type="time">
            <text:p>10:24: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4.0</text:p>
          </table:table-cell>
          <table:table-cell office:value-type="date" office:date-value="2020-06-28T10:24:51" calcext:value-type="date">
            <text:p>28/06/20</text:p>
          </table:table-cell>
          <table:table-cell office:value-type="time" office:time-value="PT1056250H24M50.999999642S" calcext:value-type="time">
            <text:p>10:24: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office:value-type="date" office:date-value="2020-06-28T10:24:51" calcext:value-type="date">
            <text:p>28/06/20</text:p>
          </table:table-cell>
          <table:table-cell office:value-type="time" office:time-value="PT1056250H24M50.999999642S" calcext:value-type="time">
            <text:p>10:24: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office:value-type="date" office:date-value="2020-06-28T10:24:51" calcext:value-type="date">
            <text:p>28/06/20</text:p>
          </table:table-cell>
          <table:table-cell office:value-type="time" office:time-value="PT1056250H24M50.999999642S" calcext:value-type="time">
            <text:p>10:24: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office:value-type="date" office:date-value="2020-06-28T11:24:50" calcext:value-type="date">
            <text:p>28/06/20</text:p>
          </table:table-cell>
          <table:table-cell office:value-type="time" office:time-value="PT1056251H24M50.000000037S" calcext:value-type="time">
            <text:p>11:24: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4.0</text:p>
          </table:table-cell>
          <table:table-cell office:value-type="date" office:date-value="2020-06-28T11:24:50" calcext:value-type="date">
            <text:p>28/06/20</text:p>
          </table:table-cell>
          <table:table-cell office:value-type="time" office:time-value="PT1056251H24M50.000000037S" calcext:value-type="time">
            <text:p>11:24: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office:value-type="date" office:date-value="2020-06-28T11:24:50" calcext:value-type="date">
            <text:p>28/06/20</text:p>
          </table:table-cell>
          <table:table-cell office:value-type="time" office:time-value="PT1056251H24M50.000000037S" calcext:value-type="time">
            <text:p>11:24: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office:value-type="date" office:date-value="2020-06-28T11:24:50" calcext:value-type="date">
            <text:p>28/06/20</text:p>
          </table:table-cell>
          <table:table-cell office:value-type="time" office:time-value="PT1056251H24M50.000000037S" calcext:value-type="time">
            <text:p>11:24: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office:value-type="date" office:date-value="2020-06-28T12:24:49" calcext:value-type="date">
            <text:p>28/06/20</text:p>
          </table:table-cell>
          <table:table-cell office:value-type="time" office:time-value="PT1056252H24M49.00000127S" calcext:value-type="time">
            <text:p>12:24: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4.0</text:p>
          </table:table-cell>
          <table:table-cell office:value-type="date" office:date-value="2020-06-28T12:24:49" calcext:value-type="date">
            <text:p>28/06/20</text:p>
          </table:table-cell>
          <table:table-cell office:value-type="time" office:time-value="PT1056252H24M49.00000127S" calcext:value-type="time">
            <text:p>12:24: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office:value-type="date" office:date-value="2020-06-28T12:24:49" calcext:value-type="date">
            <text:p>28/06/20</text:p>
          </table:table-cell>
          <table:table-cell office:value-type="time" office:time-value="PT1056252H24M49.00000127S" calcext:value-type="time">
            <text:p>12:24: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office:value-type="date" office:date-value="2020-06-28T12:24:49" calcext:value-type="date">
            <text:p>28/06/20</text:p>
          </table:table-cell>
          <table:table-cell office:value-type="time" office:time-value="PT1056252H24M49.00000127S" calcext:value-type="time">
            <text:p>12:24: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office:value-type="date" office:date-value="2020-06-28T13:24:48" calcext:value-type="date">
            <text:p>28/06/20</text:p>
          </table:table-cell>
          <table:table-cell office:value-type="time" office:time-value="PT1056253H24M48.000000827S" calcext:value-type="time">
            <text:p>13:24: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4.0</text:p>
          </table:table-cell>
          <table:table-cell office:value-type="date" office:date-value="2020-06-28T13:24:48" calcext:value-type="date">
            <text:p>28/06/20</text:p>
          </table:table-cell>
          <table:table-cell office:value-type="time" office:time-value="PT1056253H24M48.000000827S" calcext:value-type="time">
            <text:p>13:24: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office:value-type="date" office:date-value="2020-06-28T13:24:48" calcext:value-type="date">
            <text:p>28/06/20</text:p>
          </table:table-cell>
          <table:table-cell office:value-type="time" office:time-value="PT1056253H24M48.000000827S" calcext:value-type="time">
            <text:p>13:24: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3.0</text:p>
          </table:table-cell>
          <table:table-cell office:value-type="date" office:date-value="2020-06-28T13:24:48" calcext:value-type="date">
            <text:p>28/06/20</text:p>
          </table:table-cell>
          <table:table-cell office:value-type="time" office:time-value="PT1056253H24M48.000000827S" calcext:value-type="time">
            <text:p>13:24: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office:value-type="date" office:date-value="2020-06-28T14:24:47.000001" calcext:value-type="date">
            <text:p>28/06/20</text:p>
          </table:table-cell>
          <table:table-cell office:value-type="time" office:time-value="PT1056254H24M47.000000384S" calcext:value-type="time">
            <text:p>14:24: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4.0</text:p>
          </table:table-cell>
          <table:table-cell office:value-type="date" office:date-value="2020-06-28T14:24:47.000001" calcext:value-type="date">
            <text:p>28/06/20</text:p>
          </table:table-cell>
          <table:table-cell office:value-type="time" office:time-value="PT1056254H24M47.000000384S" calcext:value-type="time">
            <text:p>14:24: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office:value-type="date" office:date-value="2020-06-28T14:24:47.000001" calcext:value-type="date">
            <text:p>28/06/20</text:p>
          </table:table-cell>
          <table:table-cell office:value-type="time" office:time-value="PT1056254H24M47.000000384S" calcext:value-type="time">
            <text:p>14:24: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office:value-type="date" office:date-value="2020-06-28T14:24:47.000001" calcext:value-type="date">
            <text:p>28/06/20</text:p>
          </table:table-cell>
          <table:table-cell office:value-type="time" office:time-value="PT1056254H24M47.000000384S" calcext:value-type="time">
            <text:p>14:24: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8T15:24:46" calcext:value-type="date">
            <text:p>28/06/20</text:p>
          </table:table-cell>
          <table:table-cell office:value-type="time" office:time-value="PT1056255H24M45.99999994S" calcext:value-type="time">
            <text:p>15:24: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8T15:24:46" calcext:value-type="date">
            <text:p>28/06/20</text:p>
          </table:table-cell>
          <table:table-cell office:value-type="time" office:time-value="PT1056255H24M45.99999994S" calcext:value-type="time">
            <text:p>15:24: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8T15:24:46" calcext:value-type="date">
            <text:p>28/06/20</text:p>
          </table:table-cell>
          <table:table-cell office:value-type="time" office:time-value="PT1056255H24M45.99999994S" calcext:value-type="time">
            <text:p>15:24: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8T15:24:46" calcext:value-type="date">
            <text:p>28/06/20</text:p>
          </table:table-cell>
          <table:table-cell office:value-type="time" office:time-value="PT1056255H24M45.99999994S" calcext:value-type="time">
            <text:p>15:24: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8T16:24:45" calcext:value-type="date">
            <text:p>28/06/20</text:p>
          </table:table-cell>
          <table:table-cell office:value-type="time" office:time-value="PT1056256H24M45.000000335S" calcext:value-type="time">
            <text:p>16:24: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8T16:24:45" calcext:value-type="date">
            <text:p>28/06/20</text:p>
          </table:table-cell>
          <table:table-cell office:value-type="time" office:time-value="PT1056256H24M45.000000335S" calcext:value-type="time">
            <text:p>16:24: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8T16:24:45" calcext:value-type="date">
            <text:p>28/06/20</text:p>
          </table:table-cell>
          <table:table-cell office:value-type="time" office:time-value="PT1056256H24M45.000000335S" calcext:value-type="time">
            <text:p>16:24: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8T16:24:45" calcext:value-type="date">
            <text:p>28/06/20</text:p>
          </table:table-cell>
          <table:table-cell office:value-type="time" office:time-value="PT1056256H24M45.000000335S" calcext:value-type="time">
            <text:p>16:24: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8T17:24:44.000001" calcext:value-type="date">
            <text:p>28/06/20</text:p>
          </table:table-cell>
          <table:table-cell office:value-type="time" office:time-value="PT1056257H24M43.999999892S" calcext:value-type="time">
            <text:p>17:24: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office:value-type="date" office:date-value="2020-06-28T17:24:44.000001" calcext:value-type="date">
            <text:p>28/06/20</text:p>
          </table:table-cell>
          <table:table-cell office:value-type="time" office:time-value="PT1056257H24M43.999999892S" calcext:value-type="time">
            <text:p>17:24: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8T17:24:44.000001" calcext:value-type="date">
            <text:p>28/06/20</text:p>
          </table:table-cell>
          <table:table-cell office:value-type="time" office:time-value="PT1056257H24M43.999999892S" calcext:value-type="time">
            <text:p>17:24: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8T17:24:44.000001" calcext:value-type="date">
            <text:p>28/06/20</text:p>
          </table:table-cell>
          <table:table-cell office:value-type="time" office:time-value="PT1056257H24M43.999999892S" calcext:value-type="time">
            <text:p>17:24: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8T18:24:43" calcext:value-type="date">
            <text:p>28/06/20</text:p>
          </table:table-cell>
          <table:table-cell office:value-type="time" office:time-value="PT1056258H24M43.000000287S" calcext:value-type="time">
            <text:p>18:24: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8T18:24:43" calcext:value-type="date">
            <text:p>28/06/20</text:p>
          </table:table-cell>
          <table:table-cell office:value-type="time" office:time-value="PT1056258H24M43.000000287S" calcext:value-type="time">
            <text:p>18:24: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8T18:24:43" calcext:value-type="date">
            <text:p>28/06/20</text:p>
          </table:table-cell>
          <table:table-cell office:value-type="time" office:time-value="PT1056258H24M43.000000287S" calcext:value-type="time">
            <text:p>18:24: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8T18:24:43" calcext:value-type="date">
            <text:p>28/06/20</text:p>
          </table:table-cell>
          <table:table-cell office:value-type="time" office:time-value="PT1056258H24M43.000000287S" calcext:value-type="time">
            <text:p>18:24: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8T19:24:42" calcext:value-type="date">
            <text:p>28/06/20</text:p>
          </table:table-cell>
          <table:table-cell office:value-type="time" office:time-value="PT1056259H24M41.999999844S" calcext:value-type="time">
            <text:p>19:24: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8T19:24:42" calcext:value-type="date">
            <text:p>28/06/20</text:p>
          </table:table-cell>
          <table:table-cell office:value-type="time" office:time-value="PT1056259H24M41.999999844S" calcext:value-type="time">
            <text:p>19:24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8T19:24:42" calcext:value-type="date">
            <text:p>28/06/20</text:p>
          </table:table-cell>
          <table:table-cell office:value-type="time" office:time-value="PT1056259H24M41.999999844S" calcext:value-type="time">
            <text:p>19:24: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28T19:24:42" calcext:value-type="date">
            <text:p>28/06/20</text:p>
          </table:table-cell>
          <table:table-cell office:value-type="time" office:time-value="PT1056259H24M41.999999844S" calcext:value-type="time">
            <text:p>19:24: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28T20:24:41.000001" calcext:value-type="date">
            <text:p>28/06/20</text:p>
          </table:table-cell>
          <table:table-cell office:value-type="time" office:time-value="PT1056260H24M41.000000238S" calcext:value-type="time">
            <text:p>20:24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office:value-type="date" office:date-value="2020-06-28T20:24:41.000001" calcext:value-type="date">
            <text:p>28/06/20</text:p>
          </table:table-cell>
          <table:table-cell office:value-type="time" office:time-value="PT1056260H24M41.000000238S" calcext:value-type="time">
            <text:p>20:24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28T20:24:41.000001" calcext:value-type="date">
            <text:p>28/06/20</text:p>
          </table:table-cell>
          <table:table-cell office:value-type="time" office:time-value="PT1056260H24M41.000000238S" calcext:value-type="time">
            <text:p>20:24: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8T20:24:41.000001" calcext:value-type="date">
            <text:p>28/06/20</text:p>
          </table:table-cell>
          <table:table-cell office:value-type="time" office:time-value="PT1056260H24M41.000000238S" calcext:value-type="time">
            <text:p>20:24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8T21:24:40" calcext:value-type="date">
            <text:p>28/06/20</text:p>
          </table:table-cell>
          <table:table-cell office:value-type="time" office:time-value="PT1056261H24M40.000000633S" calcext:value-type="time">
            <text:p>21:24: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8T21:24:40" calcext:value-type="date">
            <text:p>28/06/20</text:p>
          </table:table-cell>
          <table:table-cell office:value-type="time" office:time-value="PT1056261H24M40.000000633S" calcext:value-type="time">
            <text:p>21:24: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8T21:24:40" calcext:value-type="date">
            <text:p>28/06/20</text:p>
          </table:table-cell>
          <table:table-cell office:value-type="time" office:time-value="PT1056261H24M40.000000633S" calcext:value-type="time">
            <text:p>21:24: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8T21:24:40" calcext:value-type="date">
            <text:p>28/06/20</text:p>
          </table:table-cell>
          <table:table-cell office:value-type="time" office:time-value="PT1056261H24M40.000000633S" calcext:value-type="time">
            <text:p>21:24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9.0</text:p>
          </table:table-cell>
          <table:table-cell office:value-type="date" office:date-value="2020-06-28T22:24:39" calcext:value-type="date">
            <text:p>28/06/20</text:p>
          </table:table-cell>
          <table:table-cell office:value-type="time" office:time-value="PT1056262H24M38.999999352S" calcext:value-type="time">
            <text:p>22:24: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5.0</text:p>
          </table:table-cell>
          <table:table-cell office:value-type="date" office:date-value="2020-06-28T22:24:39" calcext:value-type="date">
            <text:p>28/06/20</text:p>
          </table:table-cell>
          <table:table-cell office:value-type="time" office:time-value="PT1056262H24M38.999999352S" calcext:value-type="time">
            <text:p>22:24: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9.0</text:p>
          </table:table-cell>
          <table:table-cell office:value-type="date" office:date-value="2020-06-28T22:24:39" calcext:value-type="date">
            <text:p>28/06/20</text:p>
          </table:table-cell>
          <table:table-cell office:value-type="time" office:time-value="PT1056262H24M38.999999352S" calcext:value-type="time">
            <text:p>22:24: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3.0</text:p>
          </table:table-cell>
          <table:table-cell office:value-type="date" office:date-value="2020-06-28T22:24:39" calcext:value-type="date">
            <text:p>28/06/20</text:p>
          </table:table-cell>
          <table:table-cell office:value-type="time" office:time-value="PT1056262H24M38.999999352S" calcext:value-type="time">
            <text:p>22:24: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8T23:24:38.000001" calcext:value-type="date">
            <text:p>28/06/20</text:p>
          </table:table-cell>
          <table:table-cell office:value-type="time" office:time-value="PT1056263H24M37.999999747S" calcext:value-type="time">
            <text:p>23:24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office:value-type="date" office:date-value="2020-06-28T23:24:38.000001" calcext:value-type="date">
            <text:p>28/06/20</text:p>
          </table:table-cell>
          <table:table-cell office:value-type="time" office:time-value="PT1056263H24M37.999999747S" calcext:value-type="time">
            <text:p>23:24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8T23:24:38.000001" calcext:value-type="date">
            <text:p>28/06/20</text:p>
          </table:table-cell>
          <table:table-cell office:value-type="time" office:time-value="PT1056263H24M37.999999747S" calcext:value-type="time">
            <text:p>23:24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8T23:24:38.000001" calcext:value-type="date">
            <text:p>28/06/20</text:p>
          </table:table-cell>
          <table:table-cell office:value-type="time" office:time-value="PT1056263H24M37.999999747S" calcext:value-type="time">
            <text:p>23:24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00:24:37" calcext:value-type="date">
            <text:p>29/06/20</text:p>
          </table:table-cell>
          <table:table-cell office:value-type="time" office:time-value="PT1056264H24M37.000000142S" calcext:value-type="time">
            <text:p>00:24: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00:24:37" calcext:value-type="date">
            <text:p>29/06/20</text:p>
          </table:table-cell>
          <table:table-cell office:value-type="time" office:time-value="PT1056264H24M37.000000142S" calcext:value-type="time">
            <text:p>00:24: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00:24:37" calcext:value-type="date">
            <text:p>29/06/20</text:p>
          </table:table-cell>
          <table:table-cell office:value-type="time" office:time-value="PT1056264H24M37.000000142S" calcext:value-type="time">
            <text:p>00:24: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9T00:24:37" calcext:value-type="date">
            <text:p>29/06/20</text:p>
          </table:table-cell>
          <table:table-cell office:value-type="time" office:time-value="PT1056264H24M37.000000142S" calcext:value-type="time">
            <text:p>00:24: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01:24:36" calcext:value-type="date">
            <text:p>29/06/20</text:p>
          </table:table-cell>
          <table:table-cell office:value-type="time" office:time-value="PT1056265H24M35.999999698S" calcext:value-type="time">
            <text:p>01:24: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01:24:36" calcext:value-type="date">
            <text:p>29/06/20</text:p>
          </table:table-cell>
          <table:table-cell office:value-type="time" office:time-value="PT1056265H24M35.999999698S" calcext:value-type="time">
            <text:p>01:24: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01:24:36" calcext:value-type="date">
            <text:p>29/06/20</text:p>
          </table:table-cell>
          <table:table-cell office:value-type="time" office:time-value="PT1056265H24M35.999999698S" calcext:value-type="time">
            <text:p>01:24: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9T01:24:36" calcext:value-type="date">
            <text:p>29/06/20</text:p>
          </table:table-cell>
          <table:table-cell office:value-type="time" office:time-value="PT1056265H24M35.999999698S" calcext:value-type="time">
            <text:p>01:24: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02:24:35.000001" calcext:value-type="date">
            <text:p>29/06/20</text:p>
          </table:table-cell>
          <table:table-cell office:value-type="time" office:time-value="PT1056266H24M35.000000931S" calcext:value-type="time">
            <text:p>02:24: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02:24:35.000001" calcext:value-type="date">
            <text:p>29/06/20</text:p>
          </table:table-cell>
          <table:table-cell office:value-type="time" office:time-value="PT1056266H24M35.000000931S" calcext:value-type="time">
            <text:p>02:24: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02:24:35.000001" calcext:value-type="date">
            <text:p>29/06/20</text:p>
          </table:table-cell>
          <table:table-cell office:value-type="time" office:time-value="PT1056266H24M35.000000931S" calcext:value-type="time">
            <text:p>02:24: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9T02:24:35.000001" calcext:value-type="date">
            <text:p>29/06/20</text:p>
          </table:table-cell>
          <table:table-cell office:value-type="time" office:time-value="PT1056266H24M35.000000931S" calcext:value-type="time">
            <text:p>02:24: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03:24:34" calcext:value-type="date">
            <text:p>29/06/20</text:p>
          </table:table-cell>
          <table:table-cell office:value-type="time" office:time-value="PT1056267H24M33.99999965S" calcext:value-type="time">
            <text:p>03:24: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03:24:34" calcext:value-type="date">
            <text:p>29/06/20</text:p>
          </table:table-cell>
          <table:table-cell office:value-type="time" office:time-value="PT1056267H24M33.99999965S" calcext:value-type="time">
            <text:p>03:24: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03:24:34" calcext:value-type="date">
            <text:p>29/06/20</text:p>
          </table:table-cell>
          <table:table-cell office:value-type="time" office:time-value="PT1056267H24M33.99999965S" calcext:value-type="time">
            <text:p>03:24: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9T03:24:34" calcext:value-type="date">
            <text:p>29/06/20</text:p>
          </table:table-cell>
          <table:table-cell office:value-type="time" office:time-value="PT1056267H24M33.99999965S" calcext:value-type="time">
            <text:p>03:24: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04:24:33" calcext:value-type="date">
            <text:p>29/06/20</text:p>
          </table:table-cell>
          <table:table-cell office:value-type="time" office:time-value="PT1056268H24M33.000000045S" calcext:value-type="time">
            <text:p>04:24: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04:24:33" calcext:value-type="date">
            <text:p>29/06/20</text:p>
          </table:table-cell>
          <table:table-cell office:value-type="time" office:time-value="PT1056268H24M33.000000045S" calcext:value-type="time">
            <text:p>04:24: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04:24:33" calcext:value-type="date">
            <text:p>29/06/20</text:p>
          </table:table-cell>
          <table:table-cell office:value-type="time" office:time-value="PT1056268H24M33.000000045S" calcext:value-type="time">
            <text:p>04:24: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9T04:24:33" calcext:value-type="date">
            <text:p>29/06/20</text:p>
          </table:table-cell>
          <table:table-cell office:value-type="time" office:time-value="PT1056268H24M33.000000045S" calcext:value-type="time">
            <text:p>04:24: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9.0</text:p>
          </table:table-cell>
          <table:table-cell office:value-type="date" office:date-value="2020-06-29T05:24:32" calcext:value-type="date">
            <text:p>29/06/20</text:p>
          </table:table-cell>
          <table:table-cell office:value-type="time" office:time-value="PT1056269H24M32.000001278S" calcext:value-type="time">
            <text:p>05:24: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office:value-type="date" office:date-value="2020-06-29T05:24:32" calcext:value-type="date">
            <text:p>29/06/20</text:p>
          </table:table-cell>
          <table:table-cell office:value-type="time" office:time-value="PT1056269H24M32.000001278S" calcext:value-type="time">
            <text:p>05:24: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date" office:date-value="2020-06-29T05:24:32" calcext:value-type="date">
            <text:p>29/06/20</text:p>
          </table:table-cell>
          <table:table-cell office:value-type="time" office:time-value="PT1056269H24M32.000001278S" calcext:value-type="time">
            <text:p>05:24: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3.0</text:p>
          </table:table-cell>
          <table:table-cell office:value-type="date" office:date-value="2020-06-29T05:24:32" calcext:value-type="date">
            <text:p>29/06/20</text:p>
          </table:table-cell>
          <table:table-cell office:value-type="time" office:time-value="PT1056269H24M32.000001278S" calcext:value-type="time">
            <text:p>05:24: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9T06:24:31" calcext:value-type="date">
            <text:p>29/06/20</text:p>
          </table:table-cell>
          <table:table-cell office:value-type="time" office:time-value="PT1056270H24M31.000000834S" calcext:value-type="time">
            <text:p>06:24: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9T06:24:31" calcext:value-type="date">
            <text:p>29/06/20</text:p>
          </table:table-cell>
          <table:table-cell office:value-type="time" office:time-value="PT1056270H24M31.000000834S" calcext:value-type="time">
            <text:p>06:24: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06:24:31" calcext:value-type="date">
            <text:p>29/06/20</text:p>
          </table:table-cell>
          <table:table-cell office:value-type="time" office:time-value="PT1056270H24M31.000000834S" calcext:value-type="time">
            <text:p>06:24: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29T06:24:31" calcext:value-type="date">
            <text:p>29/06/20</text:p>
          </table:table-cell>
          <table:table-cell office:value-type="time" office:time-value="PT1056270H24M31.000000834S" calcext:value-type="time">
            <text:p>06:24: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07:24:30" calcext:value-type="date">
            <text:p>29/06/20</text:p>
          </table:table-cell>
          <table:table-cell office:value-type="time" office:time-value="PT1056271H24M29.999999553S" calcext:value-type="time">
            <text:p>07:24: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07:24:30" calcext:value-type="date">
            <text:p>29/06/20</text:p>
          </table:table-cell>
          <table:table-cell office:value-type="time" office:time-value="PT1056271H24M29.999999553S" calcext:value-type="time">
            <text:p>07:24: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07:24:30" calcext:value-type="date">
            <text:p>29/06/20</text:p>
          </table:table-cell>
          <table:table-cell office:value-type="time" office:time-value="PT1056271H24M29.999999553S" calcext:value-type="time">
            <text:p>07:24: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9T07:24:30" calcext:value-type="date">
            <text:p>29/06/20</text:p>
          </table:table-cell>
          <table:table-cell office:value-type="time" office:time-value="PT1056271H24M29.999999553S" calcext:value-type="time">
            <text:p>07:24: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08:24:29" calcext:value-type="date">
            <text:p>29/06/20</text:p>
          </table:table-cell>
          <table:table-cell office:value-type="time" office:time-value="PT1056272H24M29.000000786S" calcext:value-type="time">
            <text:p>08:24: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08:24:29" calcext:value-type="date">
            <text:p>29/06/20</text:p>
          </table:table-cell>
          <table:table-cell office:value-type="time" office:time-value="PT1056272H24M29.000000786S" calcext:value-type="time">
            <text:p>08:24: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9T08:24:29" calcext:value-type="date">
            <text:p>29/06/20</text:p>
          </table:table-cell>
          <table:table-cell office:value-type="time" office:time-value="PT1056272H24M29.000000786S" calcext:value-type="time">
            <text:p>08:24: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9T08:24:29" calcext:value-type="date">
            <text:p>29/06/20</text:p>
          </table:table-cell>
          <table:table-cell office:value-type="time" office:time-value="PT1056272H24M29.000000786S" calcext:value-type="time">
            <text:p>08:24: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9T09:24:28.000001" calcext:value-type="date">
            <text:p>29/06/20</text:p>
          </table:table-cell>
          <table:table-cell office:value-type="time" office:time-value="PT1056273H24M28.000001181S" calcext:value-type="time">
            <text:p>09:24: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9T09:24:28.000001" calcext:value-type="date">
            <text:p>29/06/20</text:p>
          </table:table-cell>
          <table:table-cell office:value-type="time" office:time-value="PT1056273H24M28.000001181S" calcext:value-type="time">
            <text:p>09:24: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9T09:24:28.000001" calcext:value-type="date">
            <text:p>29/06/20</text:p>
          </table:table-cell>
          <table:table-cell office:value-type="time" office:time-value="PT1056273H24M28.000001181S" calcext:value-type="time">
            <text:p>09:24: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9T09:24:28.000001" calcext:value-type="date">
            <text:p>29/06/20</text:p>
          </table:table-cell>
          <table:table-cell office:value-type="time" office:time-value="PT1056273H24M28.000001181S" calcext:value-type="time">
            <text:p>09:24: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29T10:24:27" calcext:value-type="date">
            <text:p>29/06/20</text:p>
          </table:table-cell>
          <table:table-cell office:value-type="time" office:time-value="PT1056274H24M26.999999061S" calcext:value-type="time">
            <text:p>10:24: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29T10:24:27" calcext:value-type="date">
            <text:p>29/06/20</text:p>
          </table:table-cell>
          <table:table-cell office:value-type="time" office:time-value="PT1056274H24M26.999999061S" calcext:value-type="time">
            <text:p>10:24: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9T10:24:27" calcext:value-type="date">
            <text:p>29/06/20</text:p>
          </table:table-cell>
          <table:table-cell office:value-type="time" office:time-value="PT1056274H24M26.999999061S" calcext:value-type="time">
            <text:p>10:24: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9T10:24:27" calcext:value-type="date">
            <text:p>29/06/20</text:p>
          </table:table-cell>
          <table:table-cell office:value-type="time" office:time-value="PT1056274H24M26.999999061S" calcext:value-type="time">
            <text:p>10:24: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9T11:24:26" calcext:value-type="date">
            <text:p>29/06/20</text:p>
          </table:table-cell>
          <table:table-cell office:value-type="time" office:time-value="PT1056275H24M26.000000294S" calcext:value-type="time">
            <text:p>11:24: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9T11:24:26" calcext:value-type="date">
            <text:p>29/06/20</text:p>
          </table:table-cell>
          <table:table-cell office:value-type="time" office:time-value="PT1056275H24M26.000000294S" calcext:value-type="time">
            <text:p>11:24: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9T11:24:26" calcext:value-type="date">
            <text:p>29/06/20</text:p>
          </table:table-cell>
          <table:table-cell office:value-type="time" office:time-value="PT1056275H24M26.000000294S" calcext:value-type="time">
            <text:p>11:24: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9T11:24:26" calcext:value-type="date">
            <text:p>29/06/20</text:p>
          </table:table-cell>
          <table:table-cell office:value-type="time" office:time-value="PT1056275H24M26.000000294S" calcext:value-type="time">
            <text:p>11:24: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9T12:24:25" calcext:value-type="date">
            <text:p>29/06/20</text:p>
          </table:table-cell>
          <table:table-cell office:value-type="time" office:time-value="PT1056276H24M24.999999851S" calcext:value-type="time">
            <text:p>12:24: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9T12:24:25" calcext:value-type="date">
            <text:p>29/06/20</text:p>
          </table:table-cell>
          <table:table-cell office:value-type="time" office:time-value="PT1056276H24M24.999999851S" calcext:value-type="time">
            <text:p>12:24: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office:value-type="date" office:date-value="2020-06-29T12:24:25" calcext:value-type="date">
            <text:p>29/06/20</text:p>
          </table:table-cell>
          <table:table-cell office:value-type="time" office:time-value="PT1056276H24M24.999999851S" calcext:value-type="time">
            <text:p>12:24: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9T12:24:25" calcext:value-type="date">
            <text:p>29/06/20</text:p>
          </table:table-cell>
          <table:table-cell office:value-type="time" office:time-value="PT1056276H24M24.999999851S" calcext:value-type="time">
            <text:p>12:24: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13:24:24" calcext:value-type="date">
            <text:p>29/06/20</text:p>
          </table:table-cell>
          <table:table-cell office:value-type="time" office:time-value="PT1056277H24M24.000000246S" calcext:value-type="time">
            <text:p>13:24: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13:24:24" calcext:value-type="date">
            <text:p>29/06/20</text:p>
          </table:table-cell>
          <table:table-cell office:value-type="time" office:time-value="PT1056277H24M24.000000246S" calcext:value-type="time">
            <text:p>13:24: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9T13:24:24" calcext:value-type="date">
            <text:p>29/06/20</text:p>
          </table:table-cell>
          <table:table-cell office:value-type="time" office:time-value="PT1056277H24M24.000000246S" calcext:value-type="time">
            <text:p>13:24: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9T13:24:24" calcext:value-type="date">
            <text:p>29/06/20</text:p>
          </table:table-cell>
          <table:table-cell office:value-type="time" office:time-value="PT1056277H24M24.000000246S" calcext:value-type="time">
            <text:p>13:24: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9T14:24:23" calcext:value-type="date">
            <text:p>29/06/20</text:p>
          </table:table-cell>
          <table:table-cell office:value-type="time" office:time-value="PT1056278H24M23.000000641S" calcext:value-type="time">
            <text:p>14:24: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9T14:24:23" calcext:value-type="date">
            <text:p>29/06/20</text:p>
          </table:table-cell>
          <table:table-cell office:value-type="time" office:time-value="PT1056278H24M23.000000641S" calcext:value-type="time">
            <text:p>14:24: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9T14:24:23" calcext:value-type="date">
            <text:p>29/06/20</text:p>
          </table:table-cell>
          <table:table-cell office:value-type="time" office:time-value="PT1056278H24M23.000000641S" calcext:value-type="time">
            <text:p>14:24: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office:value-type="date" office:date-value="2020-06-29T14:24:23" calcext:value-type="date">
            <text:p>29/06/20</text:p>
          </table:table-cell>
          <table:table-cell office:value-type="time" office:time-value="PT1056278H24M23.000000641S" calcext:value-type="time">
            <text:p>14:24: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office:value-type="date" office:date-value="2020-06-29T15:24:22" calcext:value-type="date">
            <text:p>29/06/20</text:p>
          </table:table-cell>
          <table:table-cell office:value-type="time" office:time-value="PT1056279H24M21.999999359S" calcext:value-type="time">
            <text:p>15:24: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office:value-type="date" office:date-value="2020-06-29T15:24:22" calcext:value-type="date">
            <text:p>29/06/20</text:p>
          </table:table-cell>
          <table:table-cell office:value-type="time" office:time-value="PT1056279H24M21.999999359S" calcext:value-type="time">
            <text:p>15:24: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office:value-type="date" office:date-value="2020-06-29T15:24:22" calcext:value-type="date">
            <text:p>29/06/20</text:p>
          </table:table-cell>
          <table:table-cell office:value-type="time" office:time-value="PT1056279H24M21.999999359S" calcext:value-type="time">
            <text:p>15:24: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office:value-type="date" office:date-value="2020-06-29T15:24:22" calcext:value-type="date">
            <text:p>29/06/20</text:p>
          </table:table-cell>
          <table:table-cell office:value-type="time" office:time-value="PT1056279H24M21.999999359S" calcext:value-type="time">
            <text:p>15:24: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8.0</text:p>
          </table:table-cell>
          <table:table-cell office:value-type="date" office:date-value="2020-06-29T16:24:21" calcext:value-type="date">
            <text:p>29/06/20</text:p>
          </table:table-cell>
          <table:table-cell office:value-type="time" office:time-value="PT1056280H24M20.999999754S" calcext:value-type="time">
            <text:p>16:24: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29T16:24:21" calcext:value-type="date">
            <text:p>29/06/20</text:p>
          </table:table-cell>
          <table:table-cell office:value-type="time" office:time-value="PT1056280H24M20.999999754S" calcext:value-type="time">
            <text:p>16:24: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office:value-type="date" office:date-value="2020-06-29T16:24:21" calcext:value-type="date">
            <text:p>29/06/20</text:p>
          </table:table-cell>
          <table:table-cell office:value-type="time" office:time-value="PT1056280H24M20.999999754S" calcext:value-type="time">
            <text:p>16:24: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office:value-type="date" office:date-value="2020-06-29T16:24:21" calcext:value-type="date">
            <text:p>29/06/20</text:p>
          </table:table-cell>
          <table:table-cell office:value-type="time" office:time-value="PT1056280H24M20.999999754S" calcext:value-type="time">
            <text:p>16:24: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17:24:20.000001" calcext:value-type="date">
            <text:p>29/06/20</text:p>
          </table:table-cell>
          <table:table-cell office:value-type="time" office:time-value="PT1056281H24M20.000000987S" calcext:value-type="time">
            <text:p>17:24: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17:24:20.000001" calcext:value-type="date">
            <text:p>29/06/20</text:p>
          </table:table-cell>
          <table:table-cell office:value-type="time" office:time-value="PT1056281H24M20.000000987S" calcext:value-type="time">
            <text:p>17:24: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9T17:24:20.000001" calcext:value-type="date">
            <text:p>29/06/20</text:p>
          </table:table-cell>
          <table:table-cell office:value-type="time" office:time-value="PT1056281H24M20.000000987S" calcext:value-type="time">
            <text:p>17:24: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9T17:24:20.000001" calcext:value-type="date">
            <text:p>29/06/20</text:p>
          </table:table-cell>
          <table:table-cell office:value-type="time" office:time-value="PT1056281H24M20.000000987S" calcext:value-type="time">
            <text:p>17:24: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18:24:19" calcext:value-type="date">
            <text:p>29/06/20</text:p>
          </table:table-cell>
          <table:table-cell office:value-type="time" office:time-value="PT1056282H24M18.999999706S" calcext:value-type="time">
            <text:p>18:24: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18:24:19" calcext:value-type="date">
            <text:p>29/06/20</text:p>
          </table:table-cell>
          <table:table-cell office:value-type="time" office:time-value="PT1056282H24M18.999999706S" calcext:value-type="time">
            <text:p>18:24: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9T18:24:19" calcext:value-type="date">
            <text:p>29/06/20</text:p>
          </table:table-cell>
          <table:table-cell office:value-type="time" office:time-value="PT1056282H24M18.999999706S" calcext:value-type="time">
            <text:p>18:24: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9T18:24:19" calcext:value-type="date">
            <text:p>29/06/20</text:p>
          </table:table-cell>
          <table:table-cell office:value-type="time" office:time-value="PT1056282H24M18.999999706S" calcext:value-type="time">
            <text:p>18:24: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19:24:18" calcext:value-type="date">
            <text:p>29/06/20</text:p>
          </table:table-cell>
          <table:table-cell office:value-type="time" office:time-value="PT1056283H24M18.000000101S" calcext:value-type="time">
            <text:p>19:24: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19:24:18" calcext:value-type="date">
            <text:p>29/06/20</text:p>
          </table:table-cell>
          <table:table-cell office:value-type="time" office:time-value="PT1056283H24M18.000000101S" calcext:value-type="time">
            <text:p>19:24: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29T19:24:18" calcext:value-type="date">
            <text:p>29/06/20</text:p>
          </table:table-cell>
          <table:table-cell office:value-type="time" office:time-value="PT1056283H24M18.000000101S" calcext:value-type="time">
            <text:p>19:24: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29T19:24:18" calcext:value-type="date">
            <text:p>29/06/20</text:p>
          </table:table-cell>
          <table:table-cell office:value-type="time" office:time-value="PT1056283H24M18.000000101S" calcext:value-type="time">
            <text:p>19:24: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8.0</text:p>
          </table:table-cell>
          <table:table-cell office:value-type="date" office:date-value="2020-06-29T20:24:17.000001" calcext:value-type="date">
            <text:p>29/06/20</text:p>
          </table:table-cell>
          <table:table-cell office:value-type="time" office:time-value="PT1056284H24M16.999999657S" calcext:value-type="time">
            <text:p>20:24: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4.0</text:p>
          </table:table-cell>
          <table:table-cell office:value-type="date" office:date-value="2020-06-29T20:24:17.000001" calcext:value-type="date">
            <text:p>29/06/20</text:p>
          </table:table-cell>
          <table:table-cell office:value-type="time" office:time-value="PT1056284H24M16.999999657S" calcext:value-type="time">
            <text:p>20:24: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office:value-type="date" office:date-value="2020-06-29T20:24:17.000001" calcext:value-type="date">
            <text:p>29/06/20</text:p>
          </table:table-cell>
          <table:table-cell office:value-type="time" office:time-value="PT1056284H24M16.999999657S" calcext:value-type="time">
            <text:p>20:24: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3.0</text:p>
          </table:table-cell>
          <table:table-cell office:value-type="date" office:date-value="2020-06-29T20:24:17.000001" calcext:value-type="date">
            <text:p>29/06/20</text:p>
          </table:table-cell>
          <table:table-cell office:value-type="time" office:time-value="PT1056284H24M16.999999657S" calcext:value-type="time">
            <text:p>20:24: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9T21:24:16" calcext:value-type="date">
            <text:p>29/06/20</text:p>
          </table:table-cell>
          <table:table-cell office:value-type="time" office:time-value="PT1056285H24M16.000000052S" calcext:value-type="time">
            <text:p>21:24: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21:24:16" calcext:value-type="date">
            <text:p>29/06/20</text:p>
          </table:table-cell>
          <table:table-cell office:value-type="time" office:time-value="PT1056285H24M16.000000052S" calcext:value-type="time">
            <text:p>21:24: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21:24:16" calcext:value-type="date">
            <text:p>29/06/20</text:p>
          </table:table-cell>
          <table:table-cell office:value-type="time" office:time-value="PT1056285H24M16.000000052S" calcext:value-type="time">
            <text:p>21:24: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9T21:24:16" calcext:value-type="date">
            <text:p>29/06/20</text:p>
          </table:table-cell>
          <table:table-cell office:value-type="time" office:time-value="PT1056285H24M16.000000052S" calcext:value-type="time">
            <text:p>21:24: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29T22:24:15" calcext:value-type="date">
            <text:p>29/06/20</text:p>
          </table:table-cell>
          <table:table-cell office:value-type="time" office:time-value="PT1056286H24M15.000000447S" calcext:value-type="time">
            <text:p>22:24: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29T22:24:15" calcext:value-type="date">
            <text:p>29/06/20</text:p>
          </table:table-cell>
          <table:table-cell office:value-type="time" office:time-value="PT1056286H24M15.000000447S" calcext:value-type="time">
            <text:p>22:24: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22:24:15" calcext:value-type="date">
            <text:p>29/06/20</text:p>
          </table:table-cell>
          <table:table-cell office:value-type="time" office:time-value="PT1056286H24M15.000000447S" calcext:value-type="time">
            <text:p>22:24: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9T22:24:15" calcext:value-type="date">
            <text:p>29/06/20</text:p>
          </table:table-cell>
          <table:table-cell office:value-type="time" office:time-value="PT1056286H24M15.000000447S" calcext:value-type="time">
            <text:p>22:24: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29T23:24:14.000001" calcext:value-type="date">
            <text:p>29/06/20</text:p>
          </table:table-cell>
          <table:table-cell office:value-type="time" office:time-value="PT1056287H24M14.000000842S" calcext:value-type="time">
            <text:p>23:24: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29T23:24:14.000001" calcext:value-type="date">
            <text:p>29/06/20</text:p>
          </table:table-cell>
          <table:table-cell office:value-type="time" office:time-value="PT1056287H24M14.000000842S" calcext:value-type="time">
            <text:p>23:24: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29T23:24:14.000001" calcext:value-type="date">
            <text:p>29/06/20</text:p>
          </table:table-cell>
          <table:table-cell office:value-type="time" office:time-value="PT1056287H24M14.000000842S" calcext:value-type="time">
            <text:p>23:24: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29T23:24:14.000001" calcext:value-type="date">
            <text:p>29/06/20</text:p>
          </table:table-cell>
          <table:table-cell office:value-type="time" office:time-value="PT1056287H24M14.000000842S" calcext:value-type="time">
            <text:p>23:24: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30T00:24:13" calcext:value-type="date">
            <text:p>30/06/20</text:p>
          </table:table-cell>
          <table:table-cell office:value-type="time" office:time-value="PT1056288H24M13.000000399S" calcext:value-type="time">
            <text:p>00:24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30T00:24:13" calcext:value-type="date">
            <text:p>30/06/20</text:p>
          </table:table-cell>
          <table:table-cell office:value-type="time" office:time-value="PT1056288H24M13.000000399S" calcext:value-type="time">
            <text:p>00:24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30T00:24:13" calcext:value-type="date">
            <text:p>30/06/20</text:p>
          </table:table-cell>
          <table:table-cell office:value-type="time" office:time-value="PT1056288H24M13.000000399S" calcext:value-type="time">
            <text:p>00:24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30T00:24:13" calcext:value-type="date">
            <text:p>30/06/20</text:p>
          </table:table-cell>
          <table:table-cell office:value-type="time" office:time-value="PT1056288H24M13.000000399S" calcext:value-type="time">
            <text:p>00:24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30T01:24:12" calcext:value-type="date">
            <text:p>30/06/20</text:p>
          </table:table-cell>
          <table:table-cell office:value-type="time" office:time-value="PT1056289H24M11.999999955S" calcext:value-type="time">
            <text:p>01:24: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30T01:24:12" calcext:value-type="date">
            <text:p>30/06/20</text:p>
          </table:table-cell>
          <table:table-cell office:value-type="time" office:time-value="PT1056289H24M11.999999955S" calcext:value-type="time">
            <text:p>01:24: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30T01:24:12" calcext:value-type="date">
            <text:p>30/06/20</text:p>
          </table:table-cell>
          <table:table-cell office:value-type="time" office:time-value="PT1056289H24M11.999999955S" calcext:value-type="time">
            <text:p>01:24: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30T01:24:12" calcext:value-type="date">
            <text:p>30/06/20</text:p>
          </table:table-cell>
          <table:table-cell office:value-type="time" office:time-value="PT1056289H24M11.999999955S" calcext:value-type="time">
            <text:p>01:24: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30T02:24:11.000001" calcext:value-type="date">
            <text:p>30/06/20</text:p>
          </table:table-cell>
          <table:table-cell office:value-type="time" office:time-value="PT1056290H24M11.000001188S" calcext:value-type="time">
            <text:p>02:24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30T02:24:11.000001" calcext:value-type="date">
            <text:p>30/06/20</text:p>
          </table:table-cell>
          <table:table-cell office:value-type="time" office:time-value="PT1056290H24M11.000001188S" calcext:value-type="time">
            <text:p>02:24: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30T02:24:11.000001" calcext:value-type="date">
            <text:p>30/06/20</text:p>
          </table:table-cell>
          <table:table-cell office:value-type="time" office:time-value="PT1056290H24M11.000001188S" calcext:value-type="time">
            <text:p>02:24: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30T02:24:11.000001" calcext:value-type="date">
            <text:p>30/06/20</text:p>
          </table:table-cell>
          <table:table-cell office:value-type="time" office:time-value="PT1056290H24M11.000001188S" calcext:value-type="time">
            <text:p>02:24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8.0</text:p>
          </table:table-cell>
          <table:table-cell office:value-type="date" office:date-value="2020-06-30T03:24:10" calcext:value-type="date">
            <text:p>30/06/20</text:p>
          </table:table-cell>
          <table:table-cell office:value-type="time" office:time-value="PT1056291H24M09.999999907S" calcext:value-type="time">
            <text:p>03:24: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5.0</text:p>
          </table:table-cell>
          <table:table-cell office:value-type="date" office:date-value="2020-06-30T03:24:10" calcext:value-type="date">
            <text:p>30/06/20</text:p>
          </table:table-cell>
          <table:table-cell office:value-type="time" office:time-value="PT1056291H24M09.999999907S" calcext:value-type="time">
            <text:p>03:24: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49.0</text:p>
          </table:table-cell>
          <table:table-cell office:value-type="date" office:date-value="2020-06-30T03:24:10" calcext:value-type="date">
            <text:p>30/06/20</text:p>
          </table:table-cell>
          <table:table-cell office:value-type="time" office:time-value="PT1056291H24M09.999999907S" calcext:value-type="time">
            <text:p>03:24: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3.0</text:p>
          </table:table-cell>
          <table:table-cell office:value-type="date" office:date-value="2020-06-30T03:24:10" calcext:value-type="date">
            <text:p>30/06/20</text:p>
          </table:table-cell>
          <table:table-cell office:value-type="time" office:time-value="PT1056291H24M09.999999907S" calcext:value-type="time">
            <text:p>03:24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30T04:24:09" calcext:value-type="date">
            <text:p>30/06/20</text:p>
          </table:table-cell>
          <table:table-cell office:value-type="time" office:time-value="PT1056292H24M09.000000302S" calcext:value-type="time">
            <text:p>04:24: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30T04:24:09" calcext:value-type="date">
            <text:p>30/06/20</text:p>
          </table:table-cell>
          <table:table-cell office:value-type="time" office:time-value="PT1056292H24M09.000000302S" calcext:value-type="time">
            <text:p>04:24: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30T04:24:09" calcext:value-type="date">
            <text:p>30/06/20</text:p>
          </table:table-cell>
          <table:table-cell office:value-type="time" office:time-value="PT1056292H24M09.000000302S" calcext:value-type="time">
            <text:p>04:24: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30T04:24:09" calcext:value-type="date">
            <text:p>30/06/20</text:p>
          </table:table-cell>
          <table:table-cell office:value-type="time" office:time-value="PT1056292H24M09.000000302S" calcext:value-type="time">
            <text:p>04:24: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office:value-type="date" office:date-value="2020-06-30T05:24:08" calcext:value-type="date">
            <text:p>30/06/20</text:p>
          </table:table-cell>
          <table:table-cell office:value-type="time" office:time-value="PT1056293H24M07.999999858S" calcext:value-type="time">
            <text:p>05:24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office:value-type="date" office:date-value="2020-06-30T05:24:08" calcext:value-type="date">
            <text:p>30/06/20</text:p>
          </table:table-cell>
          <table:table-cell office:value-type="time" office:time-value="PT1056293H24M07.999999858S" calcext:value-type="time">
            <text:p>05:24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30T05:24:08" calcext:value-type="date">
            <text:p>30/06/20</text:p>
          </table:table-cell>
          <table:table-cell office:value-type="time" office:time-value="PT1056293H24M07.999999858S" calcext:value-type="time">
            <text:p>05:24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30T05:24:08" calcext:value-type="date">
            <text:p>30/06/20</text:p>
          </table:table-cell>
          <table:table-cell office:value-type="time" office:time-value="PT1056293H24M07.999999858S" calcext:value-type="time">
            <text:p>05:24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30T06:24:07" calcext:value-type="date">
            <text:p>30/06/20</text:p>
          </table:table-cell>
          <table:table-cell office:value-type="time" office:time-value="PT1056294H24M07.000000253S" calcext:value-type="time">
            <text:p>06:24: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30T06:24:07" calcext:value-type="date">
            <text:p>30/06/20</text:p>
          </table:table-cell>
          <table:table-cell office:value-type="time" office:time-value="PT1056294H24M07.000000253S" calcext:value-type="time">
            <text:p>06:24: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office:value-type="date" office:date-value="2020-06-30T06:24:07" calcext:value-type="date">
            <text:p>30/06/20</text:p>
          </table:table-cell>
          <table:table-cell office:value-type="time" office:time-value="PT1056294H24M07.000000253S" calcext:value-type="time">
            <text:p>06:24: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office:value-type="date" office:date-value="2020-06-30T06:24:07" calcext:value-type="date">
            <text:p>30/06/20</text:p>
          </table:table-cell>
          <table:table-cell office:value-type="time" office:time-value="PT1056294H24M07.000000253S" calcext:value-type="time">
            <text:p>06:24: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30T07:24:06" calcext:value-type="date">
            <text:p>30/06/20</text:p>
          </table:table-cell>
          <table:table-cell office:value-type="time" office:time-value="PT1056295H24M06.000000648S" calcext:value-type="time">
            <text:p>07:24: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30T07:24:06" calcext:value-type="date">
            <text:p>30/06/20</text:p>
          </table:table-cell>
          <table:table-cell office:value-type="time" office:time-value="PT1056295H24M06.000000648S" calcext:value-type="time">
            <text:p>07:24: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30T07:24:06" calcext:value-type="date">
            <text:p>30/06/20</text:p>
          </table:table-cell>
          <table:table-cell office:value-type="time" office:time-value="PT1056295H24M06.000000648S" calcext:value-type="time">
            <text:p>07:24: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30T07:24:06" calcext:value-type="date">
            <text:p>30/06/20</text:p>
          </table:table-cell>
          <table:table-cell office:value-type="time" office:time-value="PT1056295H24M06.000000648S" calcext:value-type="time">
            <text:p>07:24: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office:value-type="date" office:date-value="2020-06-30T08:24:05" calcext:value-type="date">
            <text:p>30/06/20</text:p>
          </table:table-cell>
          <table:table-cell office:value-type="time" office:time-value="PT1056296H24M05.000000205S" calcext:value-type="time">
            <text:p>08:24: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office:value-type="date" office:date-value="2020-06-30T08:24:05" calcext:value-type="date">
            <text:p>30/06/20</text:p>
          </table:table-cell>
          <table:table-cell office:value-type="time" office:time-value="PT1056296H24M05.000000205S" calcext:value-type="time">
            <text:p>08:24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30T08:24:05" calcext:value-type="date">
            <text:p>30/06/20</text:p>
          </table:table-cell>
          <table:table-cell office:value-type="time" office:time-value="PT1056296H24M05.000000205S" calcext:value-type="time">
            <text:p>08:24: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office:value-type="date" office:date-value="2020-06-30T08:24:05" calcext:value-type="date">
            <text:p>30/06/20</text:p>
          </table:table-cell>
          <table:table-cell office:value-type="time" office:time-value="PT1056296H24M05.000000205S" calcext:value-type="time">
            <text:p>08:24: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office:value-type="date" office:date-value="2020-06-30T09:24:04.000001" calcext:value-type="date">
            <text:p>30/06/20</text:p>
          </table:table-cell>
          <table:table-cell office:value-type="time" office:time-value="PT1056297H24M03.999999762S" calcext:value-type="time">
            <text:p>09:24: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office:value-type="date" office:date-value="2020-06-30T09:24:04.000001" calcext:value-type="date">
            <text:p>30/06/20</text:p>
          </table:table-cell>
          <table:table-cell office:value-type="time" office:time-value="PT1056297H24M03.999999762S" calcext:value-type="time">
            <text:p>09:24: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office:value-type="date" office:date-value="2020-06-30T09:24:04.000001" calcext:value-type="date">
            <text:p>30/06/20</text:p>
          </table:table-cell>
          <table:table-cell office:value-type="time" office:time-value="PT1056297H24M03.999999762S" calcext:value-type="time">
            <text:p>09:24: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office:value-type="date" office:date-value="2020-06-30T09:24:04.000001" calcext:value-type="date">
            <text:p>30/06/20</text:p>
          </table:table-cell>
          <table:table-cell office:value-type="time" office:time-value="PT1056297H24M03.999999762S" calcext:value-type="time">
            <text:p>09:24: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office:value-type="date" office:date-value="2020-06-30T10:24:03" calcext:value-type="date">
            <text:p>30/06/20</text:p>
          </table:table-cell>
          <table:table-cell office:value-type="time" office:time-value="PT1056298H24M03.000000156S" calcext:value-type="time">
            <text:p>10:24: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office:value-type="date" office:date-value="2020-06-30T10:24:03" calcext:value-type="date">
            <text:p>30/06/20</text:p>
          </table:table-cell>
          <table:table-cell office:value-type="time" office:time-value="PT1056298H24M03.000000156S" calcext:value-type="time">
            <text:p>10:24: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0.0</text:p>
          </table:table-cell>
          <table:table-cell office:value-type="date" office:date-value="2020-06-30T10:24:03" calcext:value-type="date">
            <text:p>30/06/20</text:p>
          </table:table-cell>
          <table:table-cell office:value-type="time" office:time-value="PT1056298H24M03.000000156S" calcext:value-type="time">
            <text:p>10:24: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3.0</text:p>
          </table:table-cell>
          <table:table-cell office:value-type="date" office:date-value="2020-06-30T10:24:03" calcext:value-type="date">
            <text:p>30/06/20</text:p>
          </table:table-cell>
          <table:table-cell office:value-type="time" office:time-value="PT1056298H24M03.000000156S" calcext:value-type="time">
            <text:p>10:24: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8.0</text:p>
          </table:table-cell>
          <table:table-cell office:value-type="date" office:date-value="2020-06-30T11:24:02" calcext:value-type="date">
            <text:p>30/06/20</text:p>
          </table:table-cell>
          <table:table-cell office:value-type="time" office:time-value="PT1056299H24M02.000000551S" calcext:value-type="time">
            <text:p>11:24: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office:value-type="date" office:date-value="2020-06-30T11:24:02" calcext:value-type="date">
            <text:p>30/06/20</text:p>
          </table:table-cell>
          <table:table-cell office:value-type="time" office:time-value="PT1056299H24M02.000000551S" calcext:value-type="time">
            <text:p>11:24: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office:value-type="date" office:date-value="2020-06-30T11:24:02" calcext:value-type="date">
            <text:p>30/06/20</text:p>
          </table:table-cell>
          <table:table-cell office:value-type="time" office:time-value="PT1056299H24M02.000000551S" calcext:value-type="time">
            <text:p>11:24: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30T11:24:02" calcext:value-type="date">
            <text:p>30/06/20</text:p>
          </table:table-cell>
          <table:table-cell office:value-type="time" office:time-value="PT1056299H24M02.000000551S" calcext:value-type="time">
            <text:p>11:24: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30T12:24:01.000001" calcext:value-type="date">
            <text:p>30/06/20</text:p>
          </table:table-cell>
          <table:table-cell office:value-type="time" office:time-value="PT1056300H24M01.000000946S" calcext:value-type="time">
            <text:p>12:24: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30T12:24:01.000001" calcext:value-type="date">
            <text:p>30/06/20</text:p>
          </table:table-cell>
          <table:table-cell office:value-type="time" office:time-value="PT1056300H24M01.000000946S" calcext:value-type="time">
            <text:p>12:24: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30T12:24:01.000001" calcext:value-type="date">
            <text:p>30/06/20</text:p>
          </table:table-cell>
          <table:table-cell office:value-type="time" office:time-value="PT1056300H24M01.000000946S" calcext:value-type="time">
            <text:p>12:24: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30T12:24:01.000001" calcext:value-type="date">
            <text:p>30/06/20</text:p>
          </table:table-cell>
          <table:table-cell office:value-type="time" office:time-value="PT1056300H24M01.000000946S" calcext:value-type="time">
            <text:p>12:24: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30T13:24:00" calcext:value-type="date">
            <text:p>30/06/20</text:p>
          </table:table-cell>
          <table:table-cell office:value-type="time" office:time-value="PT1056301H23M59.999999665S" calcext:value-type="time">
            <text:p>13:24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30T13:24:00" calcext:value-type="date">
            <text:p>30/06/20</text:p>
          </table:table-cell>
          <table:table-cell office:value-type="time" office:time-value="PT1056301H23M59.999999665S" calcext:value-type="time">
            <text:p>13:2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30T13:24:00" calcext:value-type="date">
            <text:p>30/06/20</text:p>
          </table:table-cell>
          <table:table-cell office:value-type="time" office:time-value="PT1056301H23M59.999999665S" calcext:value-type="time">
            <text:p>13:24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30T13:24:00" calcext:value-type="date">
            <text:p>30/06/20</text:p>
          </table:table-cell>
          <table:table-cell office:value-type="time" office:time-value="PT1056301H23M59.999999665S" calcext:value-type="time">
            <text:p>13:24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30T14:23:59" calcext:value-type="date">
            <text:p>30/06/20</text:p>
          </table:table-cell>
          <table:table-cell office:value-type="time" office:time-value="PT1056302H23M59.00000006S" calcext:value-type="time">
            <text:p>14:23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30T14:23:59" calcext:value-type="date">
            <text:p>30/06/20</text:p>
          </table:table-cell>
          <table:table-cell office:value-type="time" office:time-value="PT1056302H23M59.00000006S" calcext:value-type="time">
            <text:p>14:23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30T14:23:59" calcext:value-type="date">
            <text:p>30/06/20</text:p>
          </table:table-cell>
          <table:table-cell office:value-type="time" office:time-value="PT1056302H23M59.00000006S" calcext:value-type="time">
            <text:p>14:23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30T14:23:59" calcext:value-type="date">
            <text:p>30/06/20</text:p>
          </table:table-cell>
          <table:table-cell office:value-type="time" office:time-value="PT1056302H23M59.00000006S" calcext:value-type="time">
            <text:p>14:23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30T15:23:58" calcext:value-type="date">
            <text:p>30/06/20</text:p>
          </table:table-cell>
          <table:table-cell office:value-type="time" office:time-value="PT1056303H23M58.000000454S" calcext:value-type="time">
            <text:p>15:23: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30T15:23:58" calcext:value-type="date">
            <text:p>30/06/20</text:p>
          </table:table-cell>
          <table:table-cell office:value-type="time" office:time-value="PT1056303H23M58.000000454S" calcext:value-type="time">
            <text:p>15:23: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office:value-type="date" office:date-value="2020-06-30T15:23:58" calcext:value-type="date">
            <text:p>30/06/20</text:p>
          </table:table-cell>
          <table:table-cell office:value-type="time" office:time-value="PT1056303H23M58.000000454S" calcext:value-type="time">
            <text:p>15:23: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30T15:23:58" calcext:value-type="date">
            <text:p>30/06/20</text:p>
          </table:table-cell>
          <table:table-cell office:value-type="time" office:time-value="PT1056303H23M58.000000454S" calcext:value-type="time">
            <text:p>15:23: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office:value-type="date" office:date-value="2020-06-30T16:23:57" calcext:value-type="date">
            <text:p>30/06/20</text:p>
          </table:table-cell>
          <table:table-cell office:value-type="time" office:time-value="PT1056304H23M57.000000011S" calcext:value-type="time">
            <text:p>16:23: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office:value-type="date" office:date-value="2020-06-30T16:23:57" calcext:value-type="date">
            <text:p>30/06/20</text:p>
          </table:table-cell>
          <table:table-cell office:value-type="time" office:time-value="PT1056304H23M57.000000011S" calcext:value-type="time">
            <text:p>16:23: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office:value-type="date" office:date-value="2020-06-30T16:23:57" calcext:value-type="date">
            <text:p>30/06/20</text:p>
          </table:table-cell>
          <table:table-cell office:value-type="time" office:time-value="PT1056304H23M57.000000011S" calcext:value-type="time">
            <text:p>16:23: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office:value-type="date" office:date-value="2020-06-30T16:23:57" calcext:value-type="date">
            <text:p>30/06/20</text:p>
          </table:table-cell>
          <table:table-cell office:value-type="time" office:time-value="PT1056304H23M57.000000011S" calcext:value-type="time">
            <text:p>16:23: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30T17:23:56" calcext:value-type="date">
            <text:p>30/06/20</text:p>
          </table:table-cell>
          <table:table-cell office:value-type="time" office:time-value="PT1056305H23M56.000000406S" calcext:value-type="time">
            <text:p>17:23: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30T17:23:56" calcext:value-type="date">
            <text:p>30/06/20</text:p>
          </table:table-cell>
          <table:table-cell office:value-type="time" office:time-value="PT1056305H23M56.000000406S" calcext:value-type="time">
            <text:p>17:23: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30T17:23:56" calcext:value-type="date">
            <text:p>30/06/20</text:p>
          </table:table-cell>
          <table:table-cell office:value-type="time" office:time-value="PT1056305H23M56.000000406S" calcext:value-type="time">
            <text:p>17:23: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30T17:23:56" calcext:value-type="date">
            <text:p>30/06/20</text:p>
          </table:table-cell>
          <table:table-cell office:value-type="time" office:time-value="PT1056305H23M56.000000406S" calcext:value-type="time">
            <text:p>17:23: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30T18:24:00" calcext:value-type="date">
            <text:p>30/06/20</text:p>
          </table:table-cell>
          <table:table-cell office:value-type="time" office:time-value="PT1056306H23M59.999999665S" calcext:value-type="time">
            <text:p>18:24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30T18:24:00" calcext:value-type="date">
            <text:p>30/06/20</text:p>
          </table:table-cell>
          <table:table-cell office:value-type="time" office:time-value="PT1056306H23M59.999999665S" calcext:value-type="time">
            <text:p>18:24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30T18:24:00" calcext:value-type="date">
            <text:p>30/06/20</text:p>
          </table:table-cell>
          <table:table-cell office:value-type="time" office:time-value="PT1056306H23M59.999999665S" calcext:value-type="time">
            <text:p>18:24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30T18:24:00" calcext:value-type="date">
            <text:p>30/06/20</text:p>
          </table:table-cell>
          <table:table-cell office:value-type="time" office:time-value="PT1056306H23M59.999999665S" calcext:value-type="time">
            <text:p>18:24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30T19:23:59" calcext:value-type="date">
            <text:p>30/06/20</text:p>
          </table:table-cell>
          <table:table-cell office:value-type="time" office:time-value="PT1056307H23M59.00000006S" calcext:value-type="time">
            <text:p>19:23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30T19:23:59" calcext:value-type="date">
            <text:p>30/06/20</text:p>
          </table:table-cell>
          <table:table-cell office:value-type="time" office:time-value="PT1056307H23M59.00000006S" calcext:value-type="time">
            <text:p>19:23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30T19:23:59" calcext:value-type="date">
            <text:p>30/06/20</text:p>
          </table:table-cell>
          <table:table-cell office:value-type="time" office:time-value="PT1056307H23M59.00000006S" calcext:value-type="time">
            <text:p>19:23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30T19:23:59" calcext:value-type="date">
            <text:p>30/06/20</text:p>
          </table:table-cell>
          <table:table-cell office:value-type="time" office:time-value="PT1056307H23M59.00000006S" calcext:value-type="time">
            <text:p>19:23:59</text:p>
          </table:table-cell>
        </table:table-row>
        <table:table-row table:style-name="ro1" table:number-rows-repeated="104711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00:49:15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20-07-23T00:55:53.538000000</dc:date>
    <meta:editing-duration>PT14M43S</meta:editing-duration>
    <meta:editing-cycles>2</meta:editing-cycles>
    <meta:document-statistic meta:table-count="1" meta:cell-count="7277" meta:object-count="0"/>
  </office:meta>
</office:document-meta>
</file>